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Gill Sans MT Condensed" svg:font-family="'Gill Sans MT Condense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adornments="Standar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1.7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2.65cm" fo:min-width="0.9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65cm" fo:min-width="0.5cm" loext:decorative="false"/>
    </style:style>
    <style:style style:name="gr4" style:family="graphic" style:parent-style-name="objectwithoutfill">
      <style:graphic-properties svg:stroke-width="0.03cm" svg:stroke-color="#808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" style:family="graphic" style:parent-style-name="standard">
      <style:graphic-properties svg:stroke-width="0.01cm" svg:stroke-color="#008000" draw:marker-start-width="0.24cm" draw:marker-end-width="0.24cm" draw:fill-color="#f0ffff" draw:opacity="100%" draw:textarea-horizontal-align="center" draw:textarea-vertical-align="middle" fo:padding-top="0.13cm" fo:padding-bottom="0.13cm" fo:padding-left="0.255cm" fo:padding-right="0.255cm" draw:shadow-opacity="100%" loext:decorative="false"/>
    </style:style>
    <style:style style:name="gr6" style:family="graphic" style:parent-style-name="objectwithoutfill">
      <style:graphic-properties svg:stroke-width="0.03cm" svg:stroke-color="#0000ff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7" style:family="graphic" style:parent-style-name="standard">
      <style:graphic-properties svg:stroke-width="0.03cm" svg:stroke-color="#944794" draw:marker-start-width="0.35cm" draw:marker-end-width="0.35cm" draw:textarea-horizontal-align="center" draw:textarea-vertical-align="middle" fo:padding-top="0.14cm" fo:padding-bottom="0.14cm" fo:padding-left="0.265cm" fo:padding-right="0.265cm" loext:decorative="false"/>
    </style:style>
    <style:style style:name="gr8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svg:stroke-width="0.02cm" svg:stroke-color="#808080" draw:marker-start-width="0.275cm" draw:marker-end-width="0.275cm" draw:fill-color="#ffffff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11" style:family="graphic" style:parent-style-name="standard">
      <style:graphic-properties draw:textarea-vertical-align="middle" loext:decorative="false"/>
    </style:style>
    <style:style style:name="gr12" style:family="graphic" style:parent-style-name="standard">
      <style:graphic-properties svg:stroke-width="0.01cm" draw:marker-start-width="0.235cm" draw:marker-end-width="0.235cm" draw:fill-color="#808080" draw:textarea-vertical-align="middle" fo:padding-top="0.13cm" fo:padding-bottom="0.13cm" fo:padding-left="0.255cm" fo:padding-right="0.255cm" loext:decorative="false"/>
    </style:style>
    <style:style style:name="gr13" style:family="graphic">
      <style:graphic-properties loext:decorative="false"/>
    </style:style>
    <style:style style:name="gr14" style:family="graphic" style:parent-style-name="standard">
      <style:graphic-properties svg:stroke-width="0.07cm" svg:stroke-color="#000000" draw:marker-start-width="0.41cm" draw:marker-end-width="0.41cm" draw:textarea-horizontal-align="center" draw:textarea-vertical-align="middle" fo:padding-top="0.16cm" fo:padding-bottom="0.16cm" fo:padding-left="0.285cm" fo:padding-right="0.285cm" loext:decorative="false"/>
    </style:style>
    <style:style style:name="gr15" style:family="graphic" style:parent-style-name="standard">
      <style:graphic-properties svg:stroke-width="0.03cm" svg:stroke-color="#000000" draw:marker-start-width="0.35cm" draw:marker-end-width="0.3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16" style:family="graphic" style:parent-style-name="standard">
      <style:graphic-properties svg:stroke-width="0.03cm" svg:stroke-color="#808080" draw:marker-start-width="0.295cm" draw:marker-end-width="0.295cm" draw:fill-color="#80808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7" style:family="graphic" style:parent-style-name="objectwithoutfill">
      <style:graphic-properties svg:stroke-width="0.03cm" svg:stroke-color="#808080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18" style:family="graphic" style:parent-style-name="standard">
      <style:graphic-properties svg:stroke-width="0.03cm" svg:stroke-color="#000000" draw:marker-start-width="0.295cm" draw:marker-end-width="0.295cm" draw:fill-color="#000000" draw:textarea-vertical-align="middle" fo:padding-top="0.14cm" fo:padding-bottom="0.14cm" fo:padding-left="0.265cm" fo:padding-right="0.265cm" loext:decorative="false"/>
    </style:style>
    <style:style style:name="gr19" style:family="graphic" style:parent-style-name="standard">
      <style:graphic-properties svg:stroke-width="0.01cm" svg:stroke-color="#000000" draw:marker-start-width="0.22cm" draw:marker-end-width="0.22cm" draw:fill-color="#ffffff" draw:opacity="0%" draw:textarea-horizontal-align="justify" draw:textarea-vertical-align="middle" draw:auto-grow-height="false" fo:padding-top="0.13cm" fo:padding-bottom="0.13cm" fo:padding-left="0.255cm" fo:padding-right="0.255cm" draw:shadow-opacity="0%" loext:decorative="false"/>
    </style:style>
    <style:style style:name="gr20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0.67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objectwithoutfill">
      <style:graphic-properties draw:fill="none" draw:textarea-vertical-align="middle" loext:decorative="false"/>
    </style:style>
    <style:style style:name="gr22" style:family="graphic" style:parent-style-name="standard">
      <style:graphic-properties draw:stroke="none" draw:fill="none" draw:fill-color="#ffffff" draw:textarea-horizontal-align="left" draw:auto-grow-height="true" draw:auto-grow-width="true" draw:fit-to-size="false" style:shrink-to-fit="false" fo:min-height="0.28cm" fo:min-width="0.55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fill-color="#ffffff" draw:textarea-horizontal-align="left" draw:auto-grow-height="true" draw:auto-grow-width="true" draw:fit-to-size="false" style:shrink-to-fit="false" fo:min-height="0.28cm" fo:min-width="0.582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svg:stroke-width="0.03cm" svg:stroke-color="#000000" draw:marker-start-width="0.25cm" draw:marker-end-width="0.25cm" draw:fill-color="#ffffff" draw:opacity="0%" draw:textarea-horizontal-align="justify" draw:textarea-vertical-align="middle" draw:auto-grow-height="false" fo:min-height="0cm" fo:padding-top="0.14cm" fo:padding-bottom="0.14cm" fo:padding-left="0.265cm" fo:padding-right="0.265cm" draw:shadow-opacity="0%" loext:decorative="false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cm" loext:decorative="false"/>
    </style:style>
    <style:style style:name="gr26" style:family="graphic" style:parent-style-name="standard">
      <style:graphic-properties draw:fill-color="#000000" draw:textarea-horizontal-align="justify" draw:textarea-vertical-align="middle" draw:auto-grow-height="false" fo:min-height="0cm" loext:decorative="false"/>
    </style:style>
    <style:style style:name="gr27" style:family="graphic" style:parent-style-name="objectwithoutfill">
      <style:graphic-properties svg:stroke-width="0.03cm" draw:marker-start-width="0.28cm" draw:marker-end-width="0.28cm" draw:fill="none" draw:textarea-vertical-align="middle" fo:padding-top="0.14cm" fo:padding-bottom="0.14cm" fo:padding-left="0.265cm" fo:padding-right="0.265cm" loext:decorative="false"/>
    </style:style>
    <style:style style:name="gr28" style:family="graphic" style:parent-style-name="objectwithoutfill">
      <style:graphic-properties svg:stroke-width="0.03cm" svg:stroke-color="#800000" draw:marker-start-width="0.26cm" draw:marker-end-width="0.26cm" draw:fill="none" draw:textarea-vertical-align="middle" fo:padding-top="0.14cm" fo:padding-bottom="0.14cm" fo:padding-left="0.265cm" fo:padding-right="0.265cm" loext:decorative="false"/>
    </style:style>
    <style:style style:name="gr29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30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1.213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svg:stroke-width="0.01cm" svg:stroke-color="#000000" draw:marker-start-width="0.22cm" draw:marker-end-width="0.22cm" draw:fill-color="#c0c0c0" draw:opacity="100%" draw:textarea-horizontal-align="justify" draw:textarea-vertical-align="middle" draw:auto-grow-height="false" fo:padding-top="0.13cm" fo:padding-bottom="0.13cm" fo:padding-left="0.255cm" fo:padding-right="0.255cm" draw:shadow-opacity="100%" loext:decorative="false"/>
    </style:style>
    <style:style style:name="gr32" style:family="graphic" style:parent-style-name="objectwithoutfill">
      <style:graphic-properties svg:stroke-width="0.01cm" draw:marker-start-width="0.22cm" draw:marker-end-width="0.22cm" draw:fill="solid" draw:fill-color="#000000" draw:textarea-vertical-align="middle" fo:padding-top="0.13cm" fo:padding-bottom="0.13cm" fo:padding-left="0.255cm" fo:padding-right="0.255cm" loext:decorative="false"/>
    </style:style>
    <style:style style:name="gr33" style:family="graphic" style:parent-style-name="standard">
      <style:graphic-properties svg:stroke-color="#000000" draw:fill-color="#333333" draw:textarea-horizontal-align="justify" draw:textarea-vertical-align="middle" draw:auto-grow-height="false" loext:decorative="false"/>
    </style:style>
    <style:style style:name="gr34" style:family="graphic" style:parent-style-name="standard">
      <style:graphic-properties svg:stroke-color="#000000" draw:fill-color="#000000" draw:textarea-horizontal-align="justify" draw:textarea-vertical-align="middle" draw:auto-grow-height="false" loext:decorative="false"/>
    </style:style>
    <style:style style:name="gr35" style:family="graphic" style:parent-style-name="standard">
      <style:graphic-properties draw:fill-color="#808080" draw:textarea-horizontal-align="justify" draw:textarea-vertical-align="middle" draw:auto-grow-height="false" loext:decorative="false"/>
    </style:style>
    <style:style style:name="gr36" style:family="graphic" style:parent-style-name="objectwithoutfill">
      <style:graphic-properties svg:stroke-width="0.07cm" svg:stroke-color="#000000" draw:marker-start-width="0.31cm" draw:marker-end-width="0.31cm" draw:fill="none" draw:textarea-vertical-align="middle" fo:padding-top="0.16cm" fo:padding-bottom="0.16cm" fo:padding-left="0.285cm" fo:padding-right="0.285cm" loext:decorative="false"/>
    </style:style>
    <style:style style:name="gr37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8cm" fo:min-width="0.743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0.697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861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objectwithoutfill">
      <style:graphic-properties svg:stroke-width="0.03cm" svg:stroke-color="#000000" draw:marker-start-width="0.26cm" draw:marker-end-width="0.26cm" draw:fill="none" draw:textarea-vertical-align="middle" fo:padding-top="0.14cm" fo:padding-bottom="0.14cm" fo:padding-left="0.265cm" fo:padding-right="0.265cm" loext:decorative="false"/>
    </style:style>
    <style:style style:name="gr41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1.09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8cm" fo:min-width="0.552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0.582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607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404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svg:stroke-color="#808000" draw:fill-color="#808000" draw:textarea-horizontal-align="center" draw:textarea-vertical-align="middle" loext:decorative="false"/>
    </style:style>
    <style:style style:name="gr47" style:family="graphic" style:parent-style-name="objectwithoutfill">
      <style:graphic-properties svg:stroke-width="0.03cm" svg:stroke-color="#ff0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48" style:family="graphic" style:parent-style-name="standard">
      <style:graphic-properties svg:stroke-color="#808000" draw:fill-color="#808000" draw:textarea-vertical-align="middle" loext:decorative="false"/>
    </style:style>
    <style:style style:name="gr49" style:family="graphic" style:parent-style-name="objectwithoutfill">
      <style:graphic-properties svg:stroke-width="0.03cm" svg:stroke-color="#b3b3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0" style:family="graphic" style:parent-style-name="objectwithoutfill">
      <style:graphic-properties svg:stroke-width="0.03cm" svg:stroke-color="#e6e6ff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1" style:family="graphic" style:parent-style-name="objectwithoutfill">
      <style:graphic-properties svg:stroke-width="0.03cm" svg:stroke-color="#000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2" style:family="graphic" style:parent-style-name="objectwithoutfill">
      <style:graphic-properties svg:stroke-width="0.03cm" svg:stroke-color="#80808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3" style:family="graphic" style:parent-style-name="objectwithoutfill">
      <style:graphic-properties svg:stroke-width="0.03cm" svg:stroke-color="#ff6633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4" style:family="graphic" style:parent-style-name="objectwithoutfill">
      <style:graphic-properties svg:stroke-width="0.03cm" svg:stroke-color="#33cc66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251cm" fo:min-width="0.122cm" fo:padding-top="0.02cm" fo:padding-bottom="0.02cm" fo:padding-left="0.02cm" fo:padding-right="0.02cm" loext:decorative="false"/>
      <style:paragraph-properties style:writing-mode="lr-tb"/>
    </style:style>
    <style:style style:name="gr56" style:family="graphic" style:parent-style-name="standard">
      <style:graphic-properties svg:stroke-width="0.03cm" draw:marker-start-width="0.35cm" draw:marker-end-width="0.35cm" draw:fill-color="#ffff00" draw:textarea-horizontal-align="center" draw:textarea-vertical-align="middle" fo:padding-top="0.14cm" fo:padding-bottom="0.14cm" fo:padding-left="0.265cm" fo:padding-right="0.265cm" loext:decorative="false"/>
    </style:style>
    <style:style style:name="gr57" style:family="graphic" style:parent-style-name="standard">
      <style:graphic-properties svg:stroke-color="#ff0000" draw:fill-color="#ff0000" draw:textarea-horizontal-align="center" draw:textarea-vertical-align="middle" loext:decorative="false"/>
    </style:style>
    <style:style style:name="gr58" style:family="graphic" style:parent-style-name="standard">
      <style:graphic-properties svg:stroke-color="#0000ff" draw:fill-color="#0000ff" draw:textarea-horizontal-align="center" draw:textarea-vertical-align="middle" loext:decorative="false"/>
    </style:style>
    <style:style style:name="gr59" style:family="graphic" style:parent-style-name="objectwithoutfill">
      <style:graphic-properties svg:stroke-width="0.03cm" svg:stroke-color="#e6e64c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60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 loext:decorative="false"/>
    </style:style>
    <style:style style:name="gr61" style:family="graphic" style:parent-style-name="standard">
      <style:graphic-properties draw:fill-color="#ffffff" draw:textarea-horizontal-align="center" draw:textarea-vertical-align="middle" loext:decorative="fals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3cm" fo:min-width="0.3cm" fo:padding-top="0.05cm" fo:padding-bottom="0.03cm" fo:padding-left="0.03cm" fo:padding-right="0.03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432cm" fo:min-width="0.3cm" fo:padding-top="0cm" fo:padding-bottom="0cm" loext:decorative="false"/>
      <style:paragraph-properties style:writing-mode="lr-tb"/>
    </style:style>
    <style:style style:name="gr64" style:family="graphic" style:parent-style-name="standard">
      <style:graphic-properties svg:stroke-width="0.03cm" svg:stroke-color="#0000ff" draw:marker-start-width="0.35cm" draw:marker-end-width="0.35cm" draw:textarea-horizontal-align="center" draw:textarea-vertical-align="middle" fo:padding-top="0.14cm" fo:padding-bottom="0.14cm" fo:padding-left="0.265cm" fo:padding-right="0.265cm" loext:decorative="false"/>
    </style:style>
    <style:style style:name="gr65" style:family="graphic" style:parent-style-name="standard">
      <style:graphic-properties svg:stroke-width="0.1cm" svg:stroke-color="#00ff00" draw:marker-start-width="0.5cm" draw:marker-end-width="0.5cm" draw:fill-color="#ffffff" draw:textarea-vertical-align="middle" fo:padding-top="0.175cm" fo:padding-bottom="0.175cm" fo:padding-left="0.3cm" fo:padding-right="0.3cm" loext:decorative="false"/>
    </style:style>
    <style:style style:name="gr66" style:family="graphic" style:parent-style-name="standard">
      <style:graphic-properties draw:fill-color="#808080" draw:textarea-horizontal-align="center" draw:textarea-vertical-align="middle" loext:decorative="false"/>
    </style:style>
    <style:style style:name="gr67" style:family="graphic" style:parent-style-name="standard">
      <style:graphic-properties draw:fill-color="#c0c0c0" draw:textarea-horizontal-align="center" draw:textarea-vertical-align="middle" loext:decorative="false"/>
    </style:style>
    <style:style style:name="gr68" style:family="graphic" style:parent-style-name="standard">
      <style:graphic-properties svg:stroke-width="0.03cm" draw:marker-start-width="0.35cm" draw:marker-end-width="0.35cm" draw:fill-color="#e6e6ff" draw:textarea-horizontal-align="center" draw:textarea-vertical-align="middle" fo:padding-top="0.14cm" fo:padding-bottom="0.14cm" fo:padding-left="0.265cm" fo:padding-right="0.265cm" loext:decorative="fals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19cm" fo:min-width="0.2cm" fo:padding-top="0.05cm" fo:padding-bottom="0.05cm" fo:padding-left="0.05cm" fo:padding-right="0.05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9cm" fo:min-width="0.197cm" fo:padding-top="0.02cm" fo:padding-bottom="0.02cm" fo:padding-left="0.04cm" fo:padding-right="0.04cm" loext:decorative="false"/>
      <style:paragraph-properties style:writing-mode="lr-tb"/>
    </style:style>
    <style:style style:name="gr71" style:family="graphic" style:parent-style-name="standard">
      <style:graphic-properties svg:stroke-width="0.03cm" draw:marker-start-width="0.35cm" draw:marker-end-width="0.35cm" draw:fill-color="#ffffcc" draw:textarea-horizontal-align="center" draw:textarea-vertical-align="middle" fo:padding-top="0.14cm" fo:padding-bottom="0.14cm" fo:padding-left="0.265cm" fo:padding-right="0.265cm" loext:decorative="false"/>
    </style:style>
    <style:style style:name="gr72" style:family="graphic" style:parent-style-name="standard">
      <style:graphic-properties svg:stroke-width="0.03cm" draw:marker-start-width="0.35cm" draw:marker-end-width="0.35cm" draw:fill="solid" draw:fill-color="#ffe6e6" draw:textarea-horizontal-align="center" draw:textarea-vertical-align="middle" fo:padding-top="0.14cm" fo:padding-bottom="0.14cm" fo:padding-left="0.265cm" fo:padding-right="0.265cm" loext:decorative="false"/>
    </style:style>
    <style:style style:name="gr73" style:family="graphic" style:parent-style-name="objectwithoutfill">
      <style:graphic-properties svg:stroke-width="0.05cm" svg:stroke-color="#cccc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74" style:family="graphic" style:parent-style-name="objectwithoutfill">
      <style:graphic-properties svg:stroke-width="0.05cm" svg:stroke-color="#0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75" style:family="graphic" style:parent-style-name="objectwithoutfill">
      <style:graphic-properties svg:stroke-width="0.05cm" svg:stroke-color="#00008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7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objectwithoutfill">
      <style:graphic-properties svg:stroke-width="0.05cm" svg:stroke-color="#8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78" style:family="graphic" style:parent-style-name="objectwithoutfill">
      <style:graphic-properties svg:stroke-width="0.05cm" svg:stroke-color="#8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79" style:family="graphic" style:parent-style-name="objectwithoutfill">
      <style:graphic-properties svg:stroke-width="0.05cm" svg:stroke-color="#ff6633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80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81" style:family="graphic" style:parent-style-name="standard">
      <style:graphic-properties draw:fill-color="#ffffff" draw:textarea-vertical-align="middle" loext:decorative="fals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loext:decorative="false"/>
      <style:paragraph-properties style:writing-mode="lr-tb"/>
    </style:style>
    <style:style style:name="gr83" style:family="graphic" style:parent-style-name="standard">
      <style:graphic-properties draw:fill-color="#808080" draw:opacity="100%" draw:textarea-vertical-align="middle" draw:shadow-opacity="100%" loext:decorative="false"/>
    </style:style>
    <style:style style:name="gr84" style:family="graphic" style:parent-style-name="standard">
      <style:graphic-properties draw:fill-color="#c0c0c0" draw:opacity="100%" draw:textarea-vertical-align="middle" draw:shadow-opacity="100%" loext:decorative="false"/>
    </style:style>
    <style:style style:name="gr85" style:family="graphic" style:parent-style-name="standard">
      <style:graphic-properties svg:stroke-width="0.01cm" svg:stroke-color="#000000" draw:marker-start-width="0.235cm" draw:marker-end-width="0.235cm" draw:fill-color="#ffff00" draw:textarea-vertical-align="middle" fo:padding-top="0.13cm" fo:padding-bottom="0.13cm" fo:padding-left="0.255cm" fo:padding-right="0.255cm" loext:decorative="false"/>
    </style:style>
    <style:style style:name="gr86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Hatch15" draw:fill-hatch-solid="true" draw:textarea-horizontal-align="center" draw:textarea-vertical-align="middle" loext:decorative="false"/>
    </style:style>
    <style:style style:name="gr87" style:family="graphic" style:parent-style-name="standard">
      <style:graphic-properties draw:stroke="solid" svg:stroke-width="0.035cm" svg:stroke-color="#000000" draw:fill-color="#808080" draw:textarea-horizontal-align="center" draw:textarea-vertical-align="middle" fo:padding-top="0.017cm" fo:padding-bottom="0.017cm" fo:padding-left="0.017cm" fo:padding-right="0.017cm" loext:decorative="false"/>
    </style:style>
    <style:style style:name="gr88" style:family="graphic" style:parent-style-name="standard">
      <style:graphic-properties draw:stroke="solid" svg:stroke-width="0.035cm" svg:stroke-color="#000000" draw:fill="solid" draw:fill-color="#000000" draw:textarea-horizontal-align="center" draw:textarea-vertical-align="middle" fo:padding-top="0.017cm" fo:padding-bottom="0.017cm" fo:padding-left="0.017cm" fo:padding-right="0.017cm" loext:decorative="false"/>
    </style:style>
    <style:style style:name="gr89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Black_20_90_20_Degrees" draw:fill-hatch-solid="true" draw:textarea-horizontal-align="center" draw:textarea-vertical-align="middle" loext:decorative="false"/>
    </style:style>
    <style:style style:name="gr90" style:family="graphic" style:parent-style-name="objectwithoutfill">
      <style:graphic-properties svg:stroke-width="0.05cm" svg:stroke-color="#333333" draw:marker-start-width="0.28cm" draw:marker-end-width="0.28cm" draw:fill="hatch" draw:fill-hatch-name="Black_20_90_20_Degrees" draw:textarea-vertical-align="middle" fo:padding-top="0.15cm" fo:padding-bottom="0.15cm" fo:padding-left="0.275cm" fo:padding-right="0.275cm" loext:decorative="false"/>
    </style:style>
    <style:style style:name="gr91" style:family="graphic" style:parent-style-name="standard">
      <style:graphic-properties svg:stroke-width="0.03cm" draw:marker-start-width="0.35cm" draw:marker-end-width="0.3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92" style:family="graphic" style:parent-style-name="standard">
      <style:graphic-properties svg:stroke-width="0.02cm" svg:stroke-color="#000000" draw:marker-start-width="0.24cm" draw:marker-end-width="0.24cm" draw:fill="solid" draw:fill-color="#cccccc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93" style:family="graphic" style:parent-style-name="objectwithoutfill">
      <style:graphic-properties svg:stroke-width="0.01cm" draw:marker-start-width="0.22cm" draw:marker-end-width="0.22cm" draw:fill="none" draw:textarea-vertical-align="middle" fo:padding-top="0.13cm" fo:padding-bottom="0.13cm" fo:padding-left="0.255cm" fo:padding-right="0.255cm" loext:decorative="false"/>
    </style:style>
    <style:style style:name="gr9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39cm" fo:min-width="0.197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objectwithoutfill">
      <style:graphic-properties svg:stroke-width="0.03cm" svg:stroke-color="#0000ff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96" style:family="graphic" style:parent-style-name="objectwithoutfill">
      <style:graphic-properties svg:stroke-width="0.03cm" svg:stroke-color="#944794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97" style:family="graphic" style:parent-style-name="standard">
      <style:graphic-properties svg:stroke-width="0.01cm" svg:stroke-color="#000000" draw:marker-start-width="0.235cm" draw:marker-end-width="0.235cm" draw:fill-color="#ffffff" draw:textarea-vertical-align="middle" fo:padding-top="0.13cm" fo:padding-bottom="0.13cm" fo:padding-left="0.255cm" fo:padding-right="0.255cm" loext:decorative="false"/>
    </style:style>
    <style:style style:name="gr9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27cm" fo:min-width="0.121cm" fo:padding-top="0.01cm" fo:padding-bottom="0.01cm" fo:padding-left="0.01cm" fo:padding-right="0.01cm" loext:decorative="false"/>
      <style:paragraph-properties style:writing-mode="lr-tb"/>
    </style:style>
    <style:style style:name="gr99" style:family="graphic" style:parent-style-name="standard">
      <style:graphic-properties draw:fill-color="#c0c0c0" draw:textarea-vertical-align="middle" loext:decorative="false"/>
    </style:style>
    <style:style style:name="gr100" style:family="graphic" style:parent-style-name="standard">
      <style:graphic-properties svg:stroke-color="#000000" draw:fill-color="#333333" draw:textarea-horizontal-align="center" draw:textarea-vertical-align="middle" loext:decorative="false"/>
    </style:style>
    <style:style style:name="gr101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264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133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331cm" fo:min-width="0.772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fill="solid" draw:fill-color="#ccffff" draw:opacity="10%" draw:textarea-vertical-align="middle" draw:shadow-opacity="10%" loext:decorative="false"/>
    </style:style>
    <style:style style:name="gr105" style:family="graphic" style:parent-style-name="standard">
      <style:graphic-properties svg:stroke-color="#000000" draw:fill-color="#ffff00" draw:textarea-horizontal-align="center" draw:textarea-vertical-align="middle" loext:decorative="false"/>
    </style:style>
    <style:style style:name="gr106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9cm" fo:min-width="0.133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334cm" fo:min-width="1.691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084cm" fo:min-width="0.095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1.001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svg:stroke-width="0.07cm" svg:stroke-color="#00ff00" draw:marker-start-width="0.46cm" draw:marker-end-width="0.46cm" draw:fill-color="#ffffff" draw:textarea-vertical-align="middle" fo:padding-top="0.16cm" fo:padding-bottom="0.16cm" fo:padding-left="0.285cm" fo:padding-right="0.285cm" loext:decorative="false"/>
    </style:style>
    <style:style style:name="gr111" style:family="graphic" style:parent-style-name="objectwithoutfill">
      <style:graphic-properties svg:stroke-width="0.02cm" svg:stroke-color="#800000" draw:marker-start-width="0.37cm" draw:marker-end-width="0.37cm" draw:fill="none" draw:textarea-horizontal-align="center" draw:textarea-vertical-align="middle" fo:padding-top="0.135cm" fo:padding-bottom="0.135cm" fo:padding-left="0.26cm" fo:padding-right="0.26cm" loext:decorative="false"/>
    </style:style>
    <style:style style:name="gr112" style:family="graphic" style:parent-style-name="objectwithoutfill">
      <style:graphic-properties svg:stroke-width="0.02cm" svg:stroke-color="#cccc00" draw:marker-start-width="0.37cm" draw:marker-end-width="0.37cm" draw:fill="none" draw:textarea-horizontal-align="center" draw:textarea-vertical-align="middle" fo:padding-top="0.135cm" fo:padding-bottom="0.135cm" fo:padding-left="0.26cm" fo:padding-right="0.26cm" loext:decorative="false"/>
    </style:style>
    <style:style style:name="gr113" style:family="graphic" style:parent-style-name="objectwithoutfill">
      <style:graphic-properties svg:stroke-width="0.02cm" svg:stroke-color="#000080" draw:marker-start-width="0.37cm" draw:marker-end-width="0.37cm" draw:fill="none" draw:textarea-horizontal-align="center" draw:textarea-vertical-align="middle" fo:padding-top="0.135cm" fo:padding-bottom="0.135cm" fo:padding-left="0.26cm" fo:padding-right="0.2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0ffff" draw:opacity="100%"/>
      <style:paragraph-properties fo:text-align="center"/>
    </style:style>
    <style:style style:name="P4" style:family="paragraph">
      <style:paragraph-properties fo:text-align="center"/>
      <style:text-properties fo:font-size="6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7pt" fo:letter-spacing="normal" fo:font-style="italic" fo:text-shadow="none" style:text-underline-style="none" fo:font-weight="bold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P10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7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P11" style:family="paragraph">
      <loext:graphic-properties draw:fill-color="#c0c0c0" draw:opacity="100%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-color="#333333"/>
      <style:paragraph-properties fo:text-align="center"/>
    </style:style>
    <style:style style:name="P14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style:style style:name="P15" style:family="paragraph">
      <loext:graphic-properties draw:fill-color="#808000"/>
      <style:paragraph-properties fo:text-align="center"/>
      <style:text-properties fo:font-size="6pt"/>
    </style:style>
    <style:style style:name="P16" style:family="paragraph">
      <loext:graphic-properties draw:fill-color="#808000"/>
      <style:paragraph-properties fo:text-align="center"/>
    </style:style>
    <style:style style:name="P17" style:family="paragraph">
      <loext:graphic-properties draw:fill="none" draw:fill-color="#ffffff"/>
      <style:text-properties fo:font-size="6pt" style:font-size-asian="8pt" style:font-size-complex="8pt"/>
    </style:style>
    <style:style style:name="P18" style:family="paragraph">
      <loext:graphic-properties draw:fill-color="#ffff00"/>
      <style:paragraph-properties fo:text-align="center"/>
      <style:text-properties fo:font-size="6pt"/>
    </style:style>
    <style:style style:name="P19" style:family="paragraph">
      <loext:graphic-properties draw:fill-color="#ff0000"/>
      <style:paragraph-properties fo:text-align="center"/>
      <style:text-properties fo:font-size="6pt"/>
    </style:style>
    <style:style style:name="P20" style:family="paragraph">
      <loext:graphic-properties draw:fill-color="#0000ff"/>
      <style:paragraph-properties fo:text-align="center"/>
      <style:text-properties fo:font-size="6pt"/>
    </style:style>
    <style:style style:name="P21" style:family="paragraph">
      <loext:graphic-properties draw:fill="none" draw:fill-color="#ffffff"/>
      <style:paragraph-properties fo:text-align="center"/>
      <style:text-properties style:font-name="Arial Narrow" fo:font-size="8pt" style:font-size-asian="18pt" style:font-size-complex="18pt"/>
    </style:style>
    <style:style style:name="P22" style:family="paragraph">
      <loext:graphic-properties draw:fill="none" draw:fill-color="#ffffff"/>
      <style:text-properties style:font-name="Arial" fo:font-size="10pt" fo:font-weight="bold" style:font-size-asian="10pt" style:font-weight-asian="normal" style:font-size-complex="10pt" style:font-weight-complex="normal"/>
    </style:style>
    <style:style style:name="P23" style:family="paragraph">
      <loext:graphic-properties draw:fill-color="#c0c0c0"/>
      <style:paragraph-properties fo:text-align="center"/>
    </style:style>
    <style:style style:name="P24" style:family="paragraph">
      <loext:graphic-properties draw:fill-color="#ffff00"/>
      <style:paragraph-properties fo:text-align="center"/>
    </style:style>
    <style:style style:name="P25" style:family="paragraph">
      <loext:graphic-properties draw:fill-color="#e6e6ff"/>
      <style:paragraph-properties fo:text-align="center"/>
    </style:style>
    <style:style style:name="P26" style:family="paragraph">
      <loext:graphic-properties draw:fill="none" draw:fill-color="#ffffff"/>
      <style:text-properties fo:font-size="8pt" style:font-size-asian="8pt" style:font-size-complex="8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loext:graphic-properties draw:fill-color="#ffffcc"/>
      <style:paragraph-properties fo:text-align="center"/>
    </style:style>
    <style:style style:name="P29" style:family="paragraph">
      <loext:graphic-properties draw:fill="solid" draw:fill-color="#ffe6e6"/>
      <style:paragraph-properties fo:text-align="center"/>
    </style:style>
    <style:style style:name="P30" style:family="paragraph">
      <loext:graphic-properties draw:fill="none" draw:fill-color="#ffffff"/>
      <style:paragraph-properties fo:text-align="center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1" style:family="paragraph">
      <loext:graphic-properties draw:fill="none" draw:fill-color="#ffffff"/>
    </style:style>
    <style:style style:name="P32" style:family="paragraph">
      <loext:graphic-properties draw:fill="none" draw:fill-color="#ffffff"/>
      <style:text-properties fo:color="#000000" loext:opacity="100%" fo:font-size="6pt" fo:font-style="italic" style:font-size-asian="10pt" style:font-style-asian="italic" style:font-size-complex="10pt" style:font-style-complex="italic"/>
    </style:style>
    <style:style style:name="P33" style:family="paragraph">
      <loext:graphic-properties draw:fill-color="#808080" draw:opacity="100%"/>
      <style:paragraph-properties fo:text-align="center"/>
    </style:style>
    <style:style style:name="P34" style:family="paragraph">
      <loext:graphic-properties draw:fill="hatch" draw:fill-color="#c0c0c0" draw:fill-hatch-name="Hatch15" draw:fill-hatch-solid="true"/>
      <style:paragraph-properties fo:text-align="center"/>
    </style:style>
    <style:style style:name="P35" style:family="paragraph">
      <loext:graphic-properties draw:fill="hatch" draw:fill-color="#c0c0c0" draw:fill-hatch-name="Black_20_90_20_Degrees" draw:fill-hatch-solid="true"/>
      <style:paragraph-properties fo:text-align="center"/>
    </style:style>
    <style:style style:name="P36" style:family="paragraph">
      <loext:graphic-properties draw:fill="hatch" draw:fill-hatch-name="Black_20_90_20_Degrees"/>
      <style:paragraph-properties fo:text-align="center"/>
    </style:style>
    <style:style style:name="P37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38" style:family="paragraph">
      <loext:graphic-properties draw:fill="solid" draw:fill-color="#cccccc"/>
      <style:paragraph-properties fo:text-align="center"/>
    </style:style>
    <style:style style:name="P39" style:family="paragraph">
      <loext:graphic-properties draw:fill="none" draw:fill-color="#ffffff"/>
      <style:text-properties style:font-name="Gill Sans MT Condensed" fo:font-size="6pt" style:font-size-asian="6pt" style:font-size-complex="6pt"/>
    </style:style>
    <style:style style:name="P40" style:family="paragraph">
      <loext:graphic-properties draw:fill-color="#333333"/>
      <style:paragraph-properties fo:text-align="center"/>
      <style:text-properties fo:font-size="6pt"/>
    </style:style>
    <style:style style:name="P41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42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font-weight-asian="bold" style:font-name-complex="ARIAL" style:font-size-complex="8pt" style:font-weight-complex="bold" style:text-scale="100%" style:text-overline-style="none" style:text-overline-color="font-color"/>
    </style:style>
    <style:style style:name="P43" style:family="paragraph">
      <loext:graphic-properties draw:fill="solid" draw:fill-color="#ccffff" draw:opacity="10%"/>
      <style:paragraph-properties fo:text-align="center"/>
    </style:style>
    <style:style style:name="P44" style:family="paragraph">
      <loext:graphic-properties draw:fill="none" draw:fill-color="#ffffff"/>
      <style:text-properties style:font-name="Arial" fo:font-size="2pt" style:font-size-asian="2pt" style:font-size-complex="2pt"/>
    </style:style>
    <style:style style:name="P45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7pt" fo:letter-spacing="normal" fo:font-style="italic" fo:text-shadow="none" style:text-underline-style="none" fo:font-weight="bold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ARIAL" fo:font-size="7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style:style style:name="T4" style:family="text">
      <style:text-properties fo:font-size="6pt" style:font-size-asian="8pt" style:font-size-complex="8pt"/>
    </style:style>
    <style:style style:name="T5" style:family="text">
      <style:text-properties fo:color="#000000" loext:opacity="100%" style:text-outline="false" style:text-line-through-style="none" style:text-line-through-type="none" style:font-name="Segoe UI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69999980926514pt" style:font-name-complex="Segoe UI" style:font-size-complex="6.69999980926514pt" style:text-scale="100%" style:text-overline-style="none" style:text-overline-color="font-color"/>
    </style:style>
    <style:style style:name="T6" style:family="text">
      <style:text-properties style:font-name="Arial Narrow" fo:font-size="8pt" style:font-size-asian="18pt" style:font-size-complex="18pt"/>
    </style:style>
    <style:style style:name="T7" style:family="text">
      <style:text-properties style:font-name="Arial" fo:font-size="10pt" fo:font-weight="bold" style:font-size-asian="10pt" style:font-weight-asian="normal" style:font-size-complex="10pt" style:font-weight-complex="normal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7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7pt" style:font-style-asian="normal" style:font-name-complex="ARIAL" style:font-size-complex="7pt" style:font-style-complex="normal" style:text-scale="100%" style:text-overline-style="none" style:text-overline-color="font-color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000000" loext:opacity="100%" fo:font-size="6pt" fo:font-style="italic" style:font-size-asian="10pt" style:font-style-asian="italic" style:font-size-complex="10pt" style:font-style-complex="italic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6.69999980926514pt" style:font-style-asian="normal" style:font-weight-asian="normal" style:font-name-complex="ARIAL" style:font-size-complex="6.69999980926514pt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font-name="Gill Sans MT Condensed" fo:font-size="6pt" style:font-size-asian="6pt" style:font-size-complex="6pt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font-weight-asian="bold" style:font-name-complex="ARIAL" style:font-size-complex="8pt" style:font-weight-complex="bold" style:text-scale="100%" style:text-overline-style="none" style:text-overline-color="font-color"/>
    </style:style>
    <style:style style:name="T17" style:family="text">
      <style:text-properties style:font-name="Arial" fo:font-size="2pt" style:font-size-asian="2pt" style:font-size-complex="2pt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2cm" svg:height="1.7cm" svg:x="10.3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2.9cm" svg:x="7.2cm" svg:y="2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9cm" svg:x="11.1cm" svg:y="2.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1.8cm" svg:y1="1.9cm" svg:x2="11.8cm" svg:y2="2cm">
          <text:p/>
        </draw:line>
        <draw:line draw:style-name="gr4" draw:text-style-name="P2" draw:layer="layout" svg:x1="11.4cm" svg:y1="1.8cm" svg:x2="11.4cm" svg:y2="2cm">
          <text:p/>
        </draw:line>
        <draw:rect draw:style-name="gr5" draw:text-style-name="P3" draw:layer="layout" svg:width="3.2cm" svg:height="2.897cm" svg:x="3.3cm" svg:y="15.403cm">
          <text:p/>
        </draw:rect>
        <draw:rect draw:style-name="gr5" draw:text-style-name="P3" draw:layer="layout" svg:width="2.7cm" svg:height="5.1cm" svg:x="14.3cm" svg:y="9.9cm">
          <text:p/>
        </draw:rect>
        <draw:rect draw:style-name="gr5" draw:text-style-name="P3" draw:layer="layout" svg:width="6.2cm" svg:height="4.8cm" svg:x="11.9cm" svg:y="18cm">
          <text:p/>
        </draw:rect>
        <draw:polyline draw:style-name="gr6" draw:text-style-name="P2" draw:layer="layout" svg:width="8.099cm" svg:height="1.699cm" svg:x="6.8cm" svg:y="12.5cm" svg:viewBox="0 0 8100 1700" draw:points="0,1700 5900,1700 5900,0 8100,0">
          <text:p/>
        </draw:polyline>
        <draw:polyline draw:style-name="gr7" draw:text-style-name="P4" draw:layer="layout" svg:width="7.199cm" svg:height="1.799cm" svg:x="7.7cm" svg:y="12.1cm" svg:viewBox="0 0 7200 1800" draw:points="0,1800 4900,1800 4900,0 7200,0">
          <text:p/>
        </draw:polyline>
        <draw:polyline draw:style-name="gr8" draw:text-style-name="P2" draw:layer="layout" svg:width="0.199cm" svg:height="0.599cm" svg:x="4.498cm" svg:y="11.5cm" svg:viewBox="0 0 200 600" draw:points="200,600 0,600 0,0 200,0">
          <text:p/>
        </draw:polyline>
        <draw:g draw:style-name="gr9">
          <draw:custom-shape draw:style-name="gr10" draw:text-style-name="P5" draw:layer="layout" svg:width="0.3cm" svg:height="0.3cm" svg:x="4.698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11" draw:text-style-name="P1" draw:layer="layout" svg:width="0.06cm" svg:height="0.02cm" svg:x="4.708cm" svg:y="11.79cm">
            <text:p/>
          </draw:rect>
          <draw:rect draw:style-name="gr11" draw:text-style-name="P1" draw:layer="layout" svg:width="0.06cm" svg:height="0.02cm" svg:x="4.928cm" svg:y="11.79cm">
            <text:p/>
          </draw:rect>
          <draw:circle draw:style-name="gr12" draw:text-style-name="P6" draw:layer="layout" svg:width="0.04cm" svg:height="0.04cm" svg:x="4.828cm" svg:y="11.83cm">
            <text:p/>
          </draw:circle>
          <draw:circle draw:style-name="gr12" draw:text-style-name="P6" draw:layer="layout" svg:width="0.04cm" svg:height="0.04cm" svg:x="4.828cm" svg:y="11.73cm">
            <text:p/>
          </draw:circle>
        </draw:g>
        <draw:g draw:style-name="gr13">
          <draw:line draw:style-name="gr14" draw:text-style-name="P1" draw:layer="layout" svg:x1="3.749cm" svg:y1="11.8cm" svg:x2="4.149cm" svg:y2="11.6cm">
            <text:p/>
          </draw:line>
          <draw:circle draw:style-name="gr15" draw:text-style-name="P5" draw:layer="layout" svg:width="0.1cm" svg:height="0.1cm" svg:x="3.699cm" svg:y="11.75cm">
            <text:p/>
          </draw:circle>
          <draw:circle draw:style-name="gr15" draw:text-style-name="P5" draw:layer="layout" svg:width="0.1cm" svg:height="0.1cm" svg:x="4.099cm" svg:y="11.75cm">
            <text:p/>
          </draw:circle>
        </draw:g>
        <draw:line draw:style-name="gr8" draw:text-style-name="P2" draw:layer="layout" svg:x1="4.698cm" svg:y1="11.8cm" svg:x2="4.199cm" svg:y2="11.8cm">
          <text:p/>
        </draw:line>
        <draw:line draw:style-name="gr8" draw:text-style-name="P2" draw:layer="layout" svg:x1="3.7cm" svg:y1="11.8cm" svg:x2="3.4cm" svg:y2="11.8cm">
          <text:p/>
        </draw:line>
        <draw:g draw:style-name="gr9">
          <draw:custom-shape draw:style-name="gr16" draw:text-style-name="P6" draw:layer="layout" svg:width="0.229cm" svg:height="0.2cm" svg:x="3.171cm" svg:y="1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6" draw:layer="layout" svg:width="0.115cm" svg:height="0.2cm" svg:x="3.171cm" svg:y="11.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2" draw:layer="layout" svg:x1="3.171cm" svg:y1="11.75cm" svg:x2="3cm" svg:y2="11.75cm">
            <text:p/>
          </draw:line>
          <draw:line draw:style-name="gr17" draw:text-style-name="P2" draw:layer="layout" svg:x1="3.171cm" svg:y1="11.85cm" svg:x2="3cm" svg:y2="11.85cm">
            <text:p/>
          </draw:line>
        </draw:g>
        <draw:g draw:style-name="gr9">
          <draw:custom-shape draw:style-name="gr10" draw:text-style-name="P5" draw:layer="layout" svg:width="0.3cm" svg:height="0.3cm" svg:x="4.698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11" draw:text-style-name="P1" draw:layer="layout" svg:width="0.06cm" svg:height="0.02cm" svg:x="4.708cm" svg:y="11.49cm">
            <text:p/>
          </draw:rect>
          <draw:rect draw:style-name="gr11" draw:text-style-name="P1" draw:layer="layout" svg:width="0.06cm" svg:height="0.02cm" svg:x="4.928cm" svg:y="11.49cm">
            <text:p/>
          </draw:rect>
          <draw:circle draw:style-name="gr12" draw:text-style-name="P6" draw:layer="layout" svg:width="0.04cm" svg:height="0.04cm" svg:x="4.828cm" svg:y="11.53cm">
            <text:p/>
          </draw:circle>
          <draw:circle draw:style-name="gr12" draw:text-style-name="P6" draw:layer="layout" svg:width="0.04cm" svg:height="0.04cm" svg:x="4.828cm" svg:y="11.43cm">
            <text:p/>
          </draw:circle>
        </draw:g>
        <draw:g draw:style-name="gr9">
          <draw:custom-shape draw:style-name="gr10" draw:text-style-name="P5" draw:layer="layout" svg:width="0.3cm" svg:height="0.3cm" svg:x="4.698cm" svg:y="11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11" draw:text-style-name="P1" draw:layer="layout" svg:width="0.06cm" svg:height="0.02cm" svg:x="4.708cm" svg:y="12.09cm">
            <text:p/>
          </draw:rect>
          <draw:rect draw:style-name="gr11" draw:text-style-name="P1" draw:layer="layout" svg:width="0.06cm" svg:height="0.02cm" svg:x="4.928cm" svg:y="12.09cm">
            <text:p/>
          </draw:rect>
          <draw:circle draw:style-name="gr12" draw:text-style-name="P6" draw:layer="layout" svg:width="0.04cm" svg:height="0.04cm" svg:x="4.828cm" svg:y="12.13cm">
            <text:p/>
          </draw:circle>
          <draw:circle draw:style-name="gr12" draw:text-style-name="P6" draw:layer="layout" svg:width="0.04cm" svg:height="0.04cm" svg:x="4.828cm" svg:y="12.03cm">
            <text:p/>
          </draw:circle>
        </draw:g>
        <draw:polyline draw:style-name="gr8" draw:text-style-name="P2" draw:layer="layout" svg:width="0.898cm" svg:height="1.799cm" svg:x="4.798cm" svg:y="12.1cm" svg:viewBox="0 0 899 1800" draw:points="702,1800 2,1800 0,300 899,300 899,0 699,0">
          <text:p/>
        </draw:polyline>
        <draw:circle draw:style-name="gr18" draw:text-style-name="P7" draw:layer="layout" svg:width="0.1cm" svg:height="0.1cm" svg:x="4.448cm" svg:y="11.75cm">
          <text:p/>
        </draw:circle>
        <draw:custom-shape draw:style-name="gr19" draw:text-style-name="P8" draw:layer="layout" svg:width="1.295cm" svg:height="0.6cm" svg:x="5.5cm" svg:y="10.2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1.103cm" svg:height="0.559cm" svg:x="5.597cm" svg:y="10.23cm">
          <draw:text-box>
            <text:p><text:span text:style-name="T1">Netzteil</text:span></text:p>
            <text:p><text:span text:style-name="T1">Roco 10850</text:span></text:p>
          </draw:text-box>
        </draw:frame>
        <draw:line draw:style-name="gr21" draw:text-style-name="P2" draw:layer="layout" svg:x1="6.795cm" svg:y1="10.8cm" svg:x2="5.5cm" svg:y2="11.6cm">
          <text:p/>
        </draw:line>
        <draw:frame draw:style-name="gr22" draw:text-style-name="P10" draw:layer="layout" svg:width="0.555cm" svg:height="0.28cm" svg:x="5.645cm" svg:y="10.868cm">
          <draw:text-box>
            <text:p><text:span text:style-name="T2">230~</text:span></text:p>
          </draw:text-box>
        </draw:frame>
        <draw:frame draw:style-name="gr23" draw:text-style-name="P10" draw:layer="layout" svg:width="0.582cm" svg:height="0.28cm" svg:x="6.096cm" svg:y="11.268cm">
          <draw:text-box>
            <text:p><text:span text:style-name="T2">18V=</text:span></text:p>
          </draw:text-box>
        </draw:frame>
        <draw:g draw:style-name="gr9">
          <draw:custom-shape draw:style-name="gr24" draw:text-style-name="P8" draw:layer="layout" svg:width="0.209cm" svg:height="0.2cm" svg:x="6.986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5" draw:layer="layout" svg:width="0.104cm" svg:height="0.1cm" svg:x="6.955cm" svg:y="11.2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7" draw:layer="layout" svg:width="0.104cm" svg:height="0.1cm" svg:x="7.039cm" svg:y="1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7" draw:text-style-name="P2" draw:layer="layout" svg:x1="6.795cm" svg:y1="11.3cm" svg:x2="7.095cm" svg:y2="11.3cm">
          <text:p/>
        </draw:line>
        <draw:custom-shape draw:style-name="gr19" draw:text-style-name="P8" draw:layer="layout" svg:width="1.295cm" svg:height="0.8cm" svg:x="5.5cm" svg:y="10.8cm">
          <text:p/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7.2cm" svg:y1="11.3cm" svg:x2="7.6cm" svg:y2="11.3cm">
          <text:p/>
        </draw:line>
        <draw:polyline draw:style-name="gr29" draw:text-style-name="P2" draw:layer="layout" svg:width="0.504cm" svg:height="0.099cm" svg:x="7.095cm" svg:y="11.4cm" svg:viewBox="0 0 505 100" draw:points="0,0 0,100 505,100">
          <text:p/>
        </draw:polyline>
        <draw:custom-shape draw:style-name="gr19" draw:text-style-name="P8" draw:layer="layout" svg:width="1cm" svg:height="0.6cm" svg:x="7.6cm" svg:y="10.2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0.679cm" svg:height="0.559cm" svg:x="7.7cm" svg:y="10.241cm">
          <draw:text-box>
            <text:p><text:span text:style-name="T1">Roco</text:span></text:p>
            <text:p><text:span text:style-name="T1">10764</text:span></text:p>
          </draw:text-box>
        </draw:frame>
        <draw:custom-shape draw:style-name="gr19" draw:text-style-name="P8" draw:layer="layout" svg:width="1cm" svg:height="1.4cm" svg:x="7.6cm" svg:y="10.8cm">
          <text:p/>
          <draw:enhanced-geometry svg:viewBox="0 0 21600 21600" draw:type="rectangle" draw:enhanced-path="M 0 0 L 21600 0 21600 21600 0 21600 0 0 Z N"/>
        </draw:custom-shape>
        <draw:frame draw:style-name="gr30" draw:text-style-name="P9" draw:layer="layout" svg:width="1.213cm" svg:height="0.559cm" svg:x="10.189cm" svg:y="10.442cm">
          <draw:text-box>
            <text:p><text:span text:style-name="T1">Roco</text:span></text:p>
            <text:p><text:span text:style-name="T1">Multimaus</text:span></text:p>
          </draw:text-box>
        </draw:frame>
        <draw:g draw:style-name="gr9">
          <draw:custom-shape draw:style-name="gr19" draw:text-style-name="P8" draw:layer="layout" svg:width="0.7cm" svg:height="1.8cm" svg:x="9.392cm" svg:y="10.2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1" draw:layer="layout" svg:width="0.5cm" svg:height="0.3cm" svg:x="9.492cm" svg:y="10.3cm">
            <text:p/>
            <draw:enhanced-geometry svg:viewBox="0 0 21600 21600" draw:type="rectangle" draw:enhanced-path="M 0 0 L 21600 0 21600 21600 0 21600 0 0 Z N"/>
          </draw:custom-shape>
          <draw:polygon draw:style-name="gr32" draw:text-style-name="P12" draw:layer="layout" svg:width="0.099cm" svg:height="0.099cm" svg:x="9.692cm" svg:y="10.7cm" svg:viewBox="0 0 100 100" draw:points="29,0 71,0 100,29 100,71 71,100 29,100 0,71 0,29">
            <text:p/>
          </draw:polygon>
          <draw:polygon draw:style-name="gr32" draw:text-style-name="P12" draw:layer="layout" svg:width="0.099cm" svg:height="0.099cm" svg:x="9.892cm" svg:y="10.7cm" svg:viewBox="0 0 100 100" draw:points="50,0 100,50 50,100 0,50">
            <text:p/>
          </draw:polygon>
          <draw:polygon draw:style-name="gr32" draw:text-style-name="P12" draw:layer="layout" svg:width="0.099cm" svg:height="0.099cm" svg:x="9.492cm" svg:y="10.7cm" svg:viewBox="0 0 100 100" draw:points="50,0 100,50 50,100 0,50">
            <text:p/>
          </draw:polygon>
          <draw:custom-shape draw:style-name="gr33" draw:text-style-name="P13" draw:layer="layout" svg:width="0.5cm" svg:height="0.5cm" svg:x="9.492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7" draw:layer="layout" svg:width="0.402cm" svg:height="0.4cm" svg:x="9.541cm" svg:y="10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6" draw:layer="layout" svg:width="0.1cm" svg:height="0.06cm" svg:x="9.492cm" svg:y="1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6" draw:layer="layout" svg:width="0.1cm" svg:height="0.06cm" svg:x="9.692cm" svg:y="1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6" draw:layer="layout" svg:width="0.1cm" svg:height="0.06cm" svg:x="9.892cm" svg:y="1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6" draw:layer="layout" svg:width="0.1cm" svg:height="0.06cm" svg:x="9.492cm" svg:y="11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6" draw:layer="layout" svg:width="0.1cm" svg:height="0.06cm" svg:x="9.692cm" svg:y="11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6" draw:layer="layout" svg:width="0.1cm" svg:height="0.06cm" svg:x="9.892cm" svg:y="11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6" draw:layer="layout" svg:width="0.1cm" svg:height="0.06cm" svg:x="9.492cm" svg:y="11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6" draw:layer="layout" svg:width="0.1cm" svg:height="0.06cm" svg:x="9.692cm" svg:y="11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6" draw:layer="layout" svg:width="0.1cm" svg:height="0.06cm" svg:x="9.892cm" svg:y="11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6" draw:layer="layout" svg:width="0.1cm" svg:height="0.06cm" svg:x="9.492cm" svg:y="11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6" draw:layer="layout" svg:width="0.1cm" svg:height="0.06cm" svg:x="9.692cm" svg:y="11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6" draw:layer="layout" svg:width="0.1cm" svg:height="0.06cm" svg:x="9.892cm" svg:y="11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6" draw:layer="layout" svg:width="0.16cm" svg:height="0.06cm" svg:x="9.492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6" draw:layer="layout" svg:width="0.16cm" svg:height="0.06cm" svg:x="9.832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line draw:style-name="gr36" draw:text-style-name="P2" draw:layer="layout" svg:width="1.099cm" svg:height="0.799cm" svg:x="8.6cm" svg:y="11.3cm" svg:viewBox="0 0 1100 800" draw:points="0,0 500,0 500,800 1100,800 1100,700">
          <text:p/>
        </draw:polyline>
        <draw:frame draw:style-name="gr37" draw:text-style-name="P10" draw:layer="layout" svg:width="0.743cm" svg:height="0.28cm" svg:x="7.703cm" svg:y="10.868cm">
          <draw:text-box>
            <text:p><text:span text:style-name="T2">Master</text:span></text:p>
          </draw:text-box>
        </draw:frame>
        <draw:frame draw:style-name="gr38" draw:text-style-name="P10" draw:layer="layout" svg:width="0.7cm" svg:height="0.56cm" svg:x="7.803cm" svg:y="11.568cm">
          <draw:text-box>
            <text:p><text:span text:style-name="T2">Track</text:span></text:p>
            <text:p><text:span text:style-name="T2">out</text:span></text:p>
          </draw:text-box>
        </draw:frame>
        <draw:frame draw:style-name="gr39" draw:text-style-name="P14" draw:layer="layout" svg:width="0.861cm" svg:height="0.276cm" svg:x="9.198cm" svg:y="12.626cm">
          <draw:text-box>
            <text:p><text:span text:style-name="T3">schwarz</text:span></text:p>
          </draw:text-box>
        </draw:frame>
        <draw:polyline draw:style-name="gr40" draw:text-style-name="P2" draw:layer="layout" svg:width="2.399cm" svg:height="0.399cm" svg:x="8.1cm" svg:y="12.2cm" svg:viewBox="0 0 2400 400" draw:points="2400,400 0,400 0,0">
          <text:p/>
        </draw:polyline>
        <draw:polyline draw:style-name="gr40" draw:text-style-name="P2" draw:layer="layout" svg:width="2.699cm" svg:height="0.699cm" svg:x="7.8cm" svg:y="12.2cm" svg:viewBox="0 0 2700 700" draw:points="2700,700 0,700 0,0">
          <text:p/>
        </draw:polyline>
        <draw:g draw:style-name="gr9">
          <draw:custom-shape draw:style-name="gr16" draw:text-style-name="P6" draw:layer="layout" svg:width="0.229cm" svg:height="0.2cm" svg:x="5.268cm" svg:y="1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6" draw:layer="layout" svg:width="0.115cm" svg:height="0.2cm" svg:x="5.268cm" svg:y="11.4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2" draw:layer="layout" svg:x1="5.269cm" svg:y1="11.45cm" svg:x2="5.098cm" svg:y2="11.45cm">
            <text:p/>
          </draw:line>
          <draw:line draw:style-name="gr17" draw:text-style-name="P2" draw:layer="layout" svg:x1="5.269cm" svg:y1="11.55cm" svg:x2="5.098cm" svg:y2="11.55cm">
            <text:p/>
          </draw:line>
        </draw:g>
        <draw:g draw:style-name="gr9">
          <draw:custom-shape draw:style-name="gr16" draw:text-style-name="P6" draw:layer="layout" svg:width="0.229cm" svg:height="0.2cm" svg:x="5.268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6" draw:layer="layout" svg:width="0.115cm" svg:height="0.2cm" svg:x="5.268cm" svg:y="1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2" draw:layer="layout" svg:x1="5.269cm" svg:y1="12.05cm" svg:x2="5.098cm" svg:y2="12.05cm">
            <text:p/>
          </draw:line>
          <draw:line draw:style-name="gr17" draw:text-style-name="P2" draw:layer="layout" svg:x1="5.269cm" svg:y1="12.15cm" svg:x2="5.098cm" svg:y2="12.15cm">
            <text:p/>
          </draw:line>
        </draw:g>
        <draw:custom-shape draw:style-name="gr19" draw:text-style-name="P8" draw:layer="layout" svg:width="1.298cm" svg:height="0.6cm" svg:x="5.502cm" svg:y="13cm">
          <text:p/>
          <draw:enhanced-geometry svg:viewBox="0 0 21600 21600" draw:type="rectangle" draw:enhanced-path="M 0 0 L 21600 0 21600 21600 0 21600 0 0 Z N"/>
        </draw:custom-shape>
        <draw:frame draw:style-name="gr41" draw:text-style-name="P9" draw:layer="layout" svg:width="1.09cm" svg:height="0.559cm" svg:x="5.597cm" svg:y="13.03cm">
          <draw:text-box>
            <text:p><text:span text:style-name="T1">Conrad</text:span></text:p>
            <text:p><text:span text:style-name="T1">BV00/026</text:span></text:p>
          </draw:text-box>
        </draw:frame>
        <draw:line draw:style-name="gr21" draw:text-style-name="P2" draw:layer="layout" svg:x1="6.8cm" svg:y1="13.6cm" svg:x2="5.5cm" svg:y2="14.2cm">
          <text:p/>
        </draw:line>
        <draw:frame draw:style-name="gr42" draw:text-style-name="P10" draw:layer="layout" svg:width="0.552cm" svg:height="0.28cm" svg:x="5.65cm" svg:y="13.668cm">
          <draw:text-box>
            <text:p><text:span text:style-name="T2">230~</text:span></text:p>
          </draw:text-box>
        </draw:frame>
        <draw:frame draw:style-name="gr43" draw:text-style-name="P10" draw:layer="layout" svg:width="0.5cm" svg:height="0.5cm" svg:x="6.3cm" svg:y="13.85cm">
          <draw:text-box>
            <text:p><text:span text:style-name="T2">18V~</text:span></text:p>
            <text:p><text:span text:style-name="T2">2,9A</text:span></text:p>
          </draw:text-box>
        </draw:frame>
        <draw:custom-shape draw:style-name="gr19" draw:text-style-name="P8" draw:layer="layout" svg:width="1.298cm" svg:height="0.8cm" svg:x="5.502cm" svg:y="13.6cm">
          <text:p/>
          <draw:enhanced-geometry svg:viewBox="0 0 21600 21600" draw:type="rectangle" draw:enhanced-path="M 0 0 L 21600 0 21600 21600 0 21600 0 0 Z N"/>
        </draw:custom-shape>
        <draw:frame draw:style-name="gr44" draw:text-style-name="P14" draw:layer="layout" svg:width="0.607cm" svg:height="0.276cm" svg:x="10.655cm" svg:y="12.3cm">
          <draw:text-box>
            <text:p><text:span text:style-name="T3">braun</text:span></text:p>
          </draw:text-box>
        </draw:frame>
        <draw:frame draw:style-name="gr45" draw:text-style-name="P14" draw:layer="layout" svg:width="0.304cm" svg:height="0.276cm" svg:x="10.656cm" svg:y="12.6cm">
          <draw:text-box>
            <text:p><text:span text:style-name="T3">rot</text:span></text:p>
          </draw:text-box>
        </draw:frame>
        <draw:circle draw:style-name="gr46" draw:text-style-name="P15" draw:layer="layout" svg:width="0.1cm" svg:height="0.1cm" svg:x="11.75cm" svg:y="12.55cm">
          <text:p/>
        </draw:circle>
        <draw:frame draw:style-name="gr39" draw:text-style-name="P14" draw:layer="layout" svg:width="0.861cm" svg:height="0.276cm" svg:x="9.199cm" svg:y="12.326cm">
          <draw:text-box>
            <text:p><text:span text:style-name="T3">schwarz</text:span></text:p>
          </draw:text-box>
        </draw:frame>
        <draw:polyline draw:style-name="gr47" draw:text-style-name="P2" draw:layer="layout" svg:width="4.399cm" svg:height="1.199cm" svg:x="10.5cm" svg:y="12.9cm" svg:viewBox="0 0 4400 1200" draw:points="4400,1200 1600,1200 1600,0 0,0">
          <text:p/>
        </draw:polyline>
        <draw:polyline draw:style-name="gr4" draw:text-style-name="P2" draw:layer="layout" svg:width="4.399cm" svg:height="2.099cm" svg:x="10.5cm" svg:y="10.5cm" svg:viewBox="0 0 4400 2100" draw:points="0,2100 1300,2100 1300,0 4400,0">
          <text:p/>
        </draw:polyline>
        <draw:polygon draw:style-name="gr48" draw:text-style-name="P16" draw:layer="layout" svg:width="0.299cm" svg:height="0.099cm" svg:x="12.1cm" svg:y="10.438cm" svg:viewBox="0 0 300 100" draw:points="0,0 300,50 0,100">
          <text:p/>
        </draw:polygon>
        <draw:polyline draw:style-name="gr49" draw:text-style-name="P2" draw:layer="layout" svg:width="2.699cm" svg:height="1.299cm" svg:x="12.2cm" svg:y="11.3cm" svg:viewBox="0 0 2700 1300" draw:points="0,1300 0,0 2700,0">
          <text:p/>
        </draw:polyline>
        <draw:line draw:style-name="gr50" draw:text-style-name="P2" draw:layer="layout" svg:x1="13.1cm" svg:y1="12.9cm" svg:x2="14.9cm" svg:y2="12.9cm">
          <text:p/>
        </draw:line>
        <draw:line draw:style-name="gr51" draw:text-style-name="P2" draw:layer="layout" svg:x1="13.1cm" svg:y1="13.3cm" svg:x2="14.9cm" svg:y2="13.3cm">
          <text:p/>
        </draw:line>
        <draw:polyline draw:style-name="gr52" draw:text-style-name="P2" draw:layer="layout" svg:width="2.699cm" svg:height="1.099cm" svg:x="12.2cm" svg:y="12.6cm" svg:viewBox="0 0 2700 1100" draw:points="0,0 0,1100 2700,1100">
          <text:p/>
        </draw:polyline>
        <draw:polyline draw:style-name="gr53" draw:text-style-name="P2" draw:layer="layout" svg:width="2.999cm" svg:height="1.999cm" svg:x="11.9cm" svg:y="10.9cm" svg:viewBox="0 0 3000 2000" draw:points="0,2000 0,0 3000,0">
          <text:p/>
        </draw:polyline>
        <draw:polyline draw:style-name="gr54" draw:text-style-name="P2" draw:layer="layout" svg:width="2.599cm" svg:height="1.199cm" svg:x="12.3cm" svg:y="11.7cm" svg:viewBox="0 0 2600 1200" draw:points="0,1200 0,0 2600,0">
          <text:p/>
        </draw:polyline>
        <draw:g draw:style-name="gr13">
          <draw:frame draw:style-name="gr55" draw:text-style-name="P17" draw:layer="layout" svg:width="0.15cm" svg:height="0.25cm" svg:x="16.6cm" svg:y="10.25cm">
            <draw:text-box>
              <text:p><text:span text:style-name="T4">1</text:span></text:p>
            </draw:text-box>
          </draw:frame>
          <draw:circle draw:style-name="gr56" draw:text-style-name="P18" draw:layer="layout" svg:width="0.12cm" svg:height="0.12cm" svg:x="16.14cm" svg:y="10.44cm">
            <text:p/>
          </draw:circle>
          <draw:circle draw:style-name="gr56" draw:text-style-name="P18" draw:layer="layout" svg:width="0.12cm" svg:height="0.12cm" svg:x="15.94cm" svg:y="10.59cm">
            <text:p/>
          </draw:circle>
          <draw:circle draw:style-name="gr56" draw:text-style-name="P18" draw:layer="layout" svg:width="0.12cm" svg:height="0.12cm" svg:x="16.14cm" svg:y="10.74cm">
            <text:p/>
          </draw:circle>
          <draw:circle draw:style-name="gr56" draw:text-style-name="P18" draw:layer="layout" svg:width="0.12cm" svg:height="0.12cm" svg:x="15.94cm" svg:y="10.89cm">
            <text:p/>
          </draw:circle>
          <draw:circle draw:style-name="gr56" draw:text-style-name="P18" draw:layer="layout" svg:width="0.12cm" svg:height="0.12cm" svg:x="16.14cm" svg:y="11.04cm">
            <text:p/>
          </draw:circle>
          <draw:circle draw:style-name="gr56" draw:text-style-name="P18" draw:layer="layout" svg:width="0.12cm" svg:height="0.12cm" svg:x="15.94cm" svg:y="11.19cm">
            <text:p/>
          </draw:circle>
          <draw:circle draw:style-name="gr56" draw:text-style-name="P18" draw:layer="layout" svg:width="0.12cm" svg:height="0.12cm" svg:x="16.14cm" svg:y="11.34cm">
            <text:p/>
          </draw:circle>
          <draw:circle draw:style-name="gr56" draw:text-style-name="P18" draw:layer="layout" svg:width="0.12cm" svg:height="0.12cm" svg:x="15.94cm" svg:y="11.49cm">
            <text:p/>
          </draw:circle>
          <draw:circle draw:style-name="gr56" draw:text-style-name="P18" draw:layer="layout" svg:width="0.12cm" svg:height="0.12cm" svg:x="16.14cm" svg:y="11.64cm">
            <text:p/>
          </draw:circle>
          <draw:circle draw:style-name="gr56" draw:text-style-name="P18" draw:layer="layout" svg:width="0.12cm" svg:height="0.12cm" svg:x="15.94cm" svg:y="11.79cm">
            <text:p/>
          </draw:circle>
          <draw:circle draw:style-name="gr56" draw:text-style-name="P18" draw:layer="layout" svg:width="0.12cm" svg:height="0.12cm" svg:x="16.14cm" svg:y="11.94cm">
            <text:p/>
          </draw:circle>
          <draw:frame draw:style-name="gr55" draw:text-style-name="P17" draw:layer="layout" svg:width="0.15cm" svg:height="0.25cm" svg:x="16.6cm" svg:y="10.55cm">
            <draw:text-box>
              <text:p><text:span text:style-name="T4">2</text:span></text:p>
            </draw:text-box>
          </draw:frame>
          <draw:frame draw:style-name="gr55" draw:text-style-name="P17" draw:layer="layout" svg:width="0.15cm" svg:height="0.25cm" svg:x="16.6cm" svg:y="10.85cm">
            <draw:text-box>
              <text:p><text:span text:style-name="T4">3</text:span></text:p>
            </draw:text-box>
          </draw:frame>
          <draw:frame draw:style-name="gr55" draw:text-style-name="P17" draw:layer="layout" svg:width="0.15cm" svg:height="0.25cm" svg:x="16.6cm" svg:y="11.15cm">
            <draw:text-box>
              <text:p><text:span text:style-name="T4">4</text:span></text:p>
            </draw:text-box>
          </draw:frame>
          <draw:frame draw:style-name="gr55" draw:text-style-name="P17" draw:layer="layout" svg:width="0.15cm" svg:height="0.25cm" svg:x="16.6cm" svg:y="11.45cm">
            <draw:text-box>
              <text:p><text:span text:style-name="T4">5</text:span></text:p>
            </draw:text-box>
          </draw:frame>
          <draw:frame draw:style-name="gr55" draw:text-style-name="P17" draw:layer="layout" svg:width="0.15cm" svg:height="0.25cm" svg:x="16.6cm" svg:y="11.75cm">
            <draw:text-box>
              <text:p><text:span text:style-name="T4">6</text:span></text:p>
            </draw:text-box>
          </draw:frame>
          <draw:frame draw:style-name="gr55" draw:text-style-name="P17" draw:layer="layout" svg:width="0.15cm" svg:height="0.25cm" svg:x="16.6cm" svg:y="12.05cm">
            <draw:text-box>
              <text:p><text:span text:style-name="T4">7</text:span></text:p>
            </draw:text-box>
          </draw:frame>
          <draw:frame draw:style-name="gr55" draw:text-style-name="P17" draw:layer="layout" svg:width="0.15cm" svg:height="0.25cm" svg:x="16.6cm" svg:y="12.35cm">
            <draw:text-box>
              <text:p><text:span text:style-name="T4">8</text:span></text:p>
            </draw:text-box>
          </draw:frame>
          <draw:frame draw:style-name="gr55" draw:text-style-name="P17" draw:layer="layout" svg:width="0.15cm" svg:height="0.25cm" svg:x="16.6cm" svg:y="12.65cm">
            <draw:text-box>
              <text:p><text:span text:style-name="T4">9</text:span></text:p>
            </draw:text-box>
          </draw:frame>
          <draw:frame draw:style-name="gr55" draw:text-style-name="P17" draw:layer="layout" svg:width="0.25cm" svg:height="0.25cm" svg:x="16.5cm" svg:y="12.95cm">
            <draw:text-box>
              <text:p><text:span text:style-name="T4">10</text:span></text:p>
            </draw:text-box>
          </draw:frame>
          <draw:frame draw:style-name="gr55" draw:text-style-name="P17" draw:layer="layout" svg:width="0.25cm" svg:height="0.25cm" svg:x="16.5cm" svg:y="13.25cm">
            <draw:text-box>
              <text:p><text:span text:style-name="T4">11</text:span></text:p>
            </draw:text-box>
          </draw:frame>
          <draw:frame draw:style-name="gr55" draw:text-style-name="P17" draw:layer="layout" svg:width="0.25cm" svg:height="0.25cm" svg:x="16.5cm" svg:y="13.55cm">
            <draw:text-box>
              <text:p><text:span text:style-name="T4">12</text:span></text:p>
            </draw:text-box>
          </draw:frame>
          <draw:frame draw:style-name="gr55" draw:text-style-name="P17" draw:layer="layout" svg:width="0.25cm" svg:height="0.25cm" svg:x="16.5cm" svg:y="13.85cm">
            <draw:text-box>
              <text:p><text:span text:style-name="T4">13</text:span></text:p>
            </draw:text-box>
          </draw:frame>
          <draw:circle draw:style-name="gr56" draw:text-style-name="P18" draw:layer="layout" svg:width="0.12cm" svg:height="0.12cm" svg:x="15.94cm" svg:y="12.09cm">
            <text:p/>
          </draw:circle>
          <draw:circle draw:style-name="gr56" draw:text-style-name="P18" draw:layer="layout" svg:width="0.12cm" svg:height="0.12cm" svg:x="16.14cm" svg:y="12.24cm">
            <text:p/>
          </draw:circle>
          <draw:circle draw:style-name="gr56" draw:text-style-name="P18" draw:layer="layout" svg:width="0.12cm" svg:height="0.12cm" svg:x="15.94cm" svg:y="12.39cm">
            <text:p/>
          </draw:circle>
          <draw:circle draw:style-name="gr56" draw:text-style-name="P18" draw:layer="layout" svg:width="0.12cm" svg:height="0.12cm" svg:x="16.14cm" svg:y="12.54cm">
            <text:p/>
          </draw:circle>
          <draw:circle draw:style-name="gr56" draw:text-style-name="P18" draw:layer="layout" svg:width="0.12cm" svg:height="0.12cm" svg:x="15.94cm" svg:y="12.69cm">
            <text:p/>
          </draw:circle>
          <draw:circle draw:style-name="gr56" draw:text-style-name="P18" draw:layer="layout" svg:width="0.12cm" svg:height="0.12cm" svg:x="16.14cm" svg:y="12.84cm">
            <text:p/>
          </draw:circle>
          <draw:circle draw:style-name="gr56" draw:text-style-name="P18" draw:layer="layout" svg:width="0.12cm" svg:height="0.12cm" svg:x="15.94cm" svg:y="12.99cm">
            <text:p/>
          </draw:circle>
          <draw:circle draw:style-name="gr56" draw:text-style-name="P18" draw:layer="layout" svg:width="0.12cm" svg:height="0.12cm" svg:x="16.14cm" svg:y="13.14cm">
            <text:p/>
          </draw:circle>
          <draw:circle draw:style-name="gr56" draw:text-style-name="P18" draw:layer="layout" svg:width="0.12cm" svg:height="0.12cm" svg:x="15.94cm" svg:y="13.29cm">
            <text:p/>
          </draw:circle>
          <draw:circle draw:style-name="gr56" draw:text-style-name="P18" draw:layer="layout" svg:width="0.12cm" svg:height="0.12cm" svg:x="16.14cm" svg:y="13.44cm">
            <text:p/>
          </draw:circle>
          <draw:circle draw:style-name="gr56" draw:text-style-name="P18" draw:layer="layout" svg:width="0.12cm" svg:height="0.12cm" svg:x="15.94cm" svg:y="13.59cm">
            <text:p/>
          </draw:circle>
          <draw:circle draw:style-name="gr56" draw:text-style-name="P18" draw:layer="layout" svg:width="0.12cm" svg:height="0.12cm" svg:x="16.14cm" svg:y="13.74cm">
            <text:p/>
          </draw:circle>
          <draw:circle draw:style-name="gr56" draw:text-style-name="P18" draw:layer="layout" svg:width="0.12cm" svg:height="0.12cm" svg:x="15.94cm" svg:y="13.89cm">
            <text:p/>
          </draw:circle>
          <draw:circle draw:style-name="gr56" draw:text-style-name="P18" draw:layer="layout" svg:width="0.12cm" svg:height="0.12cm" svg:x="16.14cm" svg:y="14.04cm">
            <text:p/>
          </draw:circle>
          <draw:polygon draw:style-name="gr21" draw:text-style-name="P2" draw:layer="layout" svg:width="0.599cm" svg:height="4.199cm" svg:x="15.8cm" svg:y="10.2cm" svg:viewBox="0 0 600 4200" draw:points="0,300 200,100 400,0 500,0 600,100 600,4100 500,4200 400,4200 200,4100 0,3900">
            <text:p/>
          </draw:polygon>
        </draw:g>
        <draw:circle draw:style-name="gr57" draw:text-style-name="P19" draw:layer="layout" svg:width="0.1cm" svg:height="0.1cm" svg:x="11.85cm" svg:y="12.85cm">
          <text:p/>
        </draw:circle>
        <draw:line draw:style-name="gr4" draw:text-style-name="P2" draw:layer="layout" svg:x1="11.8cm" svg:y1="12.6cm" svg:x2="12.2cm" svg:y2="12.6cm">
          <text:p/>
        </draw:line>
        <draw:line draw:style-name="gr47" draw:text-style-name="P2" draw:layer="layout" svg:x1="12.3cm" svg:y1="12.9cm" svg:x2="11.8cm" svg:y2="12.9cm">
          <text:p/>
        </draw:line>
        <draw:circle draw:style-name="gr57" draw:text-style-name="P19" draw:layer="layout" svg:width="0.1cm" svg:height="0.1cm" svg:x="12.05cm" svg:y="12.85cm">
          <text:p/>
        </draw:circle>
        <draw:circle draw:style-name="gr58" draw:text-style-name="P20" draw:layer="layout" svg:width="0.1cm" svg:height="0.1cm" svg:x="15.65cm" svg:y="12.45cm">
          <text:p/>
        </draw:circle>
        <draw:frame draw:style-name="gr44" draw:text-style-name="P14" draw:layer="layout" svg:width="0.75cm" svg:height="0.25cm" svg:x="13.1cm" svg:y="11.05cm">
          <draw:text-box>
            <text:p><text:span text:style-name="T3">WA gelb</text:span></text:p>
          </draw:text-box>
        </draw:frame>
        <draw:frame draw:style-name="gr44" draw:text-style-name="P14" draw:layer="layout" svg:width="1cm" svg:height="0.25cm" svg:x="13.1cm" svg:y="10.65cm">
          <draw:text-box>
            <text:p><text:span text:style-name="T3">NS orange</text:span></text:p>
          </draw:text-box>
        </draw:frame>
        <draw:frame draw:style-name="gr44" draw:text-style-name="P14" draw:layer="layout" svg:width="1cm" svg:height="0.25cm" svg:x="13.1cm" svg:y="10.25cm">
          <draw:text-box>
            <text:p><text:span text:style-name="T3">NN1 braun</text:span></text:p>
          </draw:text-box>
        </draw:frame>
        <draw:frame draw:style-name="gr44" draw:text-style-name="P14" draw:layer="layout" svg:width="0.8cm" svg:height="0.25cm" svg:x="13.1cm" svg:y="11.45cm">
          <draw:text-box>
            <text:p><text:span text:style-name="T3">WB grün</text:span></text:p>
          </draw:text-box>
        </draw:frame>
        <draw:frame draw:style-name="gr44" draw:text-style-name="P14" draw:layer="layout" svg:width="0.9cm" svg:height="0.25cm" svg:x="13.1cm" svg:y="11.85cm">
          <draw:text-box>
            <text:p><text:span text:style-name="T3">V+ violett</text:span></text:p>
          </draw:text-box>
        </draw:frame>
        <draw:frame draw:style-name="gr44" draw:text-style-name="P14" draw:layer="layout" svg:width="0.7cm" svg:height="0.25cm" svg:x="13.1cm" svg:y="12.25cm">
          <draw:text-box>
            <text:p><text:span text:style-name="T3">V- blau</text:span></text:p>
          </draw:text-box>
        </draw:frame>
        <draw:frame draw:style-name="gr44" draw:text-style-name="P14" draw:layer="layout" svg:width="0.4cm" svg:height="0.25cm" svg:x="7.1cm" svg:y="13.95cm">
          <draw:text-box>
            <text:p><text:span text:style-name="T3">blau</text:span></text:p>
          </draw:text-box>
        </draw:frame>
        <draw:frame draw:style-name="gr44" draw:text-style-name="P14" draw:layer="layout" svg:width="1.3cm" svg:height="0.25cm" svg:x="7.1cm" svg:y="13.65cm">
          <draw:text-box>
            <text:p><text:span text:style-name="T3">gelb </text:span><text:span text:style-name="T5">→ </text:span><text:span text:style-name="T3">violett</text:span></text:p>
          </draw:text-box>
        </draw:frame>
        <draw:line draw:style-name="gr59" draw:text-style-name="P2" draw:layer="layout" svg:x1="6.8cm" svg:y1="13.9cm" svg:x2="7.7cm" svg:y2="13.9cm">
          <text:p/>
        </draw:line>
        <draw:frame draw:style-name="gr44" draw:text-style-name="P14" draw:layer="layout" svg:width="0.75cm" svg:height="0.25cm" svg:x="13.1cm" svg:y="12.65cm">
          <draw:text-box>
            <text:p><text:span text:style-name="T3">OB weiß</text:span></text:p>
          </draw:text-box>
        </draw:frame>
        <draw:frame draw:style-name="gr44" draw:text-style-name="P14" draw:layer="layout" svg:width="0.998cm" svg:height="0.25cm" svg:x="13.102cm" svg:y="13.05cm">
          <draw:text-box>
            <text:p><text:span text:style-name="T3">OA schwarz</text:span></text:p>
          </draw:text-box>
        </draw:frame>
        <draw:circle draw:style-name="gr46" draw:text-style-name="P15" draw:layer="layout" svg:width="0.1cm" svg:height="0.1cm" svg:x="12.15cm" svg:y="12.55cm">
          <text:p/>
        </draw:circle>
        <draw:frame draw:style-name="gr44" draw:text-style-name="P14" draw:layer="layout" svg:width="0.7cm" svg:height="0.25cm" svg:x="13.1cm" svg:y="13.45cm">
          <draw:text-box>
            <text:p><text:span text:style-name="T3">SN grau</text:span></text:p>
          </draw:text-box>
        </draw:frame>
        <draw:frame draw:style-name="gr44" draw:text-style-name="P14" draw:layer="layout" svg:width="0.7cm" svg:height="0.25cm" svg:x="13.1cm" svg:y="13.85cm">
          <draw:text-box>
            <text:p><text:span text:style-name="T3">SS1 rot</text:span></text:p>
          </draw:text-box>
        </draw:frame>
        <draw:polyline draw:style-name="gr60" draw:text-style-name="P2" draw:layer="layout" svg:width="14.999cm" svg:height="4.299cm" svg:x="3cm" svg:y="12.3cm" svg:viewBox="0 0 15000 4300" draw:points="13400,0 15000,0 15000,2800 0,2800 0,4300 400,4300">
          <text:p/>
        </draw:polyline>
        <draw:rect draw:style-name="gr61" draw:text-style-name="P5" draw:layer="layout" svg:width="0.4cm" svg:height="0.399cm" svg:x="14.902cm" svg:y="10.301cm">
          <text:p/>
        </draw:rect>
        <draw:frame draw:style-name="gr62" draw:text-style-name="P21" draw:layer="layout" svg:width="0.2cm" svg:height="0.4cm" svg:x="15cm" svg:y="10.3cm">
          <draw:text-box>
            <text:p text:style-name="P1"><text:span text:style-name="T6">1</text:span></text:p>
          </draw:text-box>
        </draw:frame>
        <draw:frame draw:style-name="gr63" draw:text-style-name="P22" draw:layer="layout" svg:width="1.298cm" svg:height="0.5cm" svg:x="15.002cm" svg:y="9.9cm">
          <draw:text-box>
            <text:p><text:span text:style-name="T7">OST</text:span></text:p>
          </draw:text-box>
        </draw:frame>
        <draw:rect draw:style-name="gr61" draw:text-style-name="P5" draw:layer="layout" svg:width="0.4cm" svg:height="0.399cm" svg:x="14.902cm" svg:y="10.702cm">
          <text:p/>
        </draw:rect>
        <draw:frame draw:style-name="gr62" draw:text-style-name="P21" draw:layer="layout" svg:width="0.2cm" svg:height="0.4cm" svg:x="15cm" svg:y="10.701cm">
          <draw:text-box>
            <text:p text:style-name="P1"><text:span text:style-name="T6">3</text:span></text:p>
          </draw:text-box>
        </draw:frame>
        <draw:rect draw:style-name="gr61" draw:text-style-name="P5" draw:layer="layout" svg:width="0.4cm" svg:height="0.399cm" svg:x="14.902cm" svg:y="11.102cm">
          <text:p/>
        </draw:rect>
        <draw:rect draw:style-name="gr61" draw:text-style-name="P5" draw:layer="layout" svg:width="0.4cm" svg:height="0.399cm" svg:x="14.902cm" svg:y="11.503cm">
          <text:p/>
        </draw:rect>
        <draw:rect draw:style-name="gr61" draw:text-style-name="P5" draw:layer="layout" svg:width="0.4cm" svg:height="0.399cm" svg:x="14.902cm" svg:y="11.903cm">
          <text:p/>
        </draw:rect>
        <draw:frame draw:style-name="gr62" draw:text-style-name="P21" draw:layer="layout" svg:width="0.2cm" svg:height="0.4cm" svg:x="15cm" svg:y="11.101cm">
          <draw:text-box>
            <text:p text:style-name="P1"><text:span text:style-name="T6">4</text:span></text:p>
          </draw:text-box>
        </draw:frame>
        <draw:frame draw:style-name="gr62" draw:text-style-name="P21" draw:layer="layout" svg:width="0.2cm" svg:height="0.4cm" svg:x="15cm" svg:y="11.501cm">
          <draw:text-box>
            <text:p text:style-name="P1"><text:span text:style-name="T6">5</text:span></text:p>
          </draw:text-box>
        </draw:frame>
        <draw:frame draw:style-name="gr62" draw:text-style-name="P21" draw:layer="layout" svg:width="0.2cm" svg:height="0.4cm" svg:x="15cm" svg:y="11.901cm">
          <draw:text-box>
            <text:p text:style-name="P1"><text:span text:style-name="T6">7</text:span></text:p>
          </draw:text-box>
        </draw:frame>
        <draw:rect draw:style-name="gr61" draw:text-style-name="P5" draw:layer="layout" svg:width="0.4cm" svg:height="0.399cm" svg:x="14.902cm" svg:y="12.302cm">
          <text:p/>
        </draw:rect>
        <draw:frame draw:style-name="gr62" draw:text-style-name="P21" draw:layer="layout" svg:width="0.2cm" svg:height="0.4cm" svg:x="15cm" svg:y="12.301cm">
          <draw:text-box>
            <text:p text:style-name="P1"><text:span text:style-name="T6">8</text:span></text:p>
          </draw:text-box>
        </draw:frame>
        <draw:rect draw:style-name="gr61" draw:text-style-name="P5" draw:layer="layout" svg:width="0.4cm" svg:height="0.399cm" svg:x="14.902cm" svg:y="12.703cm">
          <text:p/>
        </draw:rect>
        <draw:frame draw:style-name="gr62" draw:text-style-name="P21" draw:layer="layout" svg:width="0.2cm" svg:height="0.4cm" svg:x="15cm" svg:y="12.702cm">
          <draw:text-box>
            <text:p text:style-name="P1"><text:span text:style-name="T6">9</text:span></text:p>
          </draw:text-box>
        </draw:frame>
        <draw:rect draw:style-name="gr61" draw:text-style-name="P5" draw:layer="layout" svg:width="0.4cm" svg:height="0.399cm" svg:x="14.902cm" svg:y="13.103cm">
          <text:p/>
        </draw:rect>
        <draw:rect draw:style-name="gr61" draw:text-style-name="P5" draw:layer="layout" svg:width="0.4cm" svg:height="0.399cm" svg:x="14.902cm" svg:y="13.504cm">
          <text:p/>
        </draw:rect>
        <draw:rect draw:style-name="gr61" draw:text-style-name="P5" draw:layer="layout" svg:width="0.4cm" svg:height="0.399cm" svg:x="14.902cm" svg:y="13.904cm">
          <text:p/>
        </draw:rect>
        <draw:frame draw:style-name="gr62" draw:text-style-name="P21" draw:layer="layout" svg:width="0.3cm" svg:height="0.4cm" svg:x="14.95cm" svg:y="13.1cm">
          <draw:text-box>
            <text:p text:style-name="P1"><text:span text:style-name="T6">10</text:span></text:p>
          </draw:text-box>
        </draw:frame>
        <draw:frame draw:style-name="gr62" draw:text-style-name="P21" draw:layer="layout" svg:width="0.3cm" svg:height="0.4cm" svg:x="14.95cm" svg:y="13.5cm">
          <draw:text-box>
            <text:p text:style-name="P1"><text:span text:style-name="T6">11</text:span></text:p>
          </draw:text-box>
        </draw:frame>
        <draw:frame draw:style-name="gr62" draw:text-style-name="P21" draw:layer="layout" svg:width="0.3cm" svg:height="0.4cm" svg:x="14.95cm" svg:y="13.9cm">
          <draw:text-box>
            <text:p text:style-name="P1"><text:span text:style-name="T6">13</text:span></text:p>
          </draw:text-box>
        </draw:frame>
        <draw:line draw:style-name="gr4" draw:text-style-name="P2" draw:layer="layout" svg:x1="15.3cm" svg:y1="10.5cm" svg:x2="16.2cm" svg:y2="10.5cm">
          <text:p/>
        </draw:line>
        <draw:polyline draw:style-name="gr53" draw:text-style-name="P2" draw:layer="layout" svg:width="0.899cm" svg:height="0.199cm" svg:x="15.3cm" svg:y="10.9cm" svg:viewBox="0 0 900 200" draw:points="0,0 300,0 300,200 900,200">
          <text:p/>
        </draw:polyline>
        <draw:polyline draw:style-name="gr49" draw:text-style-name="P2" draw:layer="layout" svg:width="0.899cm" svg:height="0.099cm" svg:x="15.3cm" svg:y="11.3cm" svg:viewBox="0 0 900 100" draw:points="0,0 300,0 300,100 900,100">
          <text:p/>
        </draw:polyline>
        <draw:line draw:style-name="gr54" draw:text-style-name="P2" draw:layer="layout" svg:x1="15.3cm" svg:y1="11.7cm" svg:x2="16.2cm" svg:y2="11.7cm">
          <text:p/>
        </draw:line>
        <draw:polyline draw:style-name="gr7" draw:text-style-name="P4" draw:layer="layout" svg:width="0.899cm" svg:height="0.199cm" svg:x="15.3cm" svg:y="12.1cm" svg:viewBox="0 0 900 200" draw:points="0,0 200,0 200,200 900,200">
          <text:p/>
        </draw:polyline>
        <draw:line draw:style-name="gr50" draw:text-style-name="P2" draw:layer="layout" svg:x1="15.3cm" svg:y1="12.9cm" svg:x2="16.2cm" svg:y2="12.9cm">
          <text:p/>
        </draw:line>
        <draw:polyline draw:style-name="gr64" draw:text-style-name="P4" draw:layer="layout" svg:width="0.499cm" svg:height="0.599cm" svg:x="15.7cm" svg:y="12cm" svg:viewBox="0 0 500 600" draw:points="500,600 0,600 0,0 486,0">
          <text:p/>
        </draw:polyline>
        <draw:polyline draw:style-name="gr51" draw:text-style-name="P2" draw:layer="layout" svg:width="0.899cm" svg:height="0.099cm" svg:x="15.3cm" svg:y="13.2cm" svg:viewBox="0 0 900 100" draw:points="0,100 300,100 300,0 900,0">
          <text:p/>
        </draw:polyline>
        <draw:polyline draw:style-name="gr52" draw:text-style-name="P2" draw:layer="layout" svg:width="0.899cm" svg:height="0.199cm" svg:x="15.3cm" svg:y="13.5cm" svg:viewBox="0 0 900 200" draw:points="0,200 300,200 300,0 900,0">
          <text:p/>
        </draw:polyline>
        <draw:line draw:style-name="gr47" draw:text-style-name="P2" draw:layer="layout" svg:x1="16.2cm" svg:y1="14.1cm" svg:x2="15.3cm" svg:y2="14.1cm">
          <text:p/>
        </draw:line>
        <draw:rect draw:style-name="gr65" draw:text-style-name="P5" draw:layer="layout" svg:width="2.5cm" svg:height="0.5cm" svg:x="14.4cm" svg:y="14.4cm">
          <text:p/>
        </draw:rect>
        <draw:frame draw:style-name="gr20" draw:text-style-name="P9" draw:layer="layout" svg:width="2.3cm" svg:height="0.3cm" svg:x="14.5cm" svg:y="14.5cm">
          <draw:text-box>
            <text:p><text:span text:style-name="T8">CON_SubD_Screw10</text:span></text:p>
          </draw:text-box>
        </draw:frame>
        <draw:frame draw:style-name="gr20" draw:text-style-name="P9" draw:layer="layout" svg:width="1.8cm" svg:height="0.3cm" draw:transform="rotate (1.5707963267949) translate (17.6cm 14.3cm)">
          <draw:text-box>
            <text:p><text:span text:style-name="T8">10-poliges Kabel</text:span></text:p>
          </draw:text-box>
        </draw:frame>
        <draw:rect draw:style-name="gr65" draw:text-style-name="P5" draw:layer="layout" svg:width="2.3cm" svg:height="0.5cm" svg:x="3.8cm" svg:y="16.6cm">
          <text:p/>
        </draw:rect>
        <draw:frame draw:style-name="gr20" draw:text-style-name="P9" draw:layer="layout" svg:width="1.996cm" svg:height="0.3cm" svg:x="4.004cm" svg:y="16.7cm">
          <draw:text-box>
            <text:p><text:span text:style-name="T8">AC_5V_supply_6pol_DCC</text:span></text:p>
          </draw:text-box>
        </draw:frame>
        <draw:g draw:style-name="gr13">
          <draw:rect draw:style-name="gr66" draw:text-style-name="P6" draw:layer="layout" svg:width="1.4cm" svg:height="2.4cm" svg:x="14.4cm" svg:y="20.201cm">
            <text:p/>
          </draw:rect>
          <draw:rect draw:style-name="gr61" draw:text-style-name="P5" draw:layer="layout" svg:width="1.2cm" svg:height="2.2cm" svg:x="14.5cm" svg:y="20.301cm">
            <text:p/>
          </draw:rect>
          <draw:rect draw:style-name="gr67" draw:text-style-name="P23" draw:layer="layout" svg:width="0.1cm" svg:height="0.8cm" svg:x="15.7cm" svg:y="21.001cm">
            <text:p/>
          </draw:rect>
          <draw:circle draw:style-name="gr56" draw:text-style-name="P24" draw:layer="layout" svg:width="0.2cm" svg:height="0.2cm" svg:x="15.2cm" svg:y="21.301cm">
            <text:p/>
          </draw:circle>
          <draw:circle draw:style-name="gr68" draw:text-style-name="P25" draw:layer="layout" svg:width="0.2cm" svg:height="0.2cm" svg:x="15.2cm" svg:y="21.301cm">
            <text:p/>
          </draw:circle>
          <draw:circle draw:style-name="gr68" draw:text-style-name="P25" draw:layer="layout" svg:width="0.2cm" svg:height="0.2cm" svg:x="14.8cm" svg:y="21.301cm">
            <text:p/>
          </draw:circle>
          <draw:circle draw:style-name="gr56" draw:text-style-name="P24" draw:layer="layout" svg:width="0.2cm" svg:height="0.2cm" svg:x="15.2cm" svg:y="20.901cm">
            <text:p/>
          </draw:circle>
          <draw:circle draw:style-name="gr56" draw:text-style-name="P24" draw:layer="layout" svg:width="0.2cm" svg:height="0.2cm" svg:x="14.8cm" svg:y="20.901cm">
            <text:p/>
          </draw:circle>
          <draw:circle draw:style-name="gr56" draw:text-style-name="P24" draw:layer="layout" svg:width="0.2cm" svg:height="0.2cm" svg:x="15.2cm" svg:y="21.701cm">
            <text:p/>
          </draw:circle>
          <draw:circle draw:style-name="gr56" draw:text-style-name="P24" draw:layer="layout" svg:width="0.2cm" svg:height="0.2cm" svg:x="14.8cm" svg:y="21.701cm">
            <text:p/>
          </draw:circle>
          <draw:frame draw:style-name="gr69" draw:text-style-name="P26" draw:layer="layout" svg:width="0.294cm" svg:height="0.519cm" svg:x="15.4cm" svg:y="21.982cm">
            <draw:text-box>
              <text:p><text:span text:style-name="T9">1</text:span></text:p>
            </draw:text-box>
          </draw:frame>
          <draw:frame draw:style-name="gr70" draw:text-style-name="P27" draw:layer="layout" svg:width="0.3cm" svg:height="0.34cm" svg:x="14.5cm" svg:y="21.631cm">
            <draw:text-box>
              <text:p><text:span text:style-name="T10">5V</text:span></text:p>
            </draw:text-box>
          </draw:frame>
          <draw:frame draw:style-name="gr70" draw:text-style-name="P27" draw:layer="layout" svg:width="0.3cm" svg:height="0.34cm" svg:x="15.4cm" svg:y="21.631cm">
            <draw:text-box>
              <text:p><text:span text:style-name="T10">5V</text:span></text:p>
            </draw:text-box>
          </draw:frame>
          <draw:frame draw:style-name="gr70" draw:text-style-name="P27" draw:layer="layout" svg:width="0.3cm" svg:height="0.34cm" svg:x="14.5cm" svg:y="21.231cm">
            <draw:text-box>
              <text:p><text:span text:style-name="T10">V-</text:span></text:p>
            </draw:text-box>
          </draw:frame>
          <draw:frame draw:style-name="gr70" draw:text-style-name="P27" draw:layer="layout" svg:width="0.3cm" svg:height="0.34cm" svg:x="14.5cm" svg:y="20.831cm">
            <draw:text-box>
              <text:p><text:span text:style-name="T10">V+</text:span></text:p>
            </draw:text-box>
          </draw:frame>
          <draw:frame draw:style-name="gr70" draw:text-style-name="P27" draw:layer="layout" svg:width="0.3cm" svg:height="0.34cm" svg:x="15.4cm" svg:y="21.231cm">
            <draw:text-box>
              <text:p><text:span text:style-name="T10">0V</text:span></text:p>
            </draw:text-box>
          </draw:frame>
          <draw:frame draw:style-name="gr70" draw:text-style-name="P27" draw:layer="layout" svg:width="0.3cm" svg:height="0.34cm" svg:x="15.4cm" svg:y="20.831cm">
            <draw:text-box>
              <text:p><text:span text:style-name="T10">V+</text:span></text:p>
            </draw:text-box>
          </draw:frame>
          <draw:frame draw:style-name="gr69" draw:text-style-name="P26" draw:layer="layout" svg:width="0.294cm" svg:height="0.519cm" svg:x="14.5cm" svg:y="21.983cm">
            <draw:text-box>
              <text:p><text:span text:style-name="T9">2</text:span></text:p>
            </draw:text-box>
          </draw:frame>
        </draw:g>
        <draw:rect draw:style-name="gr66" draw:text-style-name="P6" draw:layer="layout" svg:width="1.4cm" svg:height="3.2cm" draw:transform="rotate (-1.5707963267949) translate (17.9cm 18.501cm)">
          <text:p/>
        </draw:rect>
        <draw:rect draw:style-name="gr61" draw:text-style-name="P5" draw:layer="layout" svg:width="1.2cm" svg:height="3cm" draw:transform="rotate (-1.5707963267949) translate (17.8cm 18.601cm)">
          <text:p/>
        </draw:rect>
        <draw:rect draw:style-name="gr67" draw:text-style-name="P23" draw:layer="layout" svg:width="0.1cm" svg:height="0.8cm" draw:transform="rotate (-1.5707963267949) translate (16.7cm 19.801cm)">
          <text:p/>
        </draw:rect>
        <draw:circle draw:style-name="gr71" draw:text-style-name="P28" draw:layer="layout" svg:width="0.2cm" svg:height="0.2cm" draw:transform="rotate (-1.5707963267949) translate (16cm 18.901cm)">
          <text:p/>
        </draw:circle>
        <draw:circle draw:style-name="gr68" draw:text-style-name="P25" draw:layer="layout" svg:width="0.2cm" svg:height="0.2cm" draw:transform="rotate (-1.5707963267949) translate (16.4cm 19.301cm)">
          <text:p/>
        </draw:circle>
        <draw:circle draw:style-name="gr72" draw:text-style-name="P29" draw:layer="layout" svg:width="0.2cm" svg:height="0.2cm" draw:transform="rotate (-1.5707963267949) translate (16.4cm 18.901cm)">
          <text:p/>
        </draw:circle>
        <draw:circle draw:style-name="gr56" draw:text-style-name="P24" draw:layer="layout" svg:width="0.2cm" svg:height="0.2cm" draw:transform="rotate (-1.5707963267949) translate (15.6cm 19.301cm)">
          <text:p/>
        </draw:circle>
        <draw:circle draw:style-name="gr56" draw:text-style-name="P24" draw:layer="layout" svg:width="0.2cm" svg:height="0.2cm" draw:transform="rotate (-1.5707963267949) translate (15.6cm 18.901cm)">
          <text:p/>
        </draw:circle>
        <draw:circle draw:style-name="gr56" draw:text-style-name="P24" draw:layer="layout" svg:width="0.2cm" svg:height="0.2cm" draw:transform="rotate (-1.5707963267949) translate (16.801cm 19.302cm)">
          <text:p/>
        </draw:circle>
        <draw:circle draw:style-name="gr56" draw:text-style-name="P24" draw:layer="layout" svg:width="0.2cm" svg:height="0.2cm" draw:transform="rotate (-1.5707963267949) translate (16.801cm 19.302cm)">
          <text:p/>
        </draw:circle>
        <draw:circle draw:style-name="gr56" draw:text-style-name="P24" draw:layer="layout" svg:width="0.2cm" svg:height="0.2cm" draw:transform="rotate (-1.5707963267949) translate (16.801cm 18.902cm)">
          <text:p/>
        </draw:circle>
        <draw:circle draw:style-name="gr71" draw:text-style-name="P28" draw:layer="layout" svg:width="0.2cm" svg:height="0.2cm" draw:transform="rotate (-1.5707963267949) translate (17.201cm 18.902cm)">
          <text:p/>
        </draw:circle>
        <draw:frame draw:style-name="gr69" draw:text-style-name="P26" draw:layer="layout" svg:width="0.294cm" svg:height="0.519cm" svg:x="14.806cm" svg:y="19.301cm">
          <draw:text-box>
            <text:p><text:span text:style-name="T9">1</text:span></text:p>
          </draw:text-box>
        </draw:frame>
        <draw:frame draw:style-name="gr69" draw:text-style-name="P26" draw:layer="layout" svg:width="0.294cm" svg:height="0.519cm" svg:x="14.806cm" svg:y="18.602cm">
          <draw:text-box>
            <text:p><text:span text:style-name="T9">2</text:span></text:p>
          </draw:text-box>
        </draw:frame>
        <draw:frame draw:style-name="gr70" draw:text-style-name="P27" draw:layer="layout" svg:width="0.4cm" svg:height="0.34cm" svg:x="15.3cm" svg:y="18.581cm">
          <draw:text-box>
            <text:p><text:span text:style-name="T10">WSB</text:span></text:p>
          </draw:text-box>
        </draw:frame>
        <draw:frame draw:style-name="gr70" draw:text-style-name="P27" draw:layer="layout" svg:width="0.4cm" svg:height="0.34cm" svg:x="15.3cm" svg:y="19.481cm">
          <draw:text-box>
            <text:p><text:span text:style-name="T10">WSA</text:span></text:p>
          </draw:text-box>
        </draw:frame>
        <draw:frame draw:style-name="gr70" draw:text-style-name="P27" draw:layer="layout" svg:width="0.3cm" svg:height="0.34cm" svg:x="16.15cm" svg:y="19.48cm">
          <draw:text-box>
            <text:p><text:span text:style-name="T10">0V</text:span></text:p>
          </draw:text-box>
        </draw:frame>
        <draw:frame draw:style-name="gr70" draw:text-style-name="P27" draw:layer="layout" svg:width="0.4cm" svg:height="0.34cm" svg:x="16.5cm" svg:y="19.481cm">
          <draw:text-box>
            <text:p><text:span text:style-name="T10">WRA</text:span></text:p>
          </draw:text-box>
        </draw:frame>
        <draw:frame draw:style-name="gr70" draw:text-style-name="P27" draw:layer="layout" svg:width="0.4cm" svg:height="0.34cm" svg:x="16.1cm" svg:y="18.581cm">
          <draw:text-box>
            <text:p><text:span text:style-name="T10">V_I2C</text:span></text:p>
          </draw:text-box>
        </draw:frame>
        <draw:frame draw:style-name="gr70" draw:text-style-name="P27" draw:layer="layout" svg:width="0.4cm" svg:height="0.34cm" svg:x="16.5cm" svg:y="18.581cm">
          <draw:text-box>
            <text:p><text:span text:style-name="T10">WRB</text:span></text:p>
          </draw:text-box>
        </draw:frame>
        <draw:frame draw:style-name="gr70" draw:text-style-name="P27" draw:layer="layout" svg:width="0.3cm" svg:height="0.34cm" svg:x="15.75cm" svg:y="18.581cm">
          <draw:text-box>
            <text:p><text:span text:style-name="T10">NC</text:span></text:p>
          </draw:text-box>
        </draw:frame>
        <draw:frame draw:style-name="gr70" draw:text-style-name="P27" draw:layer="layout" svg:width="0.3cm" svg:height="0.34cm" svg:x="16.95cm" svg:y="18.581cm">
          <draw:text-box>
            <text:p><text:span text:style-name="T10">NC</text:span></text:p>
          </draw:text-box>
        </draw:frame>
        <draw:rect draw:style-name="gr66" draw:text-style-name="P6" draw:layer="layout" svg:width="1.4cm" svg:height="2.4cm" draw:transform="rotate (-1.5707963267949) translate (14.7cm 18.501cm)">
          <text:p/>
        </draw:rect>
        <draw:rect draw:style-name="gr61" draw:text-style-name="P5" draw:layer="layout" svg:width="1.2cm" svg:height="2.2cm" draw:transform="rotate (-1.5707963267949) translate (14.6cm 18.601cm)">
          <text:p/>
        </draw:rect>
        <draw:rect draw:style-name="gr67" draw:text-style-name="P23" draw:layer="layout" svg:width="0.1cm" svg:height="0.8cm" draw:transform="rotate (-1.5707963267949) translate (13.9cm 19.801cm)">
          <text:p/>
        </draw:rect>
        <draw:circle draw:style-name="gr56" draw:text-style-name="P24" draw:layer="layout" svg:width="0.2cm" svg:height="0.2cm" draw:transform="rotate (-1.5707963267949) translate (13.6cm 19.301cm)">
          <text:p/>
        </draw:circle>
        <draw:circle draw:style-name="gr56" draw:text-style-name="P24" draw:layer="layout" svg:width="0.2cm" svg:height="0.2cm" draw:transform="rotate (-1.5707963267949) translate (13.6cm 19.301cm)">
          <text:p/>
        </draw:circle>
        <draw:circle draw:style-name="gr56" draw:text-style-name="P24" draw:layer="layout" svg:width="0.2cm" svg:height="0.2cm" draw:transform="rotate (-1.5707963267949) translate (14cm 19.301cm)">
          <text:p/>
        </draw:circle>
        <draw:circle draw:style-name="gr56" draw:text-style-name="P24" draw:layer="layout" svg:width="0.2cm" svg:height="0.2cm" draw:transform="rotate (-1.5707963267949) translate (13.2cm 19.301cm)">
          <text:p/>
        </draw:circle>
        <draw:frame draw:style-name="gr69" draw:text-style-name="P26" draw:layer="layout" svg:width="0.294cm" svg:height="0.519cm" svg:x="12.406cm" svg:y="19.301cm">
          <draw:text-box>
            <text:p><text:span text:style-name="T9">1</text:span></text:p>
          </draw:text-box>
        </draw:frame>
        <draw:frame draw:style-name="gr70" draw:text-style-name="P27" draw:layer="layout" svg:width="0.4cm" svg:height="0.34cm" svg:x="13.7cm" svg:y="19.481cm">
          <draw:text-box>
            <text:p><text:span text:style-name="T10">WB</text:span></text:p>
          </draw:text-box>
        </draw:frame>
        <draw:frame draw:style-name="gr70" draw:text-style-name="P27" draw:layer="layout" svg:width="0.3cm" svg:height="0.34cm" svg:x="13.35cm" svg:y="19.481cm">
          <draw:text-box>
            <text:p><text:span text:style-name="T10">V-</text:span></text:p>
          </draw:text-box>
        </draw:frame>
        <draw:frame draw:style-name="gr70" draw:text-style-name="P27" draw:layer="layout" svg:width="0.35cm" svg:height="0.34cm" svg:x="12.9cm" svg:y="19.481cm">
          <draw:text-box>
            <text:p><text:span text:style-name="T10">WA</text:span></text:p>
          </draw:text-box>
        </draw:frame>
        <draw:frame draw:style-name="gr69" draw:text-style-name="P26" draw:layer="layout" svg:width="0.294cm" svg:height="0.519cm" svg:x="12.406cm" svg:y="18.602cm">
          <draw:text-box>
            <text:p><text:span text:style-name="T9">2</text:span></text:p>
          </draw:text-box>
        </draw:frame>
        <draw:polyline draw:style-name="gr73" draw:text-style-name="P2" draw:layer="layout" svg:width="4.899cm" svg:height="0.099cm" svg:x="11.9cm" svg:y="21.4cm" svg:viewBox="0 0 4900 100" draw:points="4900,100 3100,100 3000,0 2900,100 0,100">
          <text:p/>
        </draw:polyline>
        <draw:polyline draw:style-name="gr74" draw:text-style-name="P2" draw:layer="layout" svg:width="4.899cm" svg:height="0.199cm" svg:x="11.9cm" svg:y="21.001cm" svg:viewBox="0 0 4900 200" draw:points="4900,200 3500,200 3400,0 3300,200 0,199">
          <text:p/>
        </draw:polyline>
        <draw:polyline draw:style-name="gr75" draw:text-style-name="P2" draw:layer="layout" svg:width="4.899cm" svg:height="0.099cm" svg:x="11.9cm" svg:y="21.001cm" svg:viewBox="0 0 4900 100" draw:points="4900,100 3100,100 3000,0 2900,100 0,99">
          <text:p/>
        </draw:polyline>
        <draw:frame draw:style-name="gr76" draw:text-style-name="P30" draw:layer="layout" svg:width="0.5cm" svg:height="0.5cm" svg:x="17cm" svg:y="20.851cm">
          <draw:text-box>
            <text:p text:style-name="P1"><text:span text:style-name="T11">V+</text:span></text:p>
          </draw:text-box>
        </draw:frame>
        <draw:frame draw:style-name="gr76" draw:text-style-name="P30" draw:layer="layout" svg:width="1cm" svg:height="0.5cm" svg:x="17cm" svg:y="21.301cm">
          <draw:text-box>
            <text:p text:style-name="P1"><text:span text:style-name="T11">V-/0V</text:span></text:p>
          </draw:text-box>
        </draw:frame>
        <draw:frame draw:style-name="gr76" draw:text-style-name="P30" draw:layer="layout" svg:width="0.5cm" svg:height="0.5cm" svg:x="17cm" svg:y="21.751cm">
          <draw:text-box>
            <text:p text:style-name="P1"><text:span text:style-name="T11">5V</text:span></text:p>
          </draw:text-box>
        </draw:frame>
        <draw:polyline draw:style-name="gr77" draw:text-style-name="P2" draw:layer="layout" svg:width="4.899cm" svg:height="0.199cm" svg:x="11.9cm" svg:y="21.801cm" svg:viewBox="0 0 4900 200" draw:points="4900,200 3500,200 3400,0 3300,200 0,199">
          <text:p/>
        </draw:polyline>
        <draw:polyline draw:style-name="gr78" draw:text-style-name="P2" draw:layer="layout" svg:width="4.899cm" svg:height="0.099cm" svg:x="11.9cm" svg:y="21.801cm" svg:viewBox="0 0 4900 100" draw:points="4900,100 3100,100 3000,0 2900,100 0,99">
          <text:p/>
        </draw:polyline>
        <draw:polyline draw:style-name="gr79" draw:text-style-name="P2" draw:layer="layout" svg:width="4.899cm" svg:height="0.199cm" svg:x="11.9cm" svg:y="21.401cm" svg:viewBox="0 0 4900 200" draw:points="4900,200 3500,200 3400,0 3300,200 0,199">
          <text:p/>
        </draw:polyline>
        <draw:circle draw:style-name="gr71" draw:text-style-name="P28" draw:layer="layout" svg:width="0.2cm" svg:height="0.2cm" draw:transform="rotate (-1.5707963267949) translate (14cm 18.909cm)">
          <text:p/>
        </draw:circle>
        <draw:frame draw:style-name="gr70" draw:text-style-name="P27" draw:layer="layout" svg:width="0.3cm" svg:height="0.34cm" svg:x="13.75cm" svg:y="18.589cm">
          <draw:text-box>
            <text:p><text:span text:style-name="T10">NC</text:span></text:p>
          </draw:text-box>
        </draw:frame>
        <draw:circle draw:style-name="gr71" draw:text-style-name="P28" draw:layer="layout" svg:width="0.2cm" svg:height="0.2cm" draw:transform="rotate (-1.5707963267949) translate (13.6cm 18.917cm)">
          <text:p/>
        </draw:circle>
        <draw:frame draw:style-name="gr70" draw:text-style-name="P27" draw:layer="layout" svg:width="0.3cm" svg:height="0.34cm" svg:x="13.35cm" svg:y="18.597cm">
          <draw:text-box>
            <text:p><text:span text:style-name="T10">NC</text:span></text:p>
          </draw:text-box>
        </draw:frame>
        <draw:circle draw:style-name="gr71" draw:text-style-name="P28" draw:layer="layout" svg:width="0.2cm" svg:height="0.2cm" draw:transform="rotate (-1.5707963267949) translate (13.2cm 18.925cm)">
          <text:p/>
        </draw:circle>
        <draw:frame draw:style-name="gr70" draw:text-style-name="P27" draw:layer="layout" svg:width="0.3cm" svg:height="0.34cm" svg:x="12.95cm" svg:y="18.605cm">
          <draw:text-box>
            <text:p><text:span text:style-name="T10">NC</text:span></text:p>
          </draw:text-box>
        </draw:frame>
        <draw:circle draw:style-name="gr71" draw:text-style-name="P28" draw:layer="layout" svg:width="0.2cm" svg:height="0.2cm" draw:transform="rotate (-1.5707963267949) translate (16.001cm 19.302cm)">
          <text:p/>
        </draw:circle>
        <draw:frame draw:style-name="gr70" draw:text-style-name="P27" draw:layer="layout" svg:width="0.3cm" svg:height="0.34cm" svg:x="15.75cm" svg:y="19.481cm">
          <draw:text-box>
            <text:p><text:span text:style-name="T10">NC</text:span></text:p>
          </draw:text-box>
        </draw:frame>
        <draw:circle draw:style-name="gr71" draw:text-style-name="P28" draw:layer="layout" svg:width="0.2cm" svg:height="0.2cm" draw:transform="rotate (-1.5707963267949) translate (17.201cm 19.295cm)">
          <text:p/>
        </draw:circle>
        <draw:frame draw:style-name="gr70" draw:text-style-name="P27" draw:layer="layout" svg:width="0.3cm" svg:height="0.34cm" svg:x="16.95cm" svg:y="19.474cm">
          <draw:text-box>
            <text:p><text:span text:style-name="T10">NC</text:span></text:p>
          </draw:text-box>
        </draw:frame>
        <draw:frame draw:style-name="gr80" draw:text-style-name="P31" draw:layer="layout" svg:width="8.7cm" svg:height="0.3cm" svg:x="2.1cm" svg:y="28.3cm">
          <draw:text-box>
            <text:p><text:file-name text:display="full">G:\github\RCC5V\examples\exampleTurnout2\odg\W2_block1.odg</text:file-name></text:p>
          </draw:text-box>
        </draw:frame>
        <draw:rect draw:style-name="gr65" draw:text-style-name="P5" draw:layer="layout" svg:width="2.3cm" svg:height="0.5cm" svg:x="12cm" svg:y="22.2cm">
          <text:p/>
        </draw:rect>
        <draw:frame draw:style-name="gr20" draw:text-style-name="P9" draw:layer="layout" svg:width="2.1cm" svg:height="0.3cm" svg:x="12.1cm" svg:y="22.3cm">
          <draw:text-box>
            <text:p><text:span text:style-name="T8">RW_5V_W2_STRG</text:span></text:p>
          </draw:text-box>
        </draw:frame>
        <draw:g draw:style-name="gr13">
          <draw:rect draw:style-name="gr81" draw:text-style-name="P5" draw:layer="layout" svg:width="0.2cm" svg:height="0.2cm" svg:x="6.198cm" svg:y="15.7cm">
            <text:p/>
          </draw:rect>
          <draw:rect draw:style-name="gr81" draw:text-style-name="P5" draw:layer="layout" svg:width="0.2cm" svg:height="0.2cm" svg:x="6.198cm" svg:y="15.9cm">
            <text:p/>
          </draw:rect>
          <draw:rect draw:style-name="gr81" draw:text-style-name="P5" draw:layer="layout" svg:width="0.2cm" svg:height="0.2cm" svg:x="6.198cm" svg:y="16.1cm">
            <text:p/>
          </draw:rect>
          <draw:rect draw:style-name="gr81" draw:text-style-name="P5" draw:layer="layout" svg:width="0.2cm" svg:height="0.2cm" svg:x="6.198cm" svg:y="16.3cm">
            <text:p/>
          </draw:rect>
          <draw:rect draw:style-name="gr81" draw:text-style-name="P5" draw:layer="layout" svg:width="0.2cm" svg:height="0.2cm" svg:x="6.198cm" svg:y="16.5cm">
            <text:p/>
          </draw:rect>
          <draw:rect draw:style-name="gr81" draw:text-style-name="P5" draw:layer="layout" svg:width="0.2cm" svg:height="0.2cm" svg:x="6.198cm" svg:y="16.7cm">
            <text:p/>
          </draw:rect>
          <draw:rect draw:style-name="gr81" draw:text-style-name="P5" draw:layer="layout" svg:width="0.2cm" svg:height="0.2cm" svg:x="6.198cm" svg:y="16.9cm">
            <text:p/>
          </draw:rect>
          <draw:rect draw:style-name="gr81" draw:text-style-name="P5" draw:layer="layout" svg:width="0.2cm" svg:height="0.2cm" svg:x="6.198cm" svg:y="17.1cm">
            <text:p/>
          </draw:rect>
          <draw:rect draw:style-name="gr81" draw:text-style-name="P5" draw:layer="layout" svg:width="0.2cm" svg:height="0.2cm" svg:x="6.198cm" svg:y="17.3cm">
            <text:p/>
          </draw:rect>
          <draw:rect draw:style-name="gr81" draw:text-style-name="P5" draw:layer="layout" svg:width="0.2cm" svg:height="0.2cm" svg:x="6.198cm" svg:y="17.5cm">
            <text:p/>
          </draw:rect>
        </draw:g>
        <draw:frame draw:style-name="gr82" draw:text-style-name="P32" draw:layer="layout" svg:width="0.558cm" svg:height="0.28cm" svg:x="4.14cm" svg:y="17.167cm">
          <draw:text-box draw:corner-radius="0.058cm">
            <text:p><text:span text:style-name="T12">Power</text:span></text:p>
          </draw:text-box>
        </draw:frame>
        <draw:frame draw:style-name="gr82" draw:text-style-name="P32" draw:layer="layout" svg:width="0.402cm" svg:height="0.28cm" svg:x="4.898cm" svg:y="17.167cm">
          <draw:text-box>
            <text:p><text:span text:style-name="T12">DCC</text:span></text:p>
          </draw:text-box>
        </draw:frame>
        <draw:g draw:style-name="gr13">
          <draw:circle draw:style-name="gr56" draw:text-style-name="P18" draw:layer="layout" svg:width="0.06cm" svg:height="0.06cm" svg:x="3.57cm" svg:y="15.72cm">
            <text:p/>
          </draw:circle>
          <draw:circle draw:style-name="gr56" draw:text-style-name="P18" draw:layer="layout" svg:width="0.06cm" svg:height="0.06cm" svg:x="3.47cm" svg:y="15.795cm">
            <text:p/>
          </draw:circle>
          <draw:circle draw:style-name="gr56" draw:text-style-name="P18" draw:layer="layout" svg:width="0.06cm" svg:height="0.06cm" svg:x="3.57cm" svg:y="15.87cm">
            <text:p/>
          </draw:circle>
          <draw:circle draw:style-name="gr56" draw:text-style-name="P18" draw:layer="layout" svg:width="0.06cm" svg:height="0.06cm" svg:x="3.47cm" svg:y="15.945cm">
            <text:p/>
          </draw:circle>
          <draw:circle draw:style-name="gr56" draw:text-style-name="P18" draw:layer="layout" svg:width="0.06cm" svg:height="0.06cm" svg:x="3.57cm" svg:y="16.02cm">
            <text:p/>
          </draw:circle>
          <draw:circle draw:style-name="gr56" draw:text-style-name="P18" draw:layer="layout" svg:width="0.06cm" svg:height="0.06cm" svg:x="3.47cm" svg:y="16.095cm">
            <text:p/>
          </draw:circle>
          <draw:circle draw:style-name="gr56" draw:text-style-name="P18" draw:layer="layout" svg:width="0.06cm" svg:height="0.06cm" svg:x="3.57cm" svg:y="16.17cm">
            <text:p/>
          </draw:circle>
          <draw:circle draw:style-name="gr56" draw:text-style-name="P18" draw:layer="layout" svg:width="0.06cm" svg:height="0.06cm" svg:x="3.47cm" svg:y="16.245cm">
            <text:p/>
          </draw:circle>
          <draw:circle draw:style-name="gr56" draw:text-style-name="P18" draw:layer="layout" svg:width="0.06cm" svg:height="0.06cm" svg:x="3.57cm" svg:y="16.32cm">
            <text:p/>
          </draw:circle>
          <draw:circle draw:style-name="gr56" draw:text-style-name="P18" draw:layer="layout" svg:width="0.06cm" svg:height="0.06cm" svg:x="3.47cm" svg:y="16.395cm">
            <text:p/>
          </draw:circle>
          <draw:circle draw:style-name="gr56" draw:text-style-name="P18" draw:layer="layout" svg:width="0.06cm" svg:height="0.06cm" svg:x="3.57cm" svg:y="16.47cm">
            <text:p/>
          </draw:circle>
          <draw:circle draw:style-name="gr56" draw:text-style-name="P18" draw:layer="layout" svg:width="0.06cm" svg:height="0.06cm" svg:x="3.47cm" svg:y="16.545cm">
            <text:p/>
          </draw:circle>
          <draw:circle draw:style-name="gr56" draw:text-style-name="P18" draw:layer="layout" svg:width="0.06cm" svg:height="0.06cm" svg:x="3.57cm" svg:y="16.62cm">
            <text:p/>
          </draw:circle>
          <draw:circle draw:style-name="gr56" draw:text-style-name="P18" draw:layer="layout" svg:width="0.06cm" svg:height="0.06cm" svg:x="3.47cm" svg:y="16.695cm">
            <text:p/>
          </draw:circle>
          <draw:circle draw:style-name="gr56" draw:text-style-name="P18" draw:layer="layout" svg:width="0.06cm" svg:height="0.06cm" svg:x="3.57cm" svg:y="16.77cm">
            <text:p/>
          </draw:circle>
          <draw:circle draw:style-name="gr56" draw:text-style-name="P18" draw:layer="layout" svg:width="0.06cm" svg:height="0.06cm" svg:x="3.47cm" svg:y="16.845cm">
            <text:p/>
          </draw:circle>
          <draw:circle draw:style-name="gr56" draw:text-style-name="P18" draw:layer="layout" svg:width="0.06cm" svg:height="0.06cm" svg:x="3.57cm" svg:y="16.92cm">
            <text:p/>
          </draw:circle>
          <draw:circle draw:style-name="gr56" draw:text-style-name="P18" draw:layer="layout" svg:width="0.06cm" svg:height="0.06cm" svg:x="3.47cm" svg:y="16.995cm">
            <text:p/>
          </draw:circle>
          <draw:circle draw:style-name="gr56" draw:text-style-name="P18" draw:layer="layout" svg:width="0.06cm" svg:height="0.06cm" svg:x="3.57cm" svg:y="17.07cm">
            <text:p/>
          </draw:circle>
          <draw:circle draw:style-name="gr56" draw:text-style-name="P18" draw:layer="layout" svg:width="0.06cm" svg:height="0.06cm" svg:x="3.47cm" svg:y="17.145cm">
            <text:p/>
          </draw:circle>
          <draw:circle draw:style-name="gr56" draw:text-style-name="P18" draw:layer="layout" svg:width="0.06cm" svg:height="0.06cm" svg:x="3.57cm" svg:y="17.22cm">
            <text:p/>
          </draw:circle>
          <draw:circle draw:style-name="gr56" draw:text-style-name="P18" draw:layer="layout" svg:width="0.06cm" svg:height="0.06cm" svg:x="3.47cm" svg:y="17.295cm">
            <text:p/>
          </draw:circle>
          <draw:circle draw:style-name="gr56" draw:text-style-name="P18" draw:layer="layout" svg:width="0.06cm" svg:height="0.06cm" svg:x="3.57cm" svg:y="17.37cm">
            <text:p/>
          </draw:circle>
          <draw:circle draw:style-name="gr56" draw:text-style-name="P18" draw:layer="layout" svg:width="0.06cm" svg:height="0.06cm" svg:x="3.47cm" svg:y="17.445cm">
            <text:p/>
          </draw:circle>
          <draw:circle draw:style-name="gr56" draw:text-style-name="P18" draw:layer="layout" svg:width="0.06cm" svg:height="0.06cm" svg:x="3.57cm" svg:y="17.52cm">
            <text:p/>
          </draw:circle>
          <draw:polygon draw:style-name="gr21" draw:text-style-name="P2" draw:layer="layout" svg:width="0.299cm" svg:height="2.099cm" svg:x="3.4cm" svg:y="15.6cm" svg:viewBox="0 0 300 2100" draw:points="0,150 100,50 200,0 250,0 300,50 300,2050 250,2100 200,2100 100,2050 0,1950">
            <text:p/>
          </draw:polygon>
        </draw:g>
        <draw:g draw:style-name="gr13">
          <draw:rect draw:style-name="gr83" draw:text-style-name="P33" draw:layer="layout" svg:width="0.502cm" svg:height="0.7cm" svg:x="4.15cm" svg:y="17.45cm">
            <text:p/>
          </draw:rect>
          <draw:rect draw:style-name="gr84" draw:text-style-name="P11" draw:layer="layout" svg:width="0.4cm" svg:height="0.6cm" svg:x="4.198cm" svg:y="17.5cm">
            <text:p/>
          </draw:rect>
          <draw:circle draw:style-name="gr85" draw:text-style-name="P24" draw:layer="layout" svg:width="0.1cm" svg:height="0.1cm" svg:x="4.248cm" svg:y="17.55cm">
            <text:p/>
          </draw:circle>
          <draw:circle draw:style-name="gr85" draw:text-style-name="P24" draw:layer="layout" svg:width="0.1cm" svg:height="0.1cm" svg:x="4.448cm" svg:y="17.55cm">
            <text:p/>
          </draw:circle>
          <draw:circle draw:style-name="gr85" draw:text-style-name="P24" draw:layer="layout" svg:width="0.1cm" svg:height="0.1cm" svg:x="4.248cm" svg:y="17.75cm">
            <text:p/>
          </draw:circle>
          <draw:circle draw:style-name="gr85" draw:text-style-name="P24" draw:layer="layout" svg:width="0.1cm" svg:height="0.1cm" svg:x="4.448cm" svg:y="17.75cm">
            <text:p/>
          </draw:circle>
          <draw:circle draw:style-name="gr85" draw:text-style-name="P24" draw:layer="layout" svg:width="0.1cm" svg:height="0.1cm" svg:x="4.248cm" svg:y="17.95cm">
            <text:p/>
          </draw:circle>
          <draw:circle draw:style-name="gr85" draw:text-style-name="P24" draw:layer="layout" svg:width="0.1cm" svg:height="0.1cm" svg:x="4.448cm" svg:y="17.95cm">
            <text:p/>
          </draw:circle>
          <draw:rect draw:style-name="gr11" draw:text-style-name="P1" draw:layer="layout" svg:width="0.05cm" svg:height="0.2cm" svg:x="4.6cm" svg:y="17.7cm">
            <text:p/>
          </draw:rect>
        </draw:g>
        <draw:g draw:style-name="gr13">
          <draw:rect draw:style-name="gr83" draw:text-style-name="P33" draw:layer="layout" svg:width="0.502cm" svg:height="0.7cm" svg:x="4.85cm" svg:y="17.45cm">
            <text:p/>
          </draw:rect>
          <draw:rect draw:style-name="gr84" draw:text-style-name="P11" draw:layer="layout" svg:width="0.4cm" svg:height="0.6cm" svg:x="4.898cm" svg:y="17.5cm">
            <text:p/>
          </draw:rect>
          <draw:circle draw:style-name="gr85" draw:text-style-name="P24" draw:layer="layout" svg:width="0.1cm" svg:height="0.1cm" svg:x="4.948cm" svg:y="17.55cm">
            <text:p/>
          </draw:circle>
          <draw:circle draw:style-name="gr85" draw:text-style-name="P24" draw:layer="layout" svg:width="0.1cm" svg:height="0.1cm" svg:x="5.148cm" svg:y="17.55cm">
            <text:p/>
          </draw:circle>
          <draw:circle draw:style-name="gr85" draw:text-style-name="P24" draw:layer="layout" svg:width="0.1cm" svg:height="0.1cm" svg:x="4.948cm" svg:y="17.75cm">
            <text:p/>
          </draw:circle>
          <draw:circle draw:style-name="gr85" draw:text-style-name="P24" draw:layer="layout" svg:width="0.1cm" svg:height="0.1cm" svg:x="5.148cm" svg:y="17.75cm">
            <text:p/>
          </draw:circle>
          <draw:circle draw:style-name="gr85" draw:text-style-name="P24" draw:layer="layout" svg:width="0.1cm" svg:height="0.1cm" svg:x="4.948cm" svg:y="17.95cm">
            <text:p/>
          </draw:circle>
          <draw:circle draw:style-name="gr85" draw:text-style-name="P24" draw:layer="layout" svg:width="0.1cm" svg:height="0.1cm" svg:x="5.148cm" svg:y="17.95cm">
            <text:p/>
          </draw:circle>
          <draw:rect draw:style-name="gr11" draw:text-style-name="P1" draw:layer="layout" svg:width="0.05cm" svg:height="0.2cm" svg:x="5.3cm" svg:y="17.7cm">
            <text:p/>
          </draw:rect>
        </draw:g>
        <draw:polyline draw:style-name="gr77" draw:text-style-name="P2" draw:layer="layout" svg:width="7.399cm" svg:height="9.199cm" svg:x="3.5cm" svg:y="18cm" svg:viewBox="0 0 7400 9200" draw:points="7400,9200 0,9200 0,100 900,100 1000,0">
          <text:p/>
        </draw:polyline>
        <draw:polyline draw:style-name="gr78" draw:text-style-name="P2" draw:layer="layout" svg:width="7.299cm" svg:height="9.099cm" svg:x="3.6cm" svg:y="18cm" svg:viewBox="0 0 7300 9100" draw:points="7300,9100 0,9100 0,300 0,0 700,0">
          <text:p/>
        </draw:polyline>
        <draw:polyline draw:style-name="gr79" draw:text-style-name="P2" draw:layer="layout" svg:width="7.199cm" svg:height="8.999cm" svg:x="3.7cm" svg:y="17.8cm" svg:viewBox="0 0 7200 9000" draw:points="7200,9000 0,9000 0,100 700,100 800,0">
          <text:p/>
        </draw:polyline>
        <draw:polyline draw:style-name="gr73" draw:text-style-name="P2" draw:layer="layout" svg:width="7.099cm" svg:height="8.899cm" svg:x="3.8cm" svg:y="17.8cm" svg:viewBox="0 0 7100 8900" draw:points="7100,8900 0,8900 0,0 500,0">
          <text:p/>
        </draw:polyline>
        <draw:polyline draw:style-name="gr74" draw:text-style-name="P2" draw:layer="layout" svg:width="6.999cm" svg:height="8.799cm" svg:x="3.9cm" svg:y="17.6cm" svg:viewBox="0 0 7000 8800" draw:points="7000,8800 0,8800 0,100 500,100 600,0">
          <text:p/>
        </draw:polyline>
        <draw:polyline draw:style-name="gr75" draw:text-style-name="P2" draw:layer="layout" svg:width="6.899cm" svg:height="8.699cm" svg:x="4cm" svg:y="17.6cm" svg:viewBox="0 0 6900 8700" draw:points="6900,8700 0,8700 0,0 300,0">
          <text:p/>
        </draw:polyline>
        <draw:frame draw:style-name="gr82" draw:text-style-name="P32" draw:layer="layout" svg:width="0.1cm" svg:height="0.2cm" svg:x="5.2cm" svg:y="18.1cm">
          <draw:text-box>
            <text:p><text:span text:style-name="T12">1</text:span></text:p>
          </draw:text-box>
        </draw:frame>
        <draw:frame draw:style-name="gr82" draw:text-style-name="P32" draw:layer="layout" svg:width="0.699cm" svg:height="0.28cm" svg:x="6.201cm" svg:y="26.45cm">
          <draw:text-box>
            <text:p><text:span text:style-name="T12">0V / V-</text:span></text:p>
          </draw:text-box>
        </draw:frame>
        <draw:frame draw:style-name="gr82" draw:text-style-name="P32" draw:layer="layout" svg:width="0.3cm" svg:height="0.28cm" svg:x="6.201cm" svg:y="26.85cm">
          <draw:text-box>
            <text:p><text:span text:style-name="T12">5V</text:span></text:p>
          </draw:text-box>
        </draw:frame>
        <draw:frame draw:style-name="gr82" draw:text-style-name="P32" draw:layer="layout" svg:width="0.296cm" svg:height="0.28cm" svg:x="6.204cm" svg:y="26.05cm">
          <draw:text-box>
            <text:p><text:span text:style-name="T12">V+</text:span></text:p>
          </draw:text-box>
        </draw:frame>
        <draw:g draw:style-name="gr9">
          <draw:polygon draw:style-name="gr86" draw:text-style-name="P34" draw:layer="layout" svg:width="1.599cm" svg:height="0.799cm" svg:x="11cm" svg:y="0.9cm" svg:viewBox="0 0 1600 800" draw:points="1600,400 1500,0 0,400 0,800">
            <text:p/>
          </draw:polygon>
          <draw:polygon draw:style-name="gr87" draw:text-style-name="P6" draw:layer="layout" svg:width="1.349cm" svg:height="0.199cm" svg:x="11.1cm" svg:y="1.7cm" svg:viewBox="0 0 1350 200" draw:points="0,0 0,132 415,198 936,200 1350,101 1350,0">
            <text:p/>
          </draw:polygon>
          <draw:rect draw:style-name="gr88" draw:text-style-name="P12" draw:layer="layout" svg:width="0.302cm" svg:height="0.096cm" svg:x="11.919cm" svg:y="1.735cm">
            <text:p/>
          </draw:rect>
          <draw:g draw:style-name="gr13">
            <draw:polygon draw:style-name="gr89" draw:text-style-name="P35" draw:layer="layout" svg:width="1.999cm" svg:height="0.399cm" svg:x="10.6cm" svg:y="1.3cm" svg:viewBox="0 0 2000 400" draw:points="2000,400 2000,0 0,0 1,400">
              <text:p/>
            </draw:polygon>
            <draw:line draw:style-name="gr90" draw:text-style-name="P36" draw:layer="layout" svg:x1="12.6cm" svg:y1="1.6cm" svg:x2="10.6cm" svg:y2="1.6cm">
              <text:p/>
            </draw:line>
            <draw:line draw:style-name="gr90" draw:text-style-name="P36" draw:layer="layout" svg:x1="12.6cm" svg:y1="1.4cm" svg:x2="10.6cm" svg:y2="1.4cm">
              <text:p/>
            </draw:line>
          </draw:g>
          <draw:line draw:style-name="gr90" draw:text-style-name="P36" draw:layer="layout" svg:x1="12.526cm" svg:y1="1.004cm" svg:x2="11.1cm" svg:y2="1.4cm">
            <text:p/>
          </draw:line>
          <draw:line draw:style-name="gr90" draw:text-style-name="P36" draw:layer="layout" svg:x1="12.575cm" svg:y1="1.198cm" svg:x2="11.1cm" svg:y2="1.6cm">
            <text:p/>
          </draw:line>
        </draw:g>
        <draw:frame draw:style-name="gr70" draw:text-style-name="P37" draw:layer="layout" svg:width="0.8cm" svg:height="0.34cm" svg:x="10.6cm" svg:y="0.879cm">
          <draw:text-box>
            <text:p><text:span text:style-name="T13">Turnout</text:span></text:p>
          </draw:text-box>
        </draw:frame>
        <draw:circle draw:style-name="gr91" draw:text-style-name="P5" draw:layer="layout" svg:width="0.1cm" svg:height="0.1cm" svg:x="11.55cm" svg:y="2cm">
          <text:p/>
        </draw:circle>
        <draw:circle draw:style-name="gr91" draw:text-style-name="P5" draw:layer="layout" svg:width="0.1cm" svg:height="0.1cm" svg:x="11.75cm" svg:y="2cm">
          <text:p/>
        </draw:circle>
        <draw:circle draw:style-name="gr91" draw:text-style-name="P5" draw:layer="layout" svg:width="0.1cm" svg:height="0.1cm" svg:x="11.35cm" svg:y="2cm">
          <text:p/>
        </draw:circle>
        <draw:line draw:style-name="gr51" draw:text-style-name="P2" draw:layer="layout" svg:x1="11.6cm" svg:y1="1.9cm" svg:x2="11.6cm" svg:y2="2cm">
          <text:p/>
        </draw:line>
        <draw:custom-shape draw:style-name="gr19" draw:text-style-name="P8" draw:layer="layout" svg:width="1.298cm" svg:height="0.6cm" svg:x="1.701cm" svg:y="2.8cm">
          <text:p/>
          <draw:enhanced-geometry svg:viewBox="0 0 21600 21600" draw:type="rectangle" draw:enhanced-path="M 0 0 L 21600 0 21600 21600 0 21600 0 0 Z N"/>
        </draw:custom-shape>
        <draw:frame draw:style-name="gr41" draw:text-style-name="P9" draw:layer="layout" svg:width="0.7cm" svg:height="0.489cm" svg:x="2cm" svg:y="2.9cm">
          <draw:text-box>
            <text:p><text:span text:style-name="T1">Trafo</text:span></text:p>
          </draw:text-box>
        </draw:frame>
        <draw:line draw:style-name="gr21" draw:text-style-name="P2" draw:layer="layout" svg:x1="2.999cm" svg:y1="3.4cm" svg:x2="1.699cm" svg:y2="4cm">
          <text:p/>
        </draw:line>
        <draw:frame draw:style-name="gr42" draw:text-style-name="P10" draw:layer="layout" svg:width="0.552cm" svg:height="0.28cm" svg:x="1.849cm" svg:y="3.468cm">
          <draw:text-box>
            <text:p><text:span text:style-name="T2">230~</text:span></text:p>
          </draw:text-box>
        </draw:frame>
        <draw:frame draw:style-name="gr43" draw:text-style-name="P10" draw:layer="layout" svg:width="0.5cm" svg:height="0.5cm" svg:x="2.499cm" svg:y="3.65cm">
          <draw:text-box>
            <text:p><text:span text:style-name="T2">18V~</text:span></text:p>
            <text:p><text:span text:style-name="T2">2,9A</text:span></text:p>
          </draw:text-box>
        </draw:frame>
        <draw:custom-shape draw:style-name="gr19" draw:text-style-name="P8" draw:layer="layout" svg:width="1.298cm" svg:height="0.8cm" svg:x="1.701cm" svg:y="3.4cm">
          <text:p/>
          <draw:enhanced-geometry svg:viewBox="0 0 21600 21600" draw:type="rectangle" draw:enhanced-path="M 0 0 L 21600 0 21600 21600 0 21600 0 0 Z N"/>
        </draw:custom-shape>
        <draw:frame draw:style-name="gr44" draw:text-style-name="P14" draw:layer="layout" svg:width="0.4cm" svg:height="0.25cm" svg:x="3.199cm" svg:y="3.75cm">
          <draw:text-box>
            <text:p><text:span text:style-name="T3">blue</text:span></text:p>
          </draw:text-box>
        </draw:frame>
        <draw:frame draw:style-name="gr44" draw:text-style-name="P14" draw:layer="layout" svg:width="1.401cm" svg:height="0.25cm" svg:x="3.199cm" svg:y="3.45cm">
          <draw:text-box>
            <text:p><text:span text:style-name="T14">yellow </text:span><text:span text:style-name="T5">→</text:span><text:span text:style-name="T3"> violet</text:span></text:p>
          </draw:text-box>
        </draw:frame>
        <draw:rect draw:style-name="gr65" draw:text-style-name="P5" draw:layer="layout" svg:width="2.3cm" svg:height="0.5cm" svg:x="3.8cm" svg:y="15.9cm">
          <text:p/>
        </draw:rect>
        <draw:frame draw:style-name="gr20" draw:text-style-name="P9" draw:layer="layout" svg:width="1.7cm" svg:height="0.3cm" svg:x="4.1cm" svg:y="16cm">
          <draw:text-box>
            <text:p><text:span text:style-name="T8">RW_5V_2SUB25</text:span></text:p>
          </draw:text-box>
        </draw:frame>
        <draw:frame draw:style-name="gr63" draw:text-style-name="P22" draw:layer="layout" svg:width="1.5cm" svg:height="0.5cm" svg:x="4.2cm" svg:y="15.4cm">
          <draw:text-box>
            <text:p><text:span text:style-name="T7">WEST</text:span></text:p>
          </draw:text-box>
        </draw:frame>
        <draw:g draw:style-name="gr13">
          <draw:rect draw:style-name="gr83" draw:text-style-name="P33" draw:layer="layout" svg:width="0.502cm" svg:height="0.7cm" draw:transform="rotate (1.5707963267949) translate (11.25cm 3.45cm)">
            <text:p/>
          </draw:rect>
          <draw:rect draw:style-name="gr84" draw:text-style-name="P11" draw:layer="layout" svg:width="0.4cm" svg:height="0.6cm" draw:transform="rotate (1.5707963267949) translate (11.3cm 3.402cm)">
            <text:p/>
          </draw:rect>
          <draw:circle draw:style-name="gr85" draw:text-style-name="P24" draw:layer="layout" svg:width="0.1cm" svg:height="0.1cm" draw:transform="rotate (1.5707963267949) translate (11.35cm 3.352cm)">
            <text:p/>
          </draw:circle>
          <draw:circle draw:style-name="gr85" draw:text-style-name="P24" draw:layer="layout" svg:width="0.1cm" svg:height="0.1cm" draw:transform="rotate (1.5707963267949) translate (11.35cm 3.152cm)">
            <text:p/>
          </draw:circle>
          <draw:circle draw:style-name="gr85" draw:text-style-name="P24" draw:layer="layout" svg:width="0.1cm" svg:height="0.1cm" draw:transform="rotate (1.5707963267949) translate (11.55cm 3.352cm)">
            <text:p/>
          </draw:circle>
          <draw:circle draw:style-name="gr85" draw:text-style-name="P24" draw:layer="layout" svg:width="0.1cm" svg:height="0.1cm" draw:transform="rotate (1.5707963267949) translate (11.55cm 3.152cm)">
            <text:p/>
          </draw:circle>
          <draw:circle draw:style-name="gr85" draw:text-style-name="P24" draw:layer="layout" svg:width="0.1cm" svg:height="0.1cm" draw:transform="rotate (1.5707963267949) translate (11.75cm 3.352cm)">
            <text:p/>
          </draw:circle>
          <draw:circle draw:style-name="gr85" draw:text-style-name="P24" draw:layer="layout" svg:width="0.1cm" svg:height="0.1cm" draw:transform="rotate (1.5707963267949) translate (11.75cm 3.152cm)">
            <text:p/>
          </draw:circle>
          <draw:rect draw:style-name="gr11" draw:text-style-name="P1" draw:layer="layout" svg:width="0.05cm" svg:height="0.2cm" draw:transform="rotate (1.5707963267949) translate (11.5cm 3cm)">
            <text:p/>
          </draw:rect>
        </draw:g>
        <draw:g draw:style-name="gr9">
          <draw:g draw:style-name="gr9">
            <draw:custom-shape draw:style-name="gr92" draw:text-style-name="P38" draw:layer="layout" svg:width="0.14cm" svg:height="0.14cm" svg:x="11.33cm" svg:y="2.6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3" draw:text-style-name="P2" draw:layer="layout" svg:x1="11.454cm" svg:y1="2.727cm" svg:x2="11.333cm" svg:y2="2.794cm">
              <text:p/>
            </draw:line>
            <draw:line draw:style-name="gr93" draw:text-style-name="P2" draw:layer="layout" svg:x1="11.465cm" svg:y1="2.745cm" svg:x2="11.345cm" svg:y2="2.814cm">
              <text:p/>
            </draw:line>
          </draw:g>
          <draw:g draw:style-name="gr9">
            <draw:custom-shape draw:style-name="gr92" draw:text-style-name="P38" draw:layer="layout" svg:width="0.14cm" svg:height="0.14cm" svg:x="11.53cm" svg:y="2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3" draw:text-style-name="P2" draw:layer="layout" svg:x1="11.654cm" svg:y1="2.728cm" svg:x2="11.533cm" svg:y2="2.795cm">
              <text:p/>
            </draw:line>
            <draw:line draw:style-name="gr93" draw:text-style-name="P2" draw:layer="layout" svg:x1="11.665cm" svg:y1="2.746cm" svg:x2="11.545cm" svg:y2="2.815cm">
              <text:p/>
            </draw:line>
          </draw:g>
          <draw:g draw:style-name="gr9">
            <draw:custom-shape draw:style-name="gr92" draw:text-style-name="P38" draw:layer="layout" svg:width="0.14cm" svg:height="0.14cm" svg:x="11.731cm" svg:y="2.7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3" draw:text-style-name="P2" draw:layer="layout" svg:x1="11.855cm" svg:y1="2.729cm" svg:x2="11.734cm" svg:y2="2.796cm">
              <text:p/>
            </draw:line>
            <draw:line draw:style-name="gr93" draw:text-style-name="P2" draw:layer="layout" svg:x1="11.866cm" svg:y1="2.747cm" svg:x2="11.746cm" svg:y2="2.816cm">
              <text:p/>
            </draw:line>
          </draw:g>
        </draw:g>
        <draw:line draw:style-name="gr4" draw:text-style-name="P2" draw:layer="layout" svg:x1="11.4cm" svg:y1="2.1cm" svg:x2="11.4cm" svg:y2="2.7cm">
          <text:p/>
        </draw:line>
        <draw:line draw:style-name="gr4" draw:text-style-name="P2" draw:layer="layout" svg:x1="11.8cm" svg:y1="2.1cm" svg:x2="11.8cm" svg:y2="2.7cm">
          <text:p/>
        </draw:line>
        <draw:line draw:style-name="gr51" draw:text-style-name="P2" draw:layer="layout" svg:x1="11.6cm" svg:y1="2.1cm" svg:x2="11.6cm" svg:y2="2.7cm">
          <text:p/>
        </draw:line>
        <draw:frame draw:style-name="gr94" draw:text-style-name="P37" draw:layer="layout" svg:width="0.14cm" svg:height="0.3cm" svg:x="11.1cm" svg:y="2.95cm">
          <draw:text-box>
            <text:p><text:span text:style-name="T13">5</text:span></text:p>
          </draw:text-box>
        </draw:frame>
        <draw:frame draw:style-name="gr94" draw:text-style-name="P37" draw:layer="layout" svg:width="0.14cm" svg:height="0.3cm" svg:x="11.96cm" svg:y="2.95cm">
          <draw:text-box>
            <text:p><text:span text:style-name="T13">1</text:span></text:p>
          </draw:text-box>
        </draw:frame>
        <draw:line draw:style-name="gr52" draw:text-style-name="P2" draw:layer="layout" svg:x1="11.8cm" svg:y1="2.85cm" svg:x2="11.8cm" svg:y2="3.05cm">
          <text:p/>
        </draw:line>
        <draw:line draw:style-name="gr52" draw:text-style-name="P2" draw:layer="layout" svg:x1="11.4cm" svg:y1="2.85cm" svg:x2="11.4cm" svg:y2="3.05cm">
          <text:p/>
        </draw:line>
        <draw:line draw:style-name="gr52" draw:text-style-name="P2" draw:layer="layout" svg:x1="11.6cm" svg:y1="2.85cm" svg:x2="11.6cm" svg:y2="3.05cm">
          <text:p/>
        </draw:line>
        <draw:line draw:style-name="gr95" draw:text-style-name="P2" draw:layer="layout" svg:x1="3.9cm" svg:y1="4cm" svg:x2="5.2cm" svg:y2="4cm">
          <text:p/>
        </draw:line>
        <draw:line draw:style-name="gr95" draw:text-style-name="P2" draw:layer="layout" svg:x1="3cm" svg:y1="4cm" svg:x2="3.9cm" svg:y2="4cm">
          <text:p/>
        </draw:line>
        <draw:polyline draw:style-name="gr96" draw:text-style-name="P2" draw:layer="layout" svg:width="1.303cm" svg:height="0.099cm" draw:transform="rotate (-0.0767944870877513) translate (3.90470864742138cm 3.63880566548638cm)" svg:viewBox="0 0 1304 100" draw:points="0,61 798,0 805,100 1304,61">
          <text:p/>
        </draw:polyline>
        <draw:polyline draw:style-name="gr8" draw:text-style-name="P2" draw:layer="layout" svg:width="0.898cm" svg:height="1.799cm" svg:x="1.299cm" svg:y="1.9cm" svg:viewBox="0 0 899 1800" draw:points="401,1800 2,1800 0,300 899,300 899,0 401,0">
          <text:p/>
        </draw:polyline>
        <draw:g draw:style-name="gr9">
          <draw:custom-shape draw:style-name="gr16" draw:text-style-name="P6" draw:layer="layout" svg:width="0.229cm" svg:height="0.2cm" svg:x="1.469cm" svg:y="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6" draw:layer="layout" svg:width="0.115cm" svg:height="0.2cm" svg:x="1.469cm" svg:y="1.8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2" draw:layer="layout" svg:x1="1.47cm" svg:y1="1.85cm" svg:x2="1.299cm" svg:y2="1.85cm">
            <text:p/>
          </draw:line>
          <draw:line draw:style-name="gr17" draw:text-style-name="P2" draw:layer="layout" svg:x1="1.47cm" svg:y1="1.95cm" svg:x2="1.299cm" svg:y2="1.95cm">
            <text:p/>
          </draw:line>
        </draw:g>
        <draw:line draw:style-name="gr59" draw:text-style-name="P2" draw:layer="layout" svg:x1="3cm" svg:y1="3.7cm" svg:x2="3.9cm" svg:y2="3.7cm">
          <text:p/>
        </draw:line>
        <draw:rect draw:style-name="gr97" draw:text-style-name="P5" draw:layer="layout" svg:width="0.2cm" svg:height="0.196cm" svg:x="5.2cm" svg:y="3.106cm">
          <text:p/>
        </draw:rect>
        <draw:frame draw:style-name="gr98" draw:text-style-name="P39" draw:layer="layout" svg:width="0.2cm" svg:height="0.2cm" svg:x="5.2cm" svg:y="3.102cm">
          <draw:text-box>
            <text:p><text:span text:style-name="T15">NS</text:span></text:p>
          </draw:text-box>
        </draw:frame>
        <draw:rect draw:style-name="gr97" draw:text-style-name="P5" draw:layer="layout" svg:width="0.2cm" svg:height="0.196cm" svg:x="5.2cm" svg:y="3.306cm">
          <text:p/>
        </draw:rect>
        <draw:frame draw:style-name="gr98" draw:text-style-name="P39" draw:layer="layout" svg:width="0.2cm" svg:height="0.2cm" svg:x="5.2cm" svg:y="3.302cm">
          <draw:text-box>
            <text:p><text:span text:style-name="T15">WA</text:span></text:p>
          </draw:text-box>
        </draw:frame>
        <draw:rect draw:style-name="gr97" draw:text-style-name="P5" draw:layer="layout" svg:width="0.2cm" svg:height="0.196cm" svg:x="5.2cm" svg:y="3.508cm">
          <text:p/>
        </draw:rect>
        <draw:frame draw:style-name="gr98" draw:text-style-name="P39" draw:layer="layout" svg:width="0.2cm" svg:height="0.2cm" svg:x="5.2cm" svg:y="3.504cm">
          <draw:text-box>
            <text:p><text:span text:style-name="T15">WB</text:span></text:p>
          </draw:text-box>
        </draw:frame>
        <draw:rect draw:style-name="gr97" draw:text-style-name="P5" draw:layer="layout" svg:width="0.2cm" svg:height="0.196cm" svg:x="5.2cm" svg:y="3.706cm">
          <text:p/>
        </draw:rect>
        <draw:frame draw:style-name="gr98" draw:text-style-name="P39" draw:layer="layout" svg:width="0.2cm" svg:height="0.2cm" svg:x="5.2cm" svg:y="3.702cm">
          <draw:text-box>
            <text:p><text:span text:style-name="T15">V+</text:span></text:p>
          </draw:text-box>
        </draw:frame>
        <draw:rect draw:style-name="gr97" draw:text-style-name="P5" draw:layer="layout" svg:width="0.2cm" svg:height="0.196cm" svg:x="5.2cm" svg:y="3.908cm">
          <text:p/>
        </draw:rect>
        <draw:frame draw:style-name="gr98" draw:text-style-name="P39" draw:layer="layout" svg:width="0.2cm" svg:height="0.2cm" svg:x="5.2cm" svg:y="3.904cm">
          <draw:text-box>
            <text:p><text:span text:style-name="T15">V-</text:span></text:p>
          </draw:text-box>
        </draw:frame>
        <draw:rect draw:style-name="gr97" draw:text-style-name="P5" draw:layer="layout" svg:width="0.2cm" svg:height="0.196cm" svg:x="5.2cm" svg:y="4.108cm">
          <text:p/>
        </draw:rect>
        <draw:frame draw:style-name="gr98" draw:text-style-name="P39" draw:layer="layout" svg:width="0.2cm" svg:height="0.2cm" svg:x="5.2cm" svg:y="4.104cm">
          <draw:text-box>
            <text:p><text:span text:style-name="T15">OB</text:span></text:p>
          </draw:text-box>
        </draw:frame>
        <draw:rect draw:style-name="gr97" draw:text-style-name="P5" draw:layer="layout" svg:width="0.2cm" svg:height="0.196cm" svg:x="5.2cm" svg:y="4.31cm">
          <text:p/>
        </draw:rect>
        <draw:frame draw:style-name="gr98" draw:text-style-name="P39" draw:layer="layout" svg:width="0.2cm" svg:height="0.2cm" svg:x="5.2cm" svg:y="4.306cm">
          <draw:text-box>
            <text:p><text:span text:style-name="T15">OA</text:span></text:p>
          </draw:text-box>
        </draw:frame>
        <draw:rect draw:style-name="gr97" draw:text-style-name="P5" draw:layer="layout" svg:width="0.2cm" svg:height="0.196cm" svg:x="5.2cm" svg:y="4.506cm">
          <text:p/>
        </draw:rect>
        <draw:frame draw:style-name="gr98" draw:text-style-name="P39" draw:layer="layout" svg:width="0.2cm" svg:height="0.2cm" svg:x="5.2cm" svg:y="4.502cm">
          <draw:text-box>
            <text:p><text:span text:style-name="T15">SN</text:span></text:p>
          </draw:text-box>
        </draw:frame>
        <draw:rect draw:style-name="gr97" draw:text-style-name="P5" draw:layer="layout" svg:width="0.2cm" svg:height="0.196cm" svg:x="5.2cm" svg:y="4.71cm">
          <text:p/>
        </draw:rect>
        <draw:frame draw:style-name="gr98" draw:text-style-name="P39" draw:layer="layout" svg:width="0.2cm" svg:height="0.2cm" svg:x="5.2cm" svg:y="4.706cm">
          <draw:text-box>
            <text:p><text:span text:style-name="T15">SS</text:span></text:p>
          </draw:text-box>
        </draw:frame>
        <draw:rect draw:style-name="gr97" draw:text-style-name="P5" draw:layer="layout" svg:width="0.2cm" svg:height="0.196cm" svg:x="5.2cm" svg:y="2.906cm">
          <text:p/>
        </draw:rect>
        <draw:frame draw:style-name="gr98" draw:text-style-name="P39" draw:layer="layout" svg:width="0.2cm" svg:height="0.2cm" svg:x="5.2cm" svg:y="2.902cm">
          <draw:text-box>
            <text:p><text:span text:style-name="T15">NN</text:span></text:p>
          </draw:text-box>
        </draw:frame>
        <draw:g draw:style-name="gr13">
          <draw:polygon draw:style-name="gr99" draw:text-style-name="P23" draw:layer="layout" svg:width="0.299cm" svg:height="1.399cm" svg:x="6.593cm" svg:y="3.1cm" svg:viewBox="0 0 300 1400" draw:points="0,26 43,0 86,0 200,50 300,200 300,1200 200,1350 86,1400 43,1400 0,1374">
            <text:p/>
          </draw:polygon>
          <draw:circle draw:style-name="gr100" draw:text-style-name="P40" draw:layer="layout" svg:width="0.06cm" svg:height="0.06cm" svg:x="6.663cm" svg:y="3.17cm">
            <text:p/>
          </draw:circle>
          <draw:circle draw:style-name="gr100" draw:text-style-name="P40" draw:layer="layout" svg:width="0.06cm" svg:height="0.06cm" svg:x="6.663cm" svg:y="3.27cm">
            <text:p/>
          </draw:circle>
          <draw:circle draw:style-name="gr100" draw:text-style-name="P40" draw:layer="layout" svg:width="0.06cm" svg:height="0.06cm" svg:x="6.663cm" svg:y="3.37cm">
            <text:p/>
          </draw:circle>
          <draw:circle draw:style-name="gr100" draw:text-style-name="P40" draw:layer="layout" svg:width="0.06cm" svg:height="0.06cm" svg:x="6.663cm" svg:y="3.47cm">
            <text:p/>
          </draw:circle>
          <draw:circle draw:style-name="gr100" draw:text-style-name="P40" draw:layer="layout" svg:width="0.06cm" svg:height="0.06cm" svg:x="6.663cm" svg:y="3.57cm">
            <text:p/>
          </draw:circle>
          <draw:circle draw:style-name="gr100" draw:text-style-name="P40" draw:layer="layout" svg:width="0.06cm" svg:height="0.06cm" svg:x="6.663cm" svg:y="3.67cm">
            <text:p/>
          </draw:circle>
          <draw:circle draw:style-name="gr100" draw:text-style-name="P40" draw:layer="layout" svg:width="0.06cm" svg:height="0.06cm" svg:x="6.663cm" svg:y="3.77cm">
            <text:p/>
          </draw:circle>
          <draw:circle draw:style-name="gr100" draw:text-style-name="P40" draw:layer="layout" svg:width="0.06cm" svg:height="0.06cm" svg:x="6.663cm" svg:y="3.87cm">
            <text:p/>
          </draw:circle>
          <draw:circle draw:style-name="gr100" draw:text-style-name="P40" draw:layer="layout" svg:width="0.06cm" svg:height="0.06cm" svg:x="6.663cm" svg:y="3.97cm">
            <text:p/>
          </draw:circle>
          <draw:circle draw:style-name="gr100" draw:text-style-name="P40" draw:layer="layout" svg:width="0.06cm" svg:height="0.06cm" svg:x="6.663cm" svg:y="4.07cm">
            <text:p/>
          </draw:circle>
          <draw:circle draw:style-name="gr100" draw:text-style-name="P40" draw:layer="layout" svg:width="0.06cm" svg:height="0.06cm" svg:x="6.663cm" svg:y="4.17cm">
            <text:p/>
          </draw:circle>
          <draw:circle draw:style-name="gr100" draw:text-style-name="P40" draw:layer="layout" svg:width="0.06cm" svg:height="0.06cm" svg:x="6.663cm" svg:y="4.27cm">
            <text:p/>
          </draw:circle>
          <draw:circle draw:style-name="gr100" draw:text-style-name="P40" draw:layer="layout" svg:width="0.06cm" svg:height="0.06cm" svg:x="6.663cm" svg:y="4.37cm">
            <text:p/>
          </draw:circle>
          <draw:circle draw:style-name="gr100" draw:text-style-name="P40" draw:layer="layout" svg:width="0.05cm" svg:height="0.05cm" svg:x="6.768cm" svg:y="3.225cm">
            <text:p/>
          </draw:circle>
          <draw:circle draw:style-name="gr100" draw:text-style-name="P40" draw:layer="layout" svg:width="0.05cm" svg:height="0.05cm" svg:x="6.768cm" svg:y="3.325cm">
            <text:p/>
          </draw:circle>
          <draw:circle draw:style-name="gr100" draw:text-style-name="P40" draw:layer="layout" svg:width="0.05cm" svg:height="0.05cm" svg:x="6.768cm" svg:y="3.425cm">
            <text:p/>
          </draw:circle>
          <draw:circle draw:style-name="gr100" draw:text-style-name="P40" draw:layer="layout" svg:width="0.05cm" svg:height="0.05cm" svg:x="6.768cm" svg:y="3.525cm">
            <text:p/>
          </draw:circle>
          <draw:circle draw:style-name="gr100" draw:text-style-name="P40" draw:layer="layout" svg:width="0.05cm" svg:height="0.05cm" svg:x="6.768cm" svg:y="3.625cm">
            <text:p/>
          </draw:circle>
          <draw:circle draw:style-name="gr100" draw:text-style-name="P40" draw:layer="layout" svg:width="0.05cm" svg:height="0.05cm" svg:x="6.768cm" svg:y="3.725cm">
            <text:p/>
          </draw:circle>
          <draw:circle draw:style-name="gr100" draw:text-style-name="P40" draw:layer="layout" svg:width="0.05cm" svg:height="0.05cm" svg:x="6.768cm" svg:y="3.825cm">
            <text:p/>
          </draw:circle>
          <draw:circle draw:style-name="gr100" draw:text-style-name="P40" draw:layer="layout" svg:width="0.05cm" svg:height="0.05cm" svg:x="6.768cm" svg:y="3.925cm">
            <text:p/>
          </draw:circle>
          <draw:circle draw:style-name="gr100" draw:text-style-name="P40" draw:layer="layout" svg:width="0.05cm" svg:height="0.05cm" svg:x="6.768cm" svg:y="4.025cm">
            <text:p/>
          </draw:circle>
          <draw:circle draw:style-name="gr100" draw:text-style-name="P40" draw:layer="layout" svg:width="0.05cm" svg:height="0.05cm" svg:x="6.768cm" svg:y="4.125cm">
            <text:p/>
          </draw:circle>
          <draw:circle draw:style-name="gr100" draw:text-style-name="P40" draw:layer="layout" svg:width="0.05cm" svg:height="0.05cm" svg:x="6.768cm" svg:y="4.225cm">
            <text:p/>
          </draw:circle>
          <draw:circle draw:style-name="gr100" draw:text-style-name="P40" draw:layer="layout" svg:width="0.05cm" svg:height="0.05cm" svg:x="6.768cm" svg:y="4.325cm">
            <text:p/>
          </draw:circle>
        </draw:g>
        <draw:polyline draw:style-name="gr4" draw:text-style-name="P2" draw:layer="layout" svg:width="1.308cm" svg:height="0.197cm" draw:transform="rotate (-0.156556033903892) translate (5.41458612101977cm 2.90759373568064cm)" svg:viewBox="0 0 1309 198" draw:points="0,94 593,0 624,198 1309,93">
          <text:p/>
        </draw:polyline>
        <draw:polyline draw:style-name="gr53" draw:text-style-name="P2" draw:layer="layout" svg:width="1.304cm" svg:height="0.194cm" draw:transform="rotate (-0.23090706003885) translate (5.4261885879188cm 3.08860676940578cm)" svg:viewBox="0 0 1305 195" draw:points="0,114 487,0 533,195 1305,17">
          <text:p/>
        </draw:polyline>
        <draw:polyline draw:style-name="gr49" draw:text-style-name="P2" draw:layer="layout" svg:width="1.296cm" svg:height="0.099cm" draw:transform="rotate (-0.0802851455917397) translate (5.4025727469854cm 3.36802376246163cm)" svg:viewBox="0 0 1297 100" draw:points="0,32 399,0 407,100 1297,32">
          <text:p/>
        </draw:polyline>
        <draw:line draw:style-name="gr54" draw:text-style-name="P2" draw:layer="layout" svg:x1="5.4cm" svg:y1="3.6cm" svg:x2="6.693cm" svg:y2="3.604cm">
          <text:p/>
        </draw:line>
        <draw:polyline draw:style-name="gr6" draw:text-style-name="P2" draw:layer="layout" svg:width="1.322cm" svg:height="0.296cm" draw:transform="rotate (0.150447381521911) translate (5.36003659817674cm 3.73637673587658cm)" svg:viewBox="0 0 1323 297" draw:points="0,267 198,297 243,0 1323,168">
          <text:p/>
        </draw:polyline>
        <draw:line draw:style-name="gr7" draw:text-style-name="P4" draw:layer="layout" svg:x1="5.393cm" svg:y1="3.804cm" svg:x2="6.693cm" svg:y2="3.804cm">
          <text:p/>
        </draw:line>
        <draw:polyline draw:style-name="gr6" draw:text-style-name="P2" draw:layer="layout" svg:width="1.296cm" svg:height="0.099cm" draw:transform="rotate (0.074176493209759) translate (5.39370794310733cm 3.91533014794487cm)" svg:viewBox="0 0 1297 100" draw:points="0,85 199,100 207,0 1297,85">
          <text:p/>
        </draw:polyline>
        <draw:polyline draw:style-name="gr50" draw:text-style-name="P2" draw:layer="layout" svg:width="1.307cm" svg:height="0.197cm" draw:transform="rotate (0.150447381521911) translate (5.37710175826952cm 4.04894906458733cm)" svg:viewBox="0 0 1308 198" draw:points="0,153 297,198 327,0 1308,153">
          <text:p/>
        </draw:polyline>
        <draw:polyline draw:style-name="gr51" draw:text-style-name="P2" draw:layer="layout" svg:width="1.325cm" svg:height="0.291cm" draw:transform="rotate (0.224972940582069) translate (5.35466835147872cm 4.20191276433571cm)" svg:viewBox="0 0 1326 292" draw:points="0,203 390,292 457,0 1326,203">
          <text:p/>
        </draw:polyline>
        <draw:polyline draw:style-name="gr52" draw:text-style-name="P2" draw:layer="layout" svg:width="1.351cm" svg:height="0.381cm" draw:transform="rotate (0.297229571614634) translate (5.337274544638cm 4.37236467150373cm)" svg:viewBox="0 0 1352 382" draw:points="0,238 471,382 589,0 1352,238">
          <text:p/>
        </draw:polyline>
        <draw:polyline draw:style-name="gr47" draw:text-style-name="P2" draw:layer="layout" svg:width="1.348cm" svg:height="0.389cm" draw:transform="rotate (-2.91661971300772) translate (6.74462660391923cm 4.62959451488502cm)" svg:viewBox="0 0 1349 390" draw:points="0,231 675,390 764,0 1349,134">
          <text:p/>
        </draw:polyline>
        <draw:frame draw:style-name="gr101" draw:text-style-name="P41" draw:layer="layout" svg:width="0.264cm" svg:height="0.276cm" svg:x="6.263cm" svg:y="4.424cm">
          <draw:text-box>
            <text:p><text:span text:style-name="T3">13</text:span></text:p>
          </draw:text-box>
        </draw:frame>
        <draw:frame draw:style-name="gr102" draw:text-style-name="P41" draw:layer="layout" svg:width="0.133cm" svg:height="0.276cm" svg:x="6.369cm" svg:y="2.925cm">
          <draw:text-box>
            <text:p><text:span text:style-name="T3">1</text:span></text:p>
          </draw:text-box>
        </draw:frame>
        <draw:frame draw:style-name="gr103" draw:text-style-name="P42" draw:layer="layout" svg:width="0.8cm" svg:height="0.33cm" svg:x="5.601cm" svg:y="2.303cm">
          <draw:text-box>
            <text:p><text:span text:style-name="T16">Kabel</text:span></text:p>
          </draw:text-box>
        </draw:frame>
        <draw:rect draw:style-name="gr104" draw:text-style-name="P43" draw:layer="layout" svg:width="1.4cm" svg:height="2.9cm" svg:x="1cm" svg:y="10.9cm">
          <text:p/>
        </draw:rect>
        <draw:g draw:style-name="gr13">
          <draw:polygon draw:style-name="gr99" draw:text-style-name="P23" draw:layer="layout" svg:width="0.299cm" svg:height="1.399cm" svg:x="6.9cm" svg:y="3.104cm" svg:viewBox="0 0 300 1400" draw:points="300,26 257,0 214,0 100,50 0,200 0,1200 100,1350 214,1400 257,1400 300,1374">
            <text:p/>
          </draw:polygon>
          <draw:ellipse draw:style-name="gr105" draw:text-style-name="P18" draw:layer="layout" svg:width="0.06cm" svg:height="0.061cm" svg:x="7.07cm" svg:y="3.173cm">
            <text:p/>
          </draw:ellipse>
          <draw:circle draw:style-name="gr105" draw:text-style-name="P18" draw:layer="layout" svg:width="0.06cm" svg:height="0.06cm" svg:x="7.07cm" svg:y="3.274cm">
            <text:p/>
          </draw:circle>
          <draw:circle draw:style-name="gr105" draw:text-style-name="P18" draw:layer="layout" svg:width="0.06cm" svg:height="0.059cm" svg:x="7.07cm" svg:y="3.374cm">
            <text:p/>
          </draw:circle>
          <draw:circle draw:style-name="gr105" draw:text-style-name="P18" draw:layer="layout" svg:width="0.06cm" svg:height="0.06cm" svg:x="7.07cm" svg:y="3.474cm">
            <text:p/>
          </draw:circle>
          <draw:ellipse draw:style-name="gr105" draw:text-style-name="P18" draw:layer="layout" svg:width="0.06cm" svg:height="0.061cm" svg:x="7.07cm" svg:y="3.573cm">
            <text:p/>
          </draw:ellipse>
          <draw:circle draw:style-name="gr105" draw:text-style-name="P18" draw:layer="layout" svg:width="0.06cm" svg:height="0.06cm" svg:x="7.07cm" svg:y="3.674cm">
            <text:p/>
          </draw:circle>
          <draw:circle draw:style-name="gr105" draw:text-style-name="P18" draw:layer="layout" svg:width="0.06cm" svg:height="0.06cm" svg:x="7.07cm" svg:y="3.774cm">
            <text:p/>
          </draw:circle>
          <draw:circle draw:style-name="gr105" draw:text-style-name="P18" draw:layer="layout" svg:width="0.06cm" svg:height="0.059cm" svg:x="7.07cm" svg:y="3.874cm">
            <text:p/>
          </draw:circle>
          <draw:circle draw:style-name="gr105" draw:text-style-name="P18" draw:layer="layout" svg:width="0.06cm" svg:height="0.06cm" svg:x="7.07cm" svg:y="3.974cm">
            <text:p/>
          </draw:circle>
          <draw:ellipse draw:style-name="gr105" draw:text-style-name="P18" draw:layer="layout" svg:width="0.06cm" svg:height="0.061cm" svg:x="7.07cm" svg:y="4.073cm">
            <text:p/>
          </draw:ellipse>
          <draw:circle draw:style-name="gr105" draw:text-style-name="P18" draw:layer="layout" svg:width="0.06cm" svg:height="0.06cm" svg:x="7.07cm" svg:y="4.174cm">
            <text:p/>
          </draw:circle>
          <draw:circle draw:style-name="gr105" draw:text-style-name="P18" draw:layer="layout" svg:width="0.06cm" svg:height="0.06cm" svg:x="7.07cm" svg:y="4.274cm">
            <text:p/>
          </draw:circle>
          <draw:circle draw:style-name="gr105" draw:text-style-name="P18" draw:layer="layout" svg:width="0.06cm" svg:height="0.06cm" svg:x="7.07cm" svg:y="4.374cm">
            <text:p/>
          </draw:circle>
          <draw:circle draw:style-name="gr105" draw:text-style-name="P18" draw:layer="layout" svg:width="0.05cm" svg:height="0.05cm" svg:x="6.975cm" svg:y="3.229cm">
            <text:p/>
          </draw:circle>
          <draw:ellipse draw:style-name="gr105" draw:text-style-name="P18" draw:layer="layout" svg:width="0.05cm" svg:height="0.051cm" svg:x="6.975cm" svg:y="3.328cm">
            <text:p/>
          </draw:ellipse>
          <draw:ellipse draw:style-name="gr105" draw:text-style-name="P18" draw:layer="layout" svg:width="0.05cm" svg:height="0.051cm" svg:x="6.975cm" svg:y="3.428cm">
            <text:p/>
          </draw:ellipse>
          <draw:circle draw:style-name="gr105" draw:text-style-name="P18" draw:layer="layout" svg:width="0.05cm" svg:height="0.049cm" svg:x="6.975cm" svg:y="3.529cm">
            <text:p/>
          </draw:circle>
          <draw:circle draw:style-name="gr105" draw:text-style-name="P18" draw:layer="layout" svg:width="0.05cm" svg:height="0.049cm" svg:x="6.975cm" svg:y="3.629cm">
            <text:p/>
          </draw:circle>
          <draw:circle draw:style-name="gr105" draw:text-style-name="P18" draw:layer="layout" svg:width="0.05cm" svg:height="0.05cm" svg:x="6.975cm" svg:y="3.729cm">
            <text:p/>
          </draw:circle>
          <draw:ellipse draw:style-name="gr105" draw:text-style-name="P18" draw:layer="layout" svg:width="0.05cm" svg:height="0.051cm" svg:x="6.975cm" svg:y="3.828cm">
            <text:p/>
          </draw:ellipse>
          <draw:circle draw:style-name="gr105" draw:text-style-name="P18" draw:layer="layout" svg:width="0.05cm" svg:height="0.05cm" svg:x="6.975cm" svg:y="3.929cm">
            <text:p/>
          </draw:circle>
          <draw:circle draw:style-name="gr105" draw:text-style-name="P18" draw:layer="layout" svg:width="0.05cm" svg:height="0.05cm" svg:x="6.975cm" svg:y="4.029cm">
            <text:p/>
          </draw:circle>
          <draw:circle draw:style-name="gr105" draw:text-style-name="P18" draw:layer="layout" svg:width="0.05cm" svg:height="0.05cm" svg:x="6.975cm" svg:y="4.129cm">
            <text:p/>
          </draw:circle>
          <draw:circle draw:style-name="gr105" draw:text-style-name="P18" draw:layer="layout" svg:width="0.05cm" svg:height="0.05cm" svg:x="6.975cm" svg:y="4.229cm">
            <text:p/>
          </draw:circle>
          <draw:circle draw:style-name="gr105" draw:text-style-name="P18" draw:layer="layout" svg:width="0.05cm" svg:height="0.05cm" svg:x="6.975cm" svg:y="4.329cm">
            <text:p/>
          </draw:circle>
        </draw:g>
        <draw:polyline draw:style-name="gr6" draw:text-style-name="P2" draw:layer="layout" svg:width="1.303cm" svg:height="0.099cm" draw:transform="rotate (-0.0813323431429363) translate (7.10677456988285cm 3.81088883885331cm)" svg:viewBox="0 0 1304 100" draw:points="0,83 1097,0 1105,100 1304,83">
          <text:p/>
        </draw:polyline>
        <draw:polyline draw:style-name="gr4" draw:text-style-name="P2" draw:layer="layout" svg:width="1.51cm" svg:height="0.197cm" draw:transform="rotate (0.143640597439133) translate (7.08770926259102cm 3.10302339113956cm)" svg:viewBox="0 0 1511 198" draw:points="0,86 691,198 720,0 1511,115">
          <text:p/>
        </draw:polyline>
        <draw:polyline draw:style-name="gr47" draw:text-style-name="P2" draw:layer="layout" svg:width="1.499cm" svg:height="0.401cm" draw:transform="rotate (-3.14159265358979) translate (8.6cm 4.8cm)" svg:viewBox="0 0 1500 402" draw:points="0,0 800,0 800,400 1500,402">
          <text:p/>
        </draw:polyline>
        <draw:line draw:style-name="gr7" draw:text-style-name="P4" draw:layer="layout" svg:x1="7.1cm" svg:y1="3.793cm" svg:x2="8.6cm" svg:y2="3.8cm">
          <text:p/>
        </draw:line>
        <draw:polyline draw:style-name="gr49" draw:text-style-name="P2" draw:layer="layout" svg:width="1.502cm" svg:height="0.099cm" draw:transform="rotate (0.0698131700797732) translate (7.09804699297261cm 3.46307069830429cm)" svg:viewBox="0 0 1503 100" draw:points="0,28 897,100 904,0 1503,42">
          <text:p/>
        </draw:polyline>
        <draw:line draw:style-name="gr54" draw:text-style-name="P2" draw:layer="layout" svg:x1="7.1cm" svg:y1="3.592cm" svg:x2="8.6cm" svg:y2="3.6cm">
          <text:p/>
        </draw:line>
        <draw:polyline draw:style-name="gr6" draw:text-style-name="P2" draw:layer="layout" svg:width="1.53cm" svg:height="0.291cm" draw:transform="rotate (-0.232652389290844) translate (7.15667854927043cm 3.45279238036181cm)" svg:viewBox="0 0 1531 292" draw:points="0,246 1072,0 1141,292 1531,200">
          <text:p/>
        </draw:polyline>
        <draw:polyline draw:style-name="gr50" draw:text-style-name="P2" draw:layer="layout" svg:width="1.513cm" svg:height="0.197cm" draw:transform="rotate (-0.156381500978692) translate (7.12348724897556cm 3.8460343335567cm)" svg:viewBox="0 0 1514 198" draw:points="0,151 989,0 1020,198 1514,120">
          <text:p/>
        </draw:polyline>
        <draw:polyline draw:style-name="gr51" draw:text-style-name="P2" draw:layer="layout" svg:width="1.529cm" svg:height="0.291cm" draw:transform="rotate (-0.229685329562454) translate (7.14576396017038cm 3.90026981994934cm)" svg:viewBox="0 0 1530 292" draw:points="0,201 877,0 946,292 1530,156">
          <text:p/>
        </draw:polyline>
        <draw:polyline draw:style-name="gr52" draw:text-style-name="P2" draw:layer="layout" svg:width="1.551cm" svg:height="0.381cm" draw:transform="rotate (-0.300545697193424) translate (7.16926413530054cm 3.97351991687818cm)" svg:viewBox="0 0 1552 382" draw:points="0,234 765,0 883,382 1552,175">
          <text:p/>
        </draw:polyline>
        <draw:polyline draw:style-name="gr53" draw:text-style-name="P2" draw:layer="layout" svg:width="1.511cm" svg:height="0.197cm" draw:transform="rotate (0.145211393765928) translate (7.08954689622036cm 3.31852125841995cm)" svg:viewBox="0 0 1512 198" draw:points="0,72 790,198 819,0 1512,101">
          <text:p/>
        </draw:polyline>
        <draw:frame draw:style-name="gr106" draw:text-style-name="P41" draw:layer="layout" svg:width="0.133cm" svg:height="0.279cm" svg:x="7.367cm" svg:y="2.909cm">
          <draw:text-box>
            <text:p><text:span text:style-name="T3">1</text:span></text:p>
          </draw:text-box>
        </draw:frame>
        <draw:frame draw:style-name="gr107" draw:text-style-name="P42" draw:layer="layout" svg:width="1.7cm" svg:height="0.33cm" svg:x="7cm" svg:y="2.304cm">
          <draw:text-box>
            <text:p><text:span text:style-name="T16">Einspeisung</text:span></text:p>
          </draw:text-box>
        </draw:frame>
        <draw:frame draw:style-name="gr108" draw:text-style-name="P44" draw:layer="layout" svg:width="0.095cm" svg:height="0.084cm" svg:x="7.24cm" svg:y="4.304cm">
          <draw:text-box>
            <text:p><text:span text:style-name="T17">SS</text:span></text:p>
          </draw:text-box>
        </draw:frame>
        <draw:frame draw:style-name="gr108" draw:text-style-name="P44" draw:layer="layout" svg:width="0.095cm" svg:height="0.084cm" svg:x="7.24cm" svg:y="3.104cm">
          <draw:text-box>
            <text:p><text:span text:style-name="T17">NN</text:span></text:p>
          </draw:text-box>
        </draw:frame>
        <draw:frame draw:style-name="gr101" draw:text-style-name="P41" draw:layer="layout" svg:width="0.264cm" svg:height="0.276cm" svg:x="7.268cm" svg:y="4.425cm">
          <draw:text-box>
            <text:p><text:span text:style-name="T3">13</text:span></text:p>
          </draw:text-box>
        </draw:frame>
        <draw:frame draw:style-name="gr109" draw:text-style-name="P41" draw:layer="layout" svg:width="0.8cm" svg:height="0.276cm" svg:x="7.2cm" svg:y="2.632cm">
          <draw:text-box>
            <text:p><text:span text:style-name="T18">Stecker</text:span></text:p>
          </draw:text-box>
        </draw:frame>
        <draw:rect draw:style-name="gr97" draw:text-style-name="P5" draw:layer="layout" svg:width="0.2cm" svg:height="0.196cm" svg:x="8.6cm" svg:y="3.108cm">
          <text:p/>
        </draw:rect>
        <draw:frame draw:style-name="gr98" draw:text-style-name="P39" draw:layer="layout" svg:width="0.2cm" svg:height="0.2cm" svg:x="8.6cm" svg:y="3.104cm">
          <draw:text-box>
            <text:p><text:span text:style-name="T15">NS</text:span></text:p>
          </draw:text-box>
        </draw:frame>
        <draw:rect draw:style-name="gr97" draw:text-style-name="P5" draw:layer="layout" svg:width="0.2cm" svg:height="0.196cm" svg:x="8.6cm" svg:y="3.308cm">
          <text:p/>
        </draw:rect>
        <draw:frame draw:style-name="gr98" draw:text-style-name="P39" draw:layer="layout" svg:width="0.2cm" svg:height="0.2cm" svg:x="8.6cm" svg:y="3.304cm">
          <draw:text-box>
            <text:p><text:span text:style-name="T15">WA</text:span></text:p>
          </draw:text-box>
        </draw:frame>
        <draw:rect draw:style-name="gr97" draw:text-style-name="P5" draw:layer="layout" svg:width="0.2cm" svg:height="0.196cm" svg:x="8.6cm" svg:y="3.51cm">
          <text:p/>
        </draw:rect>
        <draw:frame draw:style-name="gr98" draw:text-style-name="P39" draw:layer="layout" svg:width="0.2cm" svg:height="0.2cm" svg:x="8.6cm" svg:y="3.506cm">
          <draw:text-box>
            <text:p><text:span text:style-name="T15">WB</text:span></text:p>
          </draw:text-box>
        </draw:frame>
        <draw:rect draw:style-name="gr97" draw:text-style-name="P5" draw:layer="layout" svg:width="0.2cm" svg:height="0.196cm" svg:x="8.6cm" svg:y="3.708cm">
          <text:p/>
        </draw:rect>
        <draw:frame draw:style-name="gr98" draw:text-style-name="P39" draw:layer="layout" svg:width="0.2cm" svg:height="0.2cm" svg:x="8.6cm" svg:y="3.704cm">
          <draw:text-box>
            <text:p><text:span text:style-name="T15">V+</text:span></text:p>
          </draw:text-box>
        </draw:frame>
        <draw:rect draw:style-name="gr97" draw:text-style-name="P5" draw:layer="layout" svg:width="0.2cm" svg:height="0.196cm" svg:x="8.6cm" svg:y="3.91cm">
          <text:p/>
        </draw:rect>
        <draw:frame draw:style-name="gr98" draw:text-style-name="P39" draw:layer="layout" svg:width="0.2cm" svg:height="0.2cm" svg:x="8.6cm" svg:y="3.906cm">
          <draw:text-box>
            <text:p><text:span text:style-name="T15">V-</text:span></text:p>
          </draw:text-box>
        </draw:frame>
        <draw:rect draw:style-name="gr97" draw:text-style-name="P5" draw:layer="layout" svg:width="0.2cm" svg:height="0.196cm" svg:x="8.6cm" svg:y="4.11cm">
          <text:p/>
        </draw:rect>
        <draw:frame draw:style-name="gr98" draw:text-style-name="P39" draw:layer="layout" svg:width="0.2cm" svg:height="0.2cm" svg:x="8.6cm" svg:y="4.106cm">
          <draw:text-box>
            <text:p><text:span text:style-name="T15">OB</text:span></text:p>
          </draw:text-box>
        </draw:frame>
        <draw:rect draw:style-name="gr97" draw:text-style-name="P5" draw:layer="layout" svg:width="0.2cm" svg:height="0.196cm" svg:x="8.6cm" svg:y="4.312cm">
          <text:p/>
        </draw:rect>
        <draw:frame draw:style-name="gr98" draw:text-style-name="P39" draw:layer="layout" svg:width="0.2cm" svg:height="0.2cm" svg:x="8.6cm" svg:y="4.308cm">
          <draw:text-box>
            <text:p><text:span text:style-name="T15">OA</text:span></text:p>
          </draw:text-box>
        </draw:frame>
        <draw:rect draw:style-name="gr97" draw:text-style-name="P5" draw:layer="layout" svg:width="0.2cm" svg:height="0.196cm" svg:x="8.6cm" svg:y="4.508cm">
          <text:p/>
        </draw:rect>
        <draw:frame draw:style-name="gr98" draw:text-style-name="P39" draw:layer="layout" svg:width="0.2cm" svg:height="0.2cm" svg:x="8.6cm" svg:y="4.504cm">
          <draw:text-box>
            <text:p><text:span text:style-name="T15">SN</text:span></text:p>
          </draw:text-box>
        </draw:frame>
        <draw:rect draw:style-name="gr97" draw:text-style-name="P5" draw:layer="layout" svg:width="0.2cm" svg:height="0.196cm" svg:x="8.6cm" svg:y="4.712cm">
          <text:p/>
        </draw:rect>
        <draw:frame draw:style-name="gr98" draw:text-style-name="P39" draw:layer="layout" svg:width="0.2cm" svg:height="0.2cm" svg:x="8.6cm" svg:y="4.708cm">
          <draw:text-box>
            <text:p><text:span text:style-name="T15">SS</text:span></text:p>
          </draw:text-box>
        </draw:frame>
        <draw:rect draw:style-name="gr97" draw:text-style-name="P5" draw:layer="layout" svg:width="0.2cm" svg:height="0.196cm" svg:x="8.6cm" svg:y="2.908cm">
          <text:p/>
        </draw:rect>
        <draw:frame draw:style-name="gr98" draw:text-style-name="P39" draw:layer="layout" svg:width="0.2cm" svg:height="0.2cm" svg:x="8.6cm" svg:y="2.904cm">
          <draw:text-box>
            <text:p><text:span text:style-name="T15">NN</text:span></text:p>
          </draw:text-box>
        </draw:frame>
        <draw:frame draw:style-name="gr82" draw:text-style-name="P32" draw:layer="layout" svg:width="0.558cm" svg:height="0.28cm" svg:x="7.24cm" svg:y="4.8cm">
          <draw:text-box draw:corner-radius="0.058cm">
            <text:p><text:span text:style-name="T12">Power</text:span></text:p>
          </draw:text-box>
        </draw:frame>
        <draw:frame draw:style-name="gr82" draw:text-style-name="P32" draw:layer="layout" svg:width="0.402cm" svg:height="0.28cm" svg:x="7.998cm" svg:y="4.8cm">
          <draw:text-box>
            <text:p><text:span text:style-name="T12">DCC</text:span></text:p>
          </draw:text-box>
        </draw:frame>
        <draw:g draw:style-name="gr13">
          <draw:rect draw:style-name="gr83" draw:text-style-name="P33" draw:layer="layout" svg:width="0.502cm" svg:height="0.7cm" svg:x="7.251cm" svg:y="5.051cm">
            <text:p/>
          </draw:rect>
          <draw:rect draw:style-name="gr84" draw:text-style-name="P11" draw:layer="layout" svg:width="0.4cm" svg:height="0.6cm" svg:x="7.299cm" svg:y="5.101cm">
            <text:p/>
          </draw:rect>
          <draw:circle draw:style-name="gr85" draw:text-style-name="P24" draw:layer="layout" svg:width="0.1cm" svg:height="0.1cm" svg:x="7.349cm" svg:y="5.151cm">
            <text:p/>
          </draw:circle>
          <draw:circle draw:style-name="gr85" draw:text-style-name="P24" draw:layer="layout" svg:width="0.1cm" svg:height="0.1cm" svg:x="7.549cm" svg:y="5.151cm">
            <text:p/>
          </draw:circle>
          <draw:circle draw:style-name="gr85" draw:text-style-name="P24" draw:layer="layout" svg:width="0.1cm" svg:height="0.1cm" svg:x="7.349cm" svg:y="5.351cm">
            <text:p/>
          </draw:circle>
          <draw:circle draw:style-name="gr85" draw:text-style-name="P24" draw:layer="layout" svg:width="0.1cm" svg:height="0.1cm" svg:x="7.549cm" svg:y="5.351cm">
            <text:p/>
          </draw:circle>
          <draw:circle draw:style-name="gr85" draw:text-style-name="P24" draw:layer="layout" svg:width="0.1cm" svg:height="0.1cm" svg:x="7.349cm" svg:y="5.551cm">
            <text:p/>
          </draw:circle>
          <draw:circle draw:style-name="gr85" draw:text-style-name="P24" draw:layer="layout" svg:width="0.1cm" svg:height="0.1cm" svg:x="7.549cm" svg:y="5.551cm">
            <text:p/>
          </draw:circle>
          <draw:rect draw:style-name="gr11" draw:text-style-name="P1" draw:layer="layout" svg:width="0.05cm" svg:height="0.2cm" svg:x="7.701cm" svg:y="5.301cm">
            <text:p/>
          </draw:rect>
        </draw:g>
        <draw:g draw:style-name="gr13">
          <draw:rect draw:style-name="gr83" draw:text-style-name="P33" draw:layer="layout" svg:width="0.502cm" svg:height="0.7cm" svg:x="7.951cm" svg:y="5.051cm">
            <text:p/>
          </draw:rect>
          <draw:rect draw:style-name="gr84" draw:text-style-name="P11" draw:layer="layout" svg:width="0.4cm" svg:height="0.6cm" svg:x="7.999cm" svg:y="5.101cm">
            <text:p/>
          </draw:rect>
          <draw:circle draw:style-name="gr85" draw:text-style-name="P24" draw:layer="layout" svg:width="0.1cm" svg:height="0.1cm" svg:x="8.049cm" svg:y="5.151cm">
            <text:p/>
          </draw:circle>
          <draw:circle draw:style-name="gr85" draw:text-style-name="P24" draw:layer="layout" svg:width="0.1cm" svg:height="0.1cm" svg:x="8.249cm" svg:y="5.151cm">
            <text:p/>
          </draw:circle>
          <draw:circle draw:style-name="gr85" draw:text-style-name="P24" draw:layer="layout" svg:width="0.1cm" svg:height="0.1cm" svg:x="8.049cm" svg:y="5.351cm">
            <text:p/>
          </draw:circle>
          <draw:circle draw:style-name="gr85" draw:text-style-name="P24" draw:layer="layout" svg:width="0.1cm" svg:height="0.1cm" svg:x="8.249cm" svg:y="5.351cm">
            <text:p/>
          </draw:circle>
          <draw:circle draw:style-name="gr85" draw:text-style-name="P24" draw:layer="layout" svg:width="0.1cm" svg:height="0.1cm" svg:x="8.049cm" svg:y="5.551cm">
            <text:p/>
          </draw:circle>
          <draw:circle draw:style-name="gr85" draw:text-style-name="P24" draw:layer="layout" svg:width="0.1cm" svg:height="0.1cm" svg:x="8.249cm" svg:y="5.551cm">
            <text:p/>
          </draw:circle>
          <draw:rect draw:style-name="gr11" draw:text-style-name="P1" draw:layer="layout" svg:width="0.05cm" svg:height="0.2cm" svg:x="8.401cm" svg:y="5.301cm">
            <text:p/>
          </draw:rect>
        </draw:g>
        <draw:frame draw:style-name="gr82" draw:text-style-name="P32" draw:layer="layout" svg:width="0.1cm" svg:height="0.2cm" svg:x="8.301cm" svg:y="5.601cm">
          <draw:text-box>
            <text:p><text:span text:style-name="T12">1</text:span></text:p>
          </draw:text-box>
        </draw:frame>
        <draw:g draw:style-name="gr13">
          <draw:rect draw:style-name="gr110" draw:text-style-name="P5" draw:layer="layout" svg:width="1.6cm" svg:height="0.4cm" draw:transform="rotate (1.5707963267949) translate (8.9cm 4.75cm)">
            <text:p/>
          </draw:rect>
          <draw:frame draw:style-name="gr44" draw:text-style-name="P45" draw:layer="layout" svg:width="1.39cm" svg:height="0.25cm" draw:transform="rotate (1.5707963267949) translate (8.97cm 4.64cm)">
            <draw:text-box>
              <text:p><text:span text:style-name="T19">RW_5V_SUB25_10</text:span></text:p>
            </draw:text-box>
          </draw:frame>
        </draw:g>
        <draw:frame draw:style-name="gr109" draw:text-style-name="P41" draw:layer="layout" svg:width="0.8cm" svg:height="0.276cm" svg:x="6.004cm" svg:y="2.632cm">
          <draw:text-box>
            <text:p><text:span text:style-name="T18">Buchse</text:span></text:p>
          </draw:text-box>
        </draw:frame>
        <draw:g draw:style-name="gr13">
          <draw:rect draw:style-name="gr83" draw:text-style-name="P33" draw:layer="layout" svg:width="0.502cm" svg:height="0.7cm" draw:transform="rotate (-1.5707963267949) translate (11.149cm 5.051cm)">
            <text:p/>
          </draw:rect>
          <draw:rect draw:style-name="gr84" draw:text-style-name="P11" draw:layer="layout" svg:width="0.4cm" svg:height="0.6cm" draw:transform="rotate (-1.5707963267949) translate (11.099cm 5.099cm)">
            <text:p/>
          </draw:rect>
          <draw:circle draw:style-name="gr85" draw:text-style-name="P24" draw:layer="layout" svg:width="0.1cm" svg:height="0.1cm" draw:transform="rotate (-1.5707963267949) translate (11.049cm 5.149cm)">
            <text:p/>
          </draw:circle>
          <draw:circle draw:style-name="gr85" draw:text-style-name="P24" draw:layer="layout" svg:width="0.1cm" svg:height="0.1cm" draw:transform="rotate (-1.5707963267949) translate (11.049cm 5.349cm)">
            <text:p/>
          </draw:circle>
          <draw:circle draw:style-name="gr85" draw:text-style-name="P24" draw:layer="layout" svg:width="0.1cm" svg:height="0.1cm" draw:transform="rotate (-1.5707963267949) translate (10.849cm 5.149cm)">
            <text:p/>
          </draw:circle>
          <draw:circle draw:style-name="gr85" draw:text-style-name="P24" draw:layer="layout" svg:width="0.1cm" svg:height="0.1cm" draw:transform="rotate (-1.5707963267949) translate (10.849cm 5.349cm)">
            <text:p/>
          </draw:circle>
          <draw:circle draw:style-name="gr85" draw:text-style-name="P24" draw:layer="layout" svg:width="0.1cm" svg:height="0.1cm" draw:transform="rotate (-1.5707963267949) translate (10.649cm 5.149cm)">
            <text:p/>
          </draw:circle>
          <draw:circle draw:style-name="gr85" draw:text-style-name="P24" draw:layer="layout" svg:width="0.1cm" svg:height="0.1cm" draw:transform="rotate (-1.5707963267949) translate (10.649cm 5.349cm)">
            <text:p/>
          </draw:circle>
          <draw:rect draw:style-name="gr11" draw:text-style-name="P1" draw:layer="layout" svg:width="0.05cm" svg:height="0.2cm" draw:transform="rotate (-1.5707963267949) translate (10.899cm 5.501cm)">
            <text:p/>
          </draw:rect>
        </draw:g>
        <draw:g draw:style-name="gr13">
          <draw:rect draw:style-name="gr83" draw:text-style-name="P33" draw:layer="layout" svg:width="0.502cm" svg:height="0.7cm" svg:x="11.051cm" svg:y="5.751cm">
            <text:p/>
          </draw:rect>
          <draw:rect draw:style-name="gr84" draw:text-style-name="P11" draw:layer="layout" svg:width="0.4cm" svg:height="0.6cm" svg:x="11.099cm" svg:y="5.801cm">
            <text:p/>
          </draw:rect>
          <draw:circle draw:style-name="gr85" draw:text-style-name="P24" draw:layer="layout" svg:width="0.1cm" svg:height="0.1cm" svg:x="11.149cm" svg:y="5.851cm">
            <text:p/>
          </draw:circle>
          <draw:circle draw:style-name="gr85" draw:text-style-name="P24" draw:layer="layout" svg:width="0.1cm" svg:height="0.1cm" svg:x="11.349cm" svg:y="5.851cm">
            <text:p/>
          </draw:circle>
          <draw:circle draw:style-name="gr85" draw:text-style-name="P24" draw:layer="layout" svg:width="0.1cm" svg:height="0.1cm" svg:x="11.149cm" svg:y="6.051cm">
            <text:p/>
          </draw:circle>
          <draw:circle draw:style-name="gr85" draw:text-style-name="P24" draw:layer="layout" svg:width="0.1cm" svg:height="0.1cm" svg:x="11.349cm" svg:y="6.051cm">
            <text:p/>
          </draw:circle>
          <draw:circle draw:style-name="gr85" draw:text-style-name="P24" draw:layer="layout" svg:width="0.1cm" svg:height="0.1cm" svg:x="11.149cm" svg:y="6.251cm">
            <text:p/>
          </draw:circle>
          <draw:circle draw:style-name="gr85" draw:text-style-name="P24" draw:layer="layout" svg:width="0.1cm" svg:height="0.1cm" svg:x="11.349cm" svg:y="6.251cm">
            <text:p/>
          </draw:circle>
          <draw:rect draw:style-name="gr11" draw:text-style-name="P1" draw:layer="layout" svg:width="0.05cm" svg:height="0.2cm" svg:x="11.501cm" svg:y="6.001cm">
            <text:p/>
          </draw:rect>
        </draw:g>
        <draw:rect draw:style-name="gr83" draw:text-style-name="P33" draw:layer="layout" svg:width="0.5cm" svg:height="1.1cm" draw:transform="rotate (-1.5707963267949) translate (12.349cm 5.051cm)">
          <text:p/>
        </draw:rect>
        <draw:rect draw:style-name="gr84" draw:text-style-name="P11" draw:layer="layout" svg:width="0.4cm" svg:height="1.001cm" draw:transform="rotate (-1.5707963267949) translate (12.3cm 5.099cm)">
          <text:p/>
        </draw:rect>
        <draw:circle draw:style-name="gr85" draw:text-style-name="P24" draw:layer="layout" svg:width="0.1cm" svg:height="0.1cm" draw:transform="rotate (-1.5707963267949) translate (11.849cm 5.149cm)">
          <text:p/>
        </draw:circle>
        <draw:circle draw:style-name="gr85" draw:text-style-name="P24" draw:layer="layout" svg:width="0.1cm" svg:height="0.1cm" draw:transform="rotate (-1.5707963267949) translate (11.849cm 5.349cm)">
          <text:p/>
        </draw:circle>
        <draw:circle draw:style-name="gr85" draw:text-style-name="P24" draw:layer="layout" svg:width="0.1cm" svg:height="0.1cm" draw:transform="rotate (-1.5707963267949) translate (11.649cm 5.149cm)">
          <text:p/>
        </draw:circle>
        <draw:circle draw:style-name="gr85" draw:text-style-name="P24" draw:layer="layout" svg:width="0.1cm" svg:height="0.1cm" draw:transform="rotate (-1.5707963267949) translate (11.649cm 5.349cm)">
          <text:p/>
        </draw:circle>
        <draw:circle draw:style-name="gr85" draw:text-style-name="P24" draw:layer="layout" svg:width="0.1cm" svg:height="0.1cm" draw:transform="rotate (-1.5707963267949) translate (11.449cm 5.149cm)">
          <text:p/>
        </draw:circle>
        <draw:circle draw:style-name="gr85" draw:text-style-name="P24" draw:layer="layout" svg:width="0.1cm" svg:height="0.1cm" draw:transform="rotate (-1.5707963267949) translate (11.449cm 5.349cm)">
          <text:p/>
        </draw:circle>
        <draw:rect draw:style-name="gr11" draw:text-style-name="P1" draw:layer="layout" svg:width="0.05cm" svg:height="0.2cm" draw:transform="rotate (-1.5707963267949) translate (11.899cm 5.501cm)">
          <text:p/>
        </draw:rect>
        <draw:frame draw:style-name="gr82" draw:text-style-name="P32" draw:layer="layout" svg:width="0.1cm" svg:height="0.2cm" svg:x="11.401cm" svg:y="6.401cm">
          <draw:text-box>
            <text:p><text:span text:style-name="T12">1</text:span></text:p>
          </draw:text-box>
        </draw:frame>
        <draw:frame draw:style-name="gr82" draw:text-style-name="P32" draw:layer="layout" svg:width="0.1cm" svg:height="0.2cm" svg:x="10.5cm" svg:y="5.5cm">
          <draw:text-box>
            <text:p><text:span text:style-name="T12">1</text:span></text:p>
          </draw:text-box>
        </draw:frame>
        <draw:frame draw:style-name="gr82" draw:text-style-name="P32" draw:layer="layout" svg:width="0.1cm" svg:height="0.2cm" svg:x="11.3cm" svg:y="5.5cm">
          <draw:text-box>
            <text:p><text:span text:style-name="T12">1</text:span></text:p>
          </draw:text-box>
        </draw:frame>
        <draw:circle draw:style-name="gr85" draw:text-style-name="P24" draw:layer="layout" svg:width="0.1cm" svg:height="0.1cm" draw:transform="rotate (-1.5707963267949) translate (12.251cm 5.147cm)">
          <text:p/>
        </draw:circle>
        <draw:circle draw:style-name="gr85" draw:text-style-name="P24" draw:layer="layout" svg:width="0.1cm" svg:height="0.1cm" draw:transform="rotate (-1.5707963267949) translate (12.251cm 5.347cm)">
          <text:p/>
        </draw:circle>
        <draw:circle draw:style-name="gr85" draw:text-style-name="P24" draw:layer="layout" svg:width="0.1cm" svg:height="0.1cm" draw:transform="rotate (-1.5707963267949) translate (12.051cm 5.147cm)">
          <text:p/>
        </draw:circle>
        <draw:circle draw:style-name="gr85" draw:text-style-name="P24" draw:layer="layout" svg:width="0.1cm" svg:height="0.1cm" draw:transform="rotate (-1.5707963267949) translate (12.051cm 5.347cm)">
          <text:p/>
        </draw:circle>
        <draw:polyline draw:style-name="gr75" draw:text-style-name="P2" draw:layer="layout" svg:width="4.099cm" svg:height="0.699cm" svg:x="7.1cm" svg:y="5.2cm" svg:viewBox="0 0 4100 700" draw:points="4100,700 0,700 1,0 301,0">
          <text:p/>
        </draw:polyline>
        <draw:polyline draw:style-name="gr74" draw:text-style-name="P2" draw:layer="layout" svg:width="4.399cm" svg:height="0.799cm" svg:x="7cm" svg:y="5.2cm" svg:viewBox="0 0 4400 800" draw:points="4400,700 4300,800 0,800 1,100 501,100 601,0">
          <text:p/>
        </draw:polyline>
        <draw:polyline draw:style-name="gr77" draw:text-style-name="P2" draw:layer="layout" svg:width="4.799cm" svg:height="0.799cm" svg:x="6.6cm" svg:y="5.6cm" svg:viewBox="0 0 4800 800" draw:points="4800,700 4700,800 0,800 1,100 901,100 1001,0">
          <text:p/>
        </draw:polyline>
        <draw:polyline draw:style-name="gr78" draw:text-style-name="P2" draw:layer="layout" svg:width="4.499cm" svg:height="0.699cm" svg:x="6.7cm" svg:y="5.6cm" svg:viewBox="0 0 4500 700" draw:points="4500,700 0,700 1,300 1,0 701,0">
          <text:p/>
        </draw:polyline>
        <draw:polyline draw:style-name="gr79" draw:text-style-name="P2" draw:layer="layout" svg:width="4.599cm" svg:height="0.799cm" svg:x="6.8cm" svg:y="5.4cm" svg:viewBox="0 0 4600 800" draw:points="4600,700 4500,800 0,800 1,100 701,100 801,0">
          <text:p/>
        </draw:polyline>
        <draw:polyline draw:style-name="gr73" draw:text-style-name="P2" draw:layer="layout" svg:width="4.299cm" svg:height="0.699cm" svg:x="6.9cm" svg:y="5.4cm" svg:viewBox="0 0 4300 700" draw:points="4300,700 0,700 1,0 501,0">
          <text:p/>
        </draw:polyline>
        <draw:polyline draw:style-name="gr77" draw:text-style-name="P2" draw:layer="layout" svg:width="1.399cm" svg:height="2.299cm" svg:x="10.5cm" svg:y="3.1cm" svg:viewBox="0 0 1400 2300" draw:points="1300,0 1400,100 1400,800 0,800 0,2200 100,2300">
          <text:p/>
        </draw:polyline>
        <draw:polyline draw:style-name="gr79" draw:text-style-name="P2" draw:layer="layout" svg:width="0.999cm" svg:height="2.299cm" svg:x="10.7cm" svg:y="3.1cm" svg:viewBox="0 0 1000 2300" draw:points="900,0 1000,100 1000,1000 0,1000 0,2200 100,2300">
          <text:p/>
        </draw:polyline>
        <draw:polyline draw:style-name="gr74" draw:text-style-name="P2" draw:layer="layout" svg:width="0.599cm" svg:height="2.299cm" svg:x="10.9cm" svg:y="3.1cm" svg:viewBox="0 0 600 2300" draw:points="500,0 600,100 600,1200 0,1200 0,2200 100,2300">
          <text:p/>
        </draw:polyline>
        <draw:frame draw:style-name="gr82" draw:text-style-name="P32" draw:layer="layout" svg:width="0.1cm" svg:height="0.2cm" svg:x="7.601cm" svg:y="5.601cm">
          <draw:text-box>
            <text:p><text:span text:style-name="T12">1</text:span></text:p>
          </draw:text-box>
        </draw:frame>
        <draw:polyline draw:style-name="gr111" draw:text-style-name="P2" draw:layer="layout" svg:width="1.199cm" svg:height="1.899cm" svg:x="10.6cm" svg:y="3.3cm" svg:viewBox="0 0 1200 1900" draw:points="1200,0 1200,700 0,700 0,1900">
          <text:p/>
        </draw:polyline>
        <draw:polyline draw:style-name="gr112" draw:text-style-name="P2" draw:layer="layout" svg:width="0.799cm" svg:height="1.899cm" svg:x="10.8cm" svg:y="3.3cm" svg:viewBox="0 0 800 1900" draw:points="0,1900 0,900 800,900 800,0">
          <text:p/>
        </draw:polyline>
        <draw:polyline draw:style-name="gr113" draw:text-style-name="P2" draw:layer="layout" svg:width="0.399cm" svg:height="1.899cm" svg:x="11cm" svg:y="3.3cm" svg:viewBox="0 0 400 1900" draw:points="0,1900 0,1100 400,1100 400,0">
          <text:p/>
        </draw:polyline>
        <draw:rect draw:style-name="gr110" draw:text-style-name="P5" draw:layer="layout" svg:width="1.1cm" svg:height="0.4cm" svg:x="11.7cm" svg:y="6.05cm">
          <text:p/>
        </draw:rect>
        <draw:frame draw:style-name="gr44" draw:text-style-name="P45" draw:layer="layout" svg:width="0.89cm" svg:height="0.25cm" svg:x="11.81cm" svg:y="6.12cm">
          <draw:text-box>
            <text:p><text:span text:style-name="T19">RW_5V_W2</text:span></text:p>
          </draw:text-box>
        </draw:frame>
        <draw:rect draw:style-name="gr110" draw:text-style-name="P5" draw:layer="layout" svg:width="0.4cm" svg:height="1.1cm" svg:x="12.15cm" svg:y="2.5cm">
          <text:p/>
        </draw:rect>
        <draw:frame draw:style-name="gr44" draw:text-style-name="P45" draw:layer="layout" svg:width="0.93cm" svg:height="0.25cm" draw:transform="rotate (1.5707963267949) translate (12.22cm 3.53cm)">
          <draw:text-box>
            <text:p><text:span text:style-name="T19">CON_6pol_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Gill Sans MT Condensed" svg:font-family="'Gill Sans MT Condense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adornments="Standar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90_20_Degrees" draw:display-name="Black 90 Degrees" draw:style="single" draw:color="#000000" draw:distance="0.102cm" draw:rotation="900"/>
    <draw:hatch draw:name="Hatch15" draw:style="single" draw:color="#000000" draw:distance="0.1cm" draw:rotation="105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5-31T16:10:37.145685900</dc:date>
    <meta:editing-duration>P1DT7H46M8S</meta:editing-duration>
    <meta:editing-cycles>138</meta:editing-cycles>
    <meta:generator>LibreOffice/25.2.3.2$Windows_X86_64 LibreOffice_project/bbb074479178df812d175f709636b368952c2ce3</meta:generator>
    <meta:print-date>2024-10-20T09:56:13.86</meta:print-date>
    <meta:printed-by>Karl Hartinger</meta:printed-by>
    <meta:document-statistic meta:object-count="630"/>
  </office:meta>
</office:document-meta>
</file>